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6d85d"/>
    </style:style>
    <style:style style:name="P322" style:family="paragraph" style:parent-style-name="Text_20_body">
      <style:text-properties officeooo:paragraph-rsid="4877df0e"/>
    </style:style>
    <style:style style:name="P323" style:family="paragraph" style:parent-style-name="Text_20_body">
      <style:text-properties officeooo:paragraph-rsid="48819598"/>
    </style:style>
    <style:style style:name="P324" style:family="paragraph" style:parent-style-name="Text_20_body">
      <style:text-properties officeooo:paragraph-rsid="4886a65a"/>
    </style:style>
    <style:style style:name="P325" style:family="paragraph" style:parent-style-name="Text_20_body">
      <style:text-properties officeooo:paragraph-rsid="4890a0fd"/>
    </style:style>
    <style:style style:name="P326" style:family="paragraph" style:parent-style-name="Text_20_body">
      <style:text-properties officeooo:paragraph-rsid="48e51d17"/>
    </style:style>
    <style:style style:name="P327" style:family="paragraph" style:parent-style-name="Text_20_body">
      <style:text-properties officeooo:paragraph-rsid="48b3847a"/>
    </style:style>
    <style:style style:name="P328" style:family="paragraph" style:parent-style-name="Text_20_body">
      <style:text-properties officeooo:rsid="48b4ddaa" officeooo:paragraph-rsid="48b4ddaa"/>
    </style:style>
    <style:style style:name="P329" style:family="paragraph" style:parent-style-name="Text_20_body">
      <style:text-properties officeooo:paragraph-rsid="48bef0e3"/>
    </style:style>
    <style:style style:name="P330" style:family="paragraph" style:parent-style-name="Text_20_body">
      <style:text-properties officeooo:rsid="16077e11" officeooo:paragraph-rsid="48bef0e3"/>
    </style:style>
    <style:style style:name="P331" style:family="paragraph" style:parent-style-name="Text_20_body">
      <style:text-properties officeooo:rsid="16077e11" officeooo:paragraph-rsid="48c0a7d5"/>
    </style:style>
    <style:style style:name="P332" style:family="paragraph" style:parent-style-name="Text_20_body">
      <style:text-properties officeooo:rsid="16077e11" officeooo:paragraph-rsid="48c2129c"/>
    </style:style>
    <style:style style:name="P333" style:family="paragraph" style:parent-style-name="Text_20_body">
      <style:text-properties officeooo:rsid="16077e11" officeooo:paragraph-rsid="4a60926f"/>
    </style:style>
    <style:style style:name="P334" style:family="paragraph" style:parent-style-name="Text_20_body">
      <style:text-properties officeooo:rsid="16077e11" officeooo:paragraph-rsid="4a63a219"/>
    </style:style>
    <style:style style:name="P335" style:family="paragraph" style:parent-style-name="Text_20_body">
      <style:text-properties officeooo:paragraph-rsid="48c2129c"/>
    </style:style>
    <style:style style:name="P336" style:family="paragraph" style:parent-style-name="Text_20_body">
      <style:text-properties officeooo:rsid="474ce652" officeooo:paragraph-rsid="48c2129c"/>
    </style:style>
    <style:style style:name="P337" style:family="paragraph" style:parent-style-name="Text_20_body">
      <style:text-properties officeooo:rsid="474ce652" officeooo:paragraph-rsid="49e283dc"/>
    </style:style>
    <style:style style:name="P338" style:family="paragraph" style:parent-style-name="Text_20_body">
      <style:text-properties officeooo:rsid="474ce652" officeooo:paragraph-rsid="49fc881e"/>
    </style:style>
    <style:style style:name="P339" style:family="paragraph" style:parent-style-name="Text_20_body">
      <style:text-properties officeooo:rsid="16411921" officeooo:paragraph-rsid="48c2129c"/>
    </style:style>
    <style:style style:name="P340" style:family="paragraph" style:parent-style-name="Text_20_body">
      <style:text-properties officeooo:paragraph-rsid="48d7e323"/>
    </style:style>
    <style:style style:name="P341" style:family="paragraph" style:parent-style-name="Text_20_body">
      <style:text-properties officeooo:paragraph-rsid="477e2ab2"/>
    </style:style>
    <style:style style:name="P342" style:family="paragraph" style:parent-style-name="Text_20_body">
      <style:text-properties officeooo:paragraph-rsid="48dd2196"/>
    </style:style>
    <style:style style:name="P343" style:family="paragraph" style:parent-style-name="Text_20_body">
      <style:text-properties officeooo:paragraph-rsid="48de9c87"/>
    </style:style>
    <style:style style:name="P344" style:family="paragraph" style:parent-style-name="Text_20_body">
      <style:text-properties officeooo:rsid="228327ad" officeooo:paragraph-rsid="48de9c87"/>
    </style:style>
    <style:style style:name="P345" style:family="paragraph" style:parent-style-name="Text_20_body">
      <style:text-properties officeooo:paragraph-rsid="48e4dc87"/>
    </style:style>
    <style:style style:name="P346" style:family="paragraph" style:parent-style-name="Text_20_body">
      <style:text-properties officeooo:rsid="48e6f3be" officeooo:paragraph-rsid="48e6f3be"/>
    </style:style>
    <style:style style:name="P347" style:family="paragraph" style:parent-style-name="Text_20_body">
      <style:text-properties officeooo:rsid="4255160c" officeooo:paragraph-rsid="48edb808"/>
    </style:style>
    <style:style style:name="P348" style:family="paragraph" style:parent-style-name="Text_20_body">
      <style:text-properties officeooo:rsid="48eebff5" officeooo:paragraph-rsid="48eebff5"/>
    </style:style>
    <style:style style:name="P349" style:family="paragraph" style:parent-style-name="Text_20_body">
      <style:text-properties officeooo:rsid="0d729a0b" officeooo:paragraph-rsid="48efb68c"/>
    </style:style>
    <style:style style:name="P350" style:family="paragraph" style:parent-style-name="Text_20_body">
      <style:text-properties officeooo:rsid="48efb68c" officeooo:paragraph-rsid="48efb68c"/>
    </style:style>
    <style:style style:name="P351" style:family="paragraph" style:parent-style-name="Text_20_body">
      <style:text-properties officeooo:paragraph-rsid="48faa6b8"/>
    </style:style>
    <style:style style:name="P352" style:family="paragraph" style:parent-style-name="Text_20_body">
      <style:text-properties officeooo:rsid="48e73877" officeooo:paragraph-rsid="49151568"/>
    </style:style>
    <style:style style:name="P353" style:family="paragraph" style:parent-style-name="Text_20_body">
      <style:text-properties officeooo:rsid="42565ba9" officeooo:paragraph-rsid="49151568"/>
    </style:style>
    <style:style style:name="P354" style:family="paragraph" style:parent-style-name="Text_20_body">
      <style:text-properties officeooo:paragraph-rsid="49151568"/>
    </style:style>
    <style:style style:name="P355" style:family="paragraph" style:parent-style-name="Text_20_body">
      <style:text-properties officeooo:rsid="424e34ba" officeooo:paragraph-rsid="4a261807"/>
    </style:style>
    <style:style style:name="P356" style:family="paragraph" style:parent-style-name="Text_20_body">
      <style:text-properties officeooo:rsid="424f23a1" officeooo:paragraph-rsid="4a261807"/>
    </style:style>
    <style:style style:name="P357" style:family="paragraph" style:parent-style-name="Text_20_body">
      <style:text-properties officeooo:paragraph-rsid="491b0ae5"/>
    </style:style>
    <style:style style:name="P358" style:family="paragraph" style:parent-style-name="Text_20_body">
      <style:text-properties officeooo:rsid="491c545f" officeooo:paragraph-rsid="491c545f"/>
    </style:style>
    <style:style style:name="P359" style:family="paragraph" style:parent-style-name="Text_20_body">
      <style:text-properties officeooo:paragraph-rsid="491ded98"/>
    </style:style>
    <style:style style:name="P360" style:family="paragraph" style:parent-style-name="Text_20_body">
      <style:text-properties officeooo:rsid="0d8cc553" officeooo:paragraph-rsid="49299a2d"/>
    </style:style>
    <style:style style:name="P361" style:family="paragraph" style:parent-style-name="Text_20_body">
      <style:text-properties officeooo:paragraph-rsid="4927c84b"/>
    </style:style>
    <style:style style:name="P362" style:family="paragraph" style:parent-style-name="Text_20_body">
      <style:text-properties officeooo:paragraph-rsid="492cfce1"/>
    </style:style>
    <style:style style:name="P363" style:family="paragraph" style:parent-style-name="Text_20_body">
      <style:text-properties officeooo:rsid="0d9611f4" officeooo:paragraph-rsid="4934b6fd"/>
    </style:style>
    <style:style style:name="P364" style:family="paragraph" style:parent-style-name="Text_20_body">
      <style:text-properties officeooo:paragraph-rsid="493ecc26"/>
    </style:style>
    <style:style style:name="P365" style:family="paragraph" style:parent-style-name="Text_20_body">
      <style:text-properties officeooo:paragraph-rsid="4941f920"/>
    </style:style>
    <style:style style:name="P366" style:family="paragraph" style:parent-style-name="Text_20_body">
      <style:text-properties officeooo:rsid="49421214" officeooo:paragraph-rsid="49421214"/>
    </style:style>
    <style:style style:name="P367" style:family="paragraph" style:parent-style-name="Text_20_body">
      <style:text-properties officeooo:paragraph-rsid="484ea49a"/>
    </style:style>
    <style:style style:name="P368" style:family="paragraph" style:parent-style-name="Text_20_body">
      <style:text-properties officeooo:paragraph-rsid="49457a26"/>
    </style:style>
    <style:style style:name="P369" style:family="paragraph" style:parent-style-name="Text_20_body">
      <style:text-properties officeooo:paragraph-rsid="4946e5f6"/>
    </style:style>
    <style:style style:name="P370" style:family="paragraph" style:parent-style-name="Text_20_body">
      <style:text-properties officeooo:rsid="41f63ec3" officeooo:paragraph-rsid="49499bf6"/>
    </style:style>
    <style:style style:name="P371" style:family="paragraph" style:parent-style-name="Text_20_body">
      <style:text-properties officeooo:rsid="494b5ee8" officeooo:paragraph-rsid="494fe42b"/>
    </style:style>
    <style:style style:name="P372" style:family="paragraph" style:parent-style-name="Text_20_body">
      <style:text-properties officeooo:rsid="495179f4" officeooo:paragraph-rsid="495179f4"/>
    </style:style>
    <style:style style:name="P373" style:family="paragraph" style:parent-style-name="Text_20_body">
      <style:text-properties officeooo:rsid="49571391" officeooo:paragraph-rsid="49571391"/>
    </style:style>
    <style:style style:name="P374" style:family="paragraph" style:parent-style-name="Text_20_body">
      <style:text-properties officeooo:rsid="4958c207" officeooo:paragraph-rsid="4958c207"/>
    </style:style>
    <style:style style:name="P375" style:family="paragraph" style:parent-style-name="Text_20_body">
      <style:text-properties officeooo:rsid="495ab288" officeooo:paragraph-rsid="495ab288"/>
    </style:style>
    <style:style style:name="P376" style:family="paragraph" style:parent-style-name="Text_20_body">
      <style:text-properties officeooo:paragraph-rsid="495ab288"/>
    </style:style>
    <style:style style:name="P377" style:family="paragraph" style:parent-style-name="Text_20_body">
      <style:text-properties officeooo:rsid="495c916b" officeooo:paragraph-rsid="495c916b"/>
    </style:style>
    <style:style style:name="P378" style:family="paragraph" style:parent-style-name="Text_20_body">
      <style:text-properties officeooo:paragraph-rsid="49617508"/>
    </style:style>
    <style:style style:name="P379" style:family="paragraph" style:parent-style-name="Text_20_body">
      <style:text-properties officeooo:rsid="496d0312" officeooo:paragraph-rsid="496d0312"/>
    </style:style>
    <style:style style:name="P380" style:family="paragraph" style:parent-style-name="Text_20_body">
      <style:text-properties officeooo:paragraph-rsid="4994570c"/>
    </style:style>
    <style:style style:name="P381" style:family="paragraph" style:parent-style-name="Text_20_body">
      <style:text-properties officeooo:rsid="497adc8f" officeooo:paragraph-rsid="497adc8f"/>
    </style:style>
    <style:style style:name="P382" style:family="paragraph" style:parent-style-name="Text_20_body">
      <style:text-properties officeooo:rsid="497d28c4" officeooo:paragraph-rsid="497d28c4"/>
    </style:style>
    <style:style style:name="P383" style:family="paragraph" style:parent-style-name="Text_20_body">
      <style:text-properties officeooo:rsid="49806a19" officeooo:paragraph-rsid="49806a19"/>
    </style:style>
    <style:style style:name="P384" style:family="paragraph" style:parent-style-name="Text_20_body">
      <style:text-properties officeooo:paragraph-rsid="49806a19"/>
    </style:style>
    <style:style style:name="P385" style:family="paragraph" style:parent-style-name="Text_20_body">
      <style:text-properties officeooo:rsid="4993e21b" officeooo:paragraph-rsid="4993fbf9"/>
    </style:style>
    <style:style style:name="P386" style:family="paragraph" style:parent-style-name="Text_20_body">
      <style:text-properties officeooo:rsid="4993e21b" officeooo:paragraph-rsid="4b2a81db"/>
    </style:style>
    <style:style style:name="P387" style:family="paragraph" style:parent-style-name="Text_20_body">
      <style:text-properties officeooo:rsid="4994d8f0" officeooo:paragraph-rsid="4994d8f0"/>
    </style:style>
    <style:style style:name="P388" style:family="paragraph" style:parent-style-name="Text_20_body">
      <style:text-properties officeooo:rsid="49992c85" officeooo:paragraph-rsid="49992c85"/>
    </style:style>
    <style:style style:name="P389" style:family="paragraph" style:parent-style-name="Text_20_body">
      <style:text-properties officeooo:paragraph-rsid="49aa3132"/>
    </style:style>
    <style:style style:name="P390" style:family="paragraph" style:parent-style-name="Text_20_body">
      <style:text-properties officeooo:paragraph-rsid="49af0872"/>
    </style:style>
    <style:style style:name="P391" style:family="paragraph" style:parent-style-name="Text_20_body">
      <style:text-properties officeooo:paragraph-rsid="49b8ce79"/>
    </style:style>
    <style:style style:name="P392" style:family="paragraph" style:parent-style-name="Text_20_body">
      <style:text-properties officeooo:rsid="49b92b2e" officeooo:paragraph-rsid="49b92b2e"/>
    </style:style>
    <style:style style:name="P393" style:family="paragraph" style:parent-style-name="Text_20_body">
      <style:text-properties officeooo:paragraph-rsid="49c9a211"/>
    </style:style>
    <style:style style:name="P394" style:family="paragraph" style:parent-style-name="Text_20_body">
      <style:text-properties officeooo:paragraph-rsid="49c9bc3e"/>
    </style:style>
    <style:style style:name="P395" style:family="paragraph" style:parent-style-name="Text_20_body">
      <style:text-properties officeooo:rsid="49c9bc3e" officeooo:paragraph-rsid="49c9bc3e"/>
    </style:style>
    <style:style style:name="P396" style:family="paragraph" style:parent-style-name="Text_20_body">
      <style:text-properties officeooo:paragraph-rsid="49d6813b"/>
    </style:style>
    <style:style style:name="P397" style:family="paragraph" style:parent-style-name="Text_20_body">
      <style:text-properties officeooo:rsid="49d6813b" officeooo:paragraph-rsid="49d6813b"/>
    </style:style>
    <style:style style:name="P398" style:family="paragraph" style:parent-style-name="Text_20_body">
      <style:text-properties officeooo:rsid="49d75c02" officeooo:paragraph-rsid="49d75c02"/>
    </style:style>
    <style:style style:name="P399" style:family="paragraph" style:parent-style-name="Text_20_body">
      <style:text-properties officeooo:paragraph-rsid="49dbbea2"/>
    </style:style>
    <style:style style:name="P400" style:family="paragraph" style:parent-style-name="Text_20_body">
      <style:text-properties officeooo:rsid="49e9e44b" officeooo:paragraph-rsid="49e9e44b"/>
    </style:style>
    <style:style style:name="P401" style:family="paragraph" style:parent-style-name="Text_20_body">
      <style:text-properties officeooo:paragraph-rsid="49e9e44b"/>
    </style:style>
    <style:style style:name="P402" style:family="paragraph" style:parent-style-name="Text_20_body">
      <style:text-properties officeooo:rsid="49edc457" officeooo:paragraph-rsid="49edc457"/>
    </style:style>
    <style:style style:name="P403" style:family="paragraph" style:parent-style-name="Text_20_body">
      <style:text-properties officeooo:rsid="49edc457" officeooo:paragraph-rsid="4aa47713"/>
    </style:style>
    <style:style style:name="P404" style:family="paragraph" style:parent-style-name="Text_20_body">
      <style:text-properties officeooo:paragraph-rsid="49edc457"/>
    </style:style>
    <style:style style:name="P405" style:family="paragraph" style:parent-style-name="Text_20_body">
      <style:text-properties officeooo:rsid="49f5732a" officeooo:paragraph-rsid="49fbb915"/>
    </style:style>
    <style:style style:name="P406" style:family="paragraph" style:parent-style-name="Text_20_body">
      <style:text-properties officeooo:paragraph-rsid="49fbb915"/>
    </style:style>
    <style:style style:name="P407" style:family="paragraph" style:parent-style-name="Text_20_body">
      <style:text-properties officeooo:rsid="49dbbea2" officeooo:paragraph-rsid="49dbbea2"/>
    </style:style>
    <style:style style:name="P408" style:family="paragraph" style:parent-style-name="Text_20_body">
      <style:text-properties officeooo:rsid="4a05ae3f" officeooo:paragraph-rsid="4a0ab45a"/>
    </style:style>
    <style:style style:name="P409" style:family="paragraph" style:parent-style-name="Text_20_body">
      <style:text-properties officeooo:rsid="4a13f34f" officeooo:paragraph-rsid="4a13f34f"/>
    </style:style>
    <style:style style:name="P410" style:family="paragraph" style:parent-style-name="Text_20_body">
      <style:text-properties officeooo:paragraph-rsid="4a1727da"/>
    </style:style>
    <style:style style:name="P411" style:family="paragraph" style:parent-style-name="Text_20_body">
      <style:text-properties officeooo:rsid="4a1a51ac" officeooo:paragraph-rsid="4a1c401a"/>
    </style:style>
    <style:style style:name="P412" style:family="paragraph" style:parent-style-name="Text_20_body">
      <style:text-properties officeooo:paragraph-rsid="4a2510ff"/>
    </style:style>
    <style:style style:name="P413" style:family="paragraph" style:parent-style-name="Text_20_body">
      <style:text-properties officeooo:rsid="471bddda" officeooo:paragraph-rsid="471bddda"/>
    </style:style>
    <style:style style:name="P414" style:family="paragraph" style:parent-style-name="Text_20_body">
      <style:text-properties officeooo:rsid="413b5111" officeooo:paragraph-rsid="4a56a853"/>
    </style:style>
    <style:style style:name="P415" style:family="paragraph" style:parent-style-name="Text_20_body">
      <style:text-properties officeooo:paragraph-rsid="4a5cbb2d"/>
    </style:style>
    <style:style style:name="P416" style:family="paragraph" style:parent-style-name="Text_20_body">
      <style:text-properties officeooo:paragraph-rsid="4a60926f"/>
    </style:style>
    <style:style style:name="P417" style:family="paragraph" style:parent-style-name="Text_20_body">
      <style:text-properties officeooo:paragraph-rsid="4a61a6b4"/>
    </style:style>
    <style:style style:name="P418" style:family="paragraph" style:parent-style-name="Text_20_body">
      <style:text-properties officeooo:paragraph-rsid="4a67efe2"/>
    </style:style>
    <style:style style:name="P419" style:family="paragraph" style:parent-style-name="Text_20_body">
      <style:text-properties officeooo:paragraph-rsid="4a755c70"/>
    </style:style>
    <style:style style:name="P420" style:family="paragraph" style:parent-style-name="Text_20_body">
      <style:text-properties officeooo:paragraph-rsid="4a76a065"/>
    </style:style>
    <style:style style:name="P421" style:family="paragraph" style:parent-style-name="Text_20_body">
      <style:text-properties officeooo:rsid="48470b61" officeooo:paragraph-rsid="48470b61"/>
    </style:style>
    <style:style style:name="P422" style:family="paragraph" style:parent-style-name="Text_20_body">
      <style:text-properties officeooo:rsid="4a7e32d5" officeooo:paragraph-rsid="4a7e32d5"/>
    </style:style>
    <style:style style:name="P423" style:family="paragraph" style:parent-style-name="Text_20_body">
      <style:text-properties officeooo:paragraph-rsid="4a7ffa9e"/>
    </style:style>
    <style:style style:name="P424" style:family="paragraph" style:parent-style-name="Text_20_body">
      <style:text-properties officeooo:paragraph-rsid="4a85d600"/>
    </style:style>
    <style:style style:name="P425" style:family="paragraph" style:parent-style-name="Text_20_body">
      <style:text-properties officeooo:paragraph-rsid="4a5f3f1e"/>
    </style:style>
    <style:style style:name="P426" style:family="paragraph" style:parent-style-name="Text_20_body">
      <style:text-properties officeooo:paragraph-rsid="47cc9499"/>
    </style:style>
    <style:style style:name="P427" style:family="paragraph" style:parent-style-name="Text_20_body">
      <style:text-properties officeooo:paragraph-rsid="49fc881e"/>
    </style:style>
    <style:style style:name="P428" style:family="paragraph" style:parent-style-name="Text_20_body">
      <style:text-properties officeooo:paragraph-rsid="4a454a43"/>
    </style:style>
    <style:style style:name="P429" style:family="paragraph" style:parent-style-name="Text_20_body">
      <style:text-properties officeooo:paragraph-rsid="493aaa86"/>
    </style:style>
    <style:style style:name="P430" style:family="paragraph" style:parent-style-name="Text_20_body">
      <style:text-properties officeooo:paragraph-rsid="4ac84563"/>
    </style:style>
    <style:style style:name="P431" style:family="paragraph" style:parent-style-name="Text_20_body">
      <style:text-properties officeooo:rsid="416a2465" officeooo:paragraph-rsid="4ad0ffd0"/>
    </style:style>
    <style:style style:name="P432" style:family="paragraph" style:parent-style-name="Text_20_body">
      <style:text-properties officeooo:paragraph-rsid="4ad0ffd0"/>
    </style:style>
    <style:style style:name="P433" style:family="paragraph" style:parent-style-name="Text_20_body">
      <style:text-properties officeooo:paragraph-rsid="4ae11330"/>
    </style:style>
    <style:style style:name="P434" style:family="paragraph" style:parent-style-name="Text_20_body">
      <style:text-properties officeooo:paragraph-rsid="4ae3e69b"/>
    </style:style>
    <style:style style:name="P435" style:family="paragraph" style:parent-style-name="Text_20_body">
      <style:text-properties officeooo:paragraph-rsid="4af0691d"/>
    </style:style>
    <style:style style:name="P436" style:family="paragraph" style:parent-style-name="Text_20_body">
      <style:text-properties officeooo:paragraph-rsid="4af97e79"/>
    </style:style>
    <style:style style:name="P437" style:family="paragraph" style:parent-style-name="Text_20_body">
      <style:text-properties officeooo:paragraph-rsid="4afa1caa"/>
    </style:style>
    <style:style style:name="P438" style:family="paragraph" style:parent-style-name="Text_20_body">
      <style:text-properties officeooo:rsid="49d85d9f" officeooo:paragraph-rsid="49d85d9f"/>
    </style:style>
    <style:style style:name="P439" style:family="paragraph" style:parent-style-name="Text_20_body">
      <style:text-properties officeooo:rsid="4afc18c5" officeooo:paragraph-rsid="4afc18c5"/>
    </style:style>
    <style:style style:name="P440" style:family="paragraph" style:parent-style-name="Text_20_body">
      <style:text-properties officeooo:paragraph-rsid="4afce4be"/>
    </style:style>
    <style:style style:name="P441" style:family="paragraph" style:parent-style-name="Text_20_body">
      <style:text-properties officeooo:paragraph-rsid="4aff1e1c"/>
    </style:style>
    <style:style style:name="P442" style:family="paragraph" style:parent-style-name="Text_20_body">
      <style:text-properties officeooo:paragraph-rsid="4b0d17ba"/>
    </style:style>
    <style:style style:name="P443" style:family="paragraph" style:parent-style-name="Text_20_body">
      <style:text-properties officeooo:paragraph-rsid="490c0d92"/>
    </style:style>
    <style:style style:name="P444" style:family="paragraph" style:parent-style-name="Text_20_body">
      <style:text-properties officeooo:paragraph-rsid="4b1a8eae"/>
    </style:style>
    <style:style style:name="P445" style:family="paragraph" style:parent-style-name="Text_20_body">
      <style:text-properties officeooo:paragraph-rsid="480cf84d"/>
    </style:style>
    <style:style style:name="P446" style:family="paragraph" style:parent-style-name="Text_20_body">
      <style:text-properties officeooo:paragraph-rsid="4b21624b"/>
    </style:style>
    <style:style style:name="P447" style:family="paragraph" style:parent-style-name="Text_20_body">
      <style:text-properties officeooo:paragraph-rsid="4b203954"/>
    </style:style>
    <style:style style:name="P448" style:family="paragraph" style:parent-style-name="Text_20_body">
      <style:text-properties officeooo:rsid="141098ec" officeooo:paragraph-rsid="4b21624b"/>
    </style:style>
    <style:style style:name="P449" style:family="paragraph" style:parent-style-name="Text_20_body">
      <style:text-properties officeooo:rsid="141098ec" officeooo:paragraph-rsid="4740f18a"/>
    </style:style>
    <style:style style:name="P450" style:family="paragraph" style:parent-style-name="Text_20_body">
      <style:text-properties officeooo:rsid="4807d460" officeooo:paragraph-rsid="4b21624b"/>
    </style:style>
    <style:style style:name="P451" style:family="paragraph" style:parent-style-name="Text_20_body">
      <style:text-properties officeooo:paragraph-rsid="4b2804be"/>
    </style:style>
    <style:style style:name="P452" style:family="paragraph" style:parent-style-name="Text_20_body">
      <style:text-properties officeooo:paragraph-rsid="4b29a923"/>
    </style:style>
    <style:style style:name="P453" style:family="paragraph" style:parent-style-name="Text_20_body">
      <style:text-properties officeooo:rsid="28a81e80" officeooo:paragraph-rsid="4b2a81db"/>
    </style:style>
    <style:style style:name="P454" style:family="paragraph" style:parent-style-name="Text_20_body">
      <style:text-properties officeooo:paragraph-rsid="4a5dbdfb"/>
    </style:style>
    <style:style style:name="P455" style:family="paragraph" style:parent-style-name="Text_20_body">
      <style:text-properties officeooo:paragraph-rsid="48c77dc5"/>
    </style:style>
    <style:style style:name="P456" style:family="paragraph" style:parent-style-name="Text_20_body">
      <style:text-properties officeooo:paragraph-rsid="4b39293f"/>
    </style:style>
    <style:style style:name="P457" style:family="paragraph" style:parent-style-name="Text_20_body">
      <style:text-properties officeooo:paragraph-rsid="49e283dc"/>
    </style:style>
    <style:style style:name="P458" style:family="paragraph" style:parent-style-name="Text_20_body">
      <style:text-properties officeooo:paragraph-rsid="474682b1"/>
    </style:style>
    <style:style style:name="P459" style:family="paragraph" style:parent-style-name="Text_20_body">
      <style:text-properties officeooo:rsid="20642488" officeooo:paragraph-rsid="4b3ee1cd"/>
    </style:style>
    <style:style style:name="P460" style:family="paragraph" style:parent-style-name="Text_20_body">
      <style:text-properties officeooo:rsid="206449e7" officeooo:paragraph-rsid="4b3ee1cd"/>
    </style:style>
    <style:style style:name="P461" style:family="paragraph" style:parent-style-name="Text_20_body">
      <style:text-properties officeooo:paragraph-rsid="43c22796"/>
    </style:style>
    <style:style style:name="P462" style:family="paragraph" style:parent-style-name="Text_20_body">
      <style:text-properties officeooo:paragraph-rsid="4262c8a5"/>
    </style:style>
    <style:style style:name="P463" style:family="paragraph" style:parent-style-name="Text_20_body">
      <style:text-properties officeooo:paragraph-rsid="411ff11e"/>
    </style:style>
    <style:style style:name="P464" style:family="paragraph" style:parent-style-name="Text_20_body">
      <style:text-properties officeooo:paragraph-rsid="4282d66c"/>
    </style:style>
    <style:style style:name="P465" style:family="paragraph" style:parent-style-name="Text_20_body">
      <style:text-properties officeooo:paragraph-rsid="428888f4"/>
    </style:style>
    <style:style style:name="P466" style:family="paragraph" style:parent-style-name="Text_20_body">
      <style:text-properties officeooo:paragraph-rsid="4b55e6e5"/>
    </style:style>
    <style:style style:name="P467" style:family="paragraph" style:parent-style-name="Text_20_body">
      <style:text-properties officeooo:paragraph-rsid="4285f5f4"/>
    </style:style>
    <style:style style:name="P468" style:family="paragraph" style:parent-style-name="Text_20_body">
      <style:text-properties officeooo:paragraph-rsid="428ed626"/>
    </style:style>
    <style:style style:name="P469" style:family="paragraph" style:parent-style-name="Text_20_body">
      <style:text-properties officeooo:paragraph-rsid="4271d833"/>
    </style:style>
    <style:style style:name="P470" style:family="paragraph" style:parent-style-name="Text_20_body">
      <style:text-properties officeooo:paragraph-rsid="4b6175e6"/>
    </style:style>
    <style:style style:name="P471" style:family="paragraph" style:parent-style-name="Text_20_body">
      <style:text-properties officeooo:paragraph-rsid="4b63c03e"/>
    </style:style>
    <style:style style:name="P472" style:family="paragraph" style:parent-style-name="Text_20_body">
      <style:text-properties officeooo:paragraph-rsid="4b6ae3b1"/>
    </style:style>
    <style:style style:name="P473" style:family="paragraph" style:parent-style-name="Text_20_body">
      <style:text-properties officeooo:rsid="4b6b4fd4" officeooo:paragraph-rsid="4b6b4fd4"/>
    </style:style>
    <style:style style:name="P474" style:family="paragraph" style:parent-style-name="Text_20_body">
      <style:text-properties officeooo:paragraph-rsid="4b748a40"/>
    </style:style>
    <style:style style:name="P475" style:family="paragraph" style:parent-style-name="Text_20_body">
      <style:text-properties officeooo:paragraph-rsid="487274ee"/>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Heading_20_3">
      <style:text-properties officeooo:rsid="41c9826c" officeooo:paragraph-rsid="41c9826c"/>
    </style:style>
    <style:style style:name="P506" style:family="paragraph" style:parent-style-name="Heading_20_3">
      <style:text-properties officeooo:rsid="418248d7" officeooo:paragraph-rsid="41c9826c"/>
    </style:style>
    <style:style style:name="P507" style:family="paragraph" style:parent-style-name="Heading_20_3">
      <style:text-properties officeooo:rsid="428433a0" officeooo:paragraph-rsid="428433a0"/>
    </style:style>
    <style:style style:name="P508" style:family="paragraph" style:parent-style-name="Heading_20_3">
      <style:text-properties officeooo:rsid="4271ea4e" officeooo:paragraph-rsid="428433a0"/>
    </style:style>
    <style:style style:name="P509" style:family="paragraph" style:parent-style-name="Heading_20_3">
      <style:text-properties officeooo:paragraph-rsid="466dea72"/>
    </style:style>
    <style:style style:name="P510" style:family="paragraph" style:parent-style-name="Heading_20_3">
      <style:text-properties officeooo:paragraph-rsid="433d945d"/>
    </style:style>
    <style:style style:name="P511" style:family="paragraph" style:parent-style-name="Heading_20_3">
      <style:text-properties officeooo:rsid="48b2d83b" officeooo:paragraph-rsid="48b2d83b"/>
    </style:style>
    <style:style style:name="P512" style:family="paragraph" style:parent-style-name="Heading_20_3">
      <style:text-properties officeooo:rsid="4870ab26" officeooo:paragraph-rsid="4870ab26"/>
    </style:style>
    <style:style style:name="P513" style:family="paragraph" style:parent-style-name="Heading_20_3">
      <style:text-properties officeooo:paragraph-rsid="471634cb"/>
    </style:style>
    <style:style style:name="P514" style:family="paragraph" style:parent-style-name="Heading_20_3">
      <style:text-properties officeooo:paragraph-rsid="4271ea4e"/>
    </style:style>
    <style:style style:name="P515"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16"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17" style:family="paragraph" style:parent-style-name="Heading_20_3">
      <style:text-properties officeooo:paragraph-rsid="42792e5a"/>
    </style:style>
    <style:style style:name="P518" style:family="paragraph" style:parent-style-name="Heading_20_4">
      <style:text-properties officeooo:rsid="4240ba68" officeooo:paragraph-rsid="425fcec7"/>
    </style:style>
    <style:style style:name="P519" style:family="paragraph" style:parent-style-name="Heading_20_4">
      <style:text-properties officeooo:rsid="423cd2f0" officeooo:paragraph-rsid="425fcec7"/>
    </style:style>
    <style:style style:name="P520" style:family="paragraph" style:parent-style-name="Heading_20_4">
      <style:text-properties officeooo:rsid="423b8e36" officeooo:paragraph-rsid="423b8e36"/>
    </style:style>
    <style:style style:name="P521" style:family="paragraph" style:parent-style-name="Heading_20_4">
      <style:text-properties officeooo:paragraph-rsid="41c9826c"/>
    </style:style>
    <style:style style:name="P522" style:family="paragraph" style:parent-style-name="Heading_20_4">
      <style:text-properties officeooo:rsid="418c5e1f" officeooo:paragraph-rsid="41c9826c"/>
    </style:style>
    <style:style style:name="P523" style:family="paragraph" style:parent-style-name="Heading_20_4">
      <style:text-properties officeooo:rsid="4119da5a" officeooo:paragraph-rsid="426417ba"/>
    </style:style>
    <style:style style:name="P524" style:family="paragraph" style:parent-style-name="Heading_20_4">
      <style:text-properties officeooo:rsid="42645b8b" officeooo:paragraph-rsid="41c9826c"/>
    </style:style>
    <style:style style:name="P525" style:family="paragraph" style:parent-style-name="Heading_20_4">
      <style:text-properties officeooo:paragraph-rsid="439b5d70"/>
    </style:style>
    <style:style style:name="P526" style:family="paragraph" style:parent-style-name="Heading_20_4">
      <style:text-properties officeooo:rsid="4262c8a5" officeooo:paragraph-rsid="4262c8a5"/>
    </style:style>
    <style:style style:name="P527" style:family="paragraph" style:parent-style-name="Heading_20_4">
      <style:text-properties officeooo:paragraph-rsid="41bf3d48"/>
    </style:style>
    <style:style style:name="P528" style:family="paragraph" style:parent-style-name="Heading_20_4">
      <style:text-properties officeooo:paragraph-rsid="426417ba"/>
    </style:style>
    <style:style style:name="P529" style:family="paragraph" style:parent-style-name="Heading_20_4">
      <style:text-properties officeooo:paragraph-rsid="417b4d53"/>
    </style:style>
    <style:style style:name="P530" style:family="paragraph" style:parent-style-name="Heading_20_4">
      <style:text-properties style:text-underline-style="none" officeooo:paragraph-rsid="417c9df5"/>
    </style:style>
    <style:style style:name="P531" style:family="paragraph" style:parent-style-name="Heading_20_4">
      <style:text-properties style:text-underline-style="none" officeooo:rsid="417c9df5" officeooo:paragraph-rsid="417e8227"/>
    </style:style>
    <style:style style:name="P532" style:family="paragraph" style:parent-style-name="Heading_20_4">
      <style:text-properties officeooo:paragraph-rsid="42645b8b"/>
    </style:style>
    <style:style style:name="P533" style:family="paragraph" style:parent-style-name="Heading_20_4">
      <style:text-properties officeooo:paragraph-rsid="4280fd1d"/>
    </style:style>
    <style:style style:name="P534" style:family="paragraph" style:parent-style-name="Heading_20_4">
      <style:text-properties officeooo:paragraph-rsid="4295d180"/>
    </style:style>
    <style:style style:name="P535" style:family="paragraph" style:parent-style-name="Heading_20_4">
      <style:text-properties officeooo:rsid="43dfaa13" officeooo:paragraph-rsid="43dfaa13"/>
    </style:style>
    <style:style style:name="P536" style:family="paragraph" style:parent-style-name="Heading_20_4">
      <style:text-properties officeooo:paragraph-rsid="42a5466c"/>
    </style:style>
    <style:style style:name="P537" style:family="paragraph" style:parent-style-name="Heading_20_4">
      <style:text-properties officeooo:rsid="418b092d" officeooo:paragraph-rsid="42b275b3"/>
    </style:style>
    <style:style style:name="P538" style:family="paragraph" style:parent-style-name="Heading_20_4">
      <style:text-properties officeooo:rsid="42b2780f" officeooo:paragraph-rsid="42b2780f"/>
    </style:style>
    <style:style style:name="P539" style:family="paragraph" style:parent-style-name="Heading_20_4">
      <style:text-properties officeooo:paragraph-rsid="42b89048"/>
    </style:style>
    <style:style style:name="P540" style:family="paragraph" style:parent-style-name="Heading_20_4">
      <style:text-properties officeooo:paragraph-rsid="4b3ee1cd"/>
    </style:style>
    <style:style style:name="P541" style:family="paragraph" style:parent-style-name="Heading_20_4">
      <style:text-properties officeooo:paragraph-rsid="42fb1dcb"/>
    </style:style>
    <style:style style:name="P542" style:family="paragraph" style:parent-style-name="Heading_20_4">
      <style:text-properties officeooo:rsid="42f691eb" officeooo:paragraph-rsid="42f691eb"/>
    </style:style>
    <style:style style:name="P543" style:family="paragraph" style:parent-style-name="Heading_20_4">
      <style:text-properties officeooo:rsid="43eb32f9" officeooo:paragraph-rsid="43eb32f9"/>
    </style:style>
    <style:style style:name="P544" style:family="paragraph" style:parent-style-name="Heading_20_4">
      <style:text-properties officeooo:paragraph-rsid="43ef2b2e"/>
    </style:style>
    <style:style style:name="P545" style:family="paragraph" style:parent-style-name="Heading_20_4">
      <style:text-properties officeooo:paragraph-rsid="42b01f5d"/>
    </style:style>
    <style:style style:name="P546" style:family="paragraph" style:parent-style-name="Heading_20_4">
      <style:text-properties officeooo:rsid="42a6cc86" officeooo:paragraph-rsid="42a6cc86"/>
    </style:style>
    <style:style style:name="P547" style:family="paragraph" style:parent-style-name="Heading_20_4">
      <style:text-properties officeooo:rsid="42f27fdc" officeooo:paragraph-rsid="43f53e7c"/>
    </style:style>
    <style:style style:name="P548" style:family="paragraph" style:parent-style-name="Heading_20_4">
      <style:text-properties officeooo:paragraph-rsid="43e7c0b6"/>
    </style:style>
    <style:style style:name="P549" style:family="paragraph" style:parent-style-name="Heading_20_4">
      <style:text-properties officeooo:rsid="42fcb046" officeooo:paragraph-rsid="42fcb046"/>
    </style:style>
    <style:style style:name="P550" style:family="paragraph" style:parent-style-name="Heading_20_4">
      <style:text-properties officeooo:rsid="42d5b880" officeooo:paragraph-rsid="42d5b880"/>
    </style:style>
    <style:style style:name="P551" style:family="paragraph" style:parent-style-name="Heading_20_4">
      <style:text-properties officeooo:rsid="42204493" officeooo:paragraph-rsid="428433a0"/>
    </style:style>
    <style:style style:name="P552" style:family="paragraph" style:parent-style-name="Heading_20_4">
      <style:text-properties officeooo:paragraph-rsid="43ee936d"/>
    </style:style>
    <style:style style:name="P553" style:family="paragraph" style:parent-style-name="Heading_20_4">
      <style:text-properties officeooo:rsid="440b85d0" officeooo:paragraph-rsid="4b40d0df"/>
    </style:style>
    <style:style style:name="P554" style:family="paragraph" style:parent-style-name="Heading_20_4">
      <style:text-properties officeooo:rsid="425a4530" officeooo:paragraph-rsid="4b40d0df"/>
    </style:style>
    <style:style style:name="P555" style:family="paragraph" style:parent-style-name="Heading_20_4">
      <style:text-properties officeooo:rsid="444eeeea" officeooo:paragraph-rsid="46a8056e"/>
    </style:style>
    <style:style style:name="P556" style:family="paragraph" style:parent-style-name="Heading_20_4">
      <style:text-properties officeooo:paragraph-rsid="450384f8"/>
    </style:style>
    <style:style style:name="P557" style:family="paragraph" style:parent-style-name="Heading_20_4">
      <style:text-properties officeooo:paragraph-rsid="45090359"/>
    </style:style>
    <style:style style:name="P558" style:family="paragraph" style:parent-style-name="Heading_20_4">
      <style:text-properties officeooo:rsid="43a62c9e" officeooo:paragraph-rsid="45f1faf2"/>
    </style:style>
    <style:style style:name="P559" style:family="paragraph" style:parent-style-name="Heading_20_4">
      <style:text-properties officeooo:paragraph-rsid="44a31d96"/>
    </style:style>
    <style:style style:name="P560" style:family="paragraph" style:parent-style-name="Heading_20_4">
      <style:text-properties officeooo:paragraph-rsid="44bb1e33"/>
    </style:style>
    <style:style style:name="P561" style:family="paragraph" style:parent-style-name="Heading_20_4">
      <style:text-properties officeooo:paragraph-rsid="450d6d14"/>
    </style:style>
    <style:style style:name="P562" style:family="paragraph" style:parent-style-name="Heading_20_4">
      <style:text-properties officeooo:paragraph-rsid="455a3050"/>
    </style:style>
    <style:style style:name="P563" style:family="paragraph" style:parent-style-name="Heading_20_4">
      <style:text-properties officeooo:paragraph-rsid="46cc4df1"/>
    </style:style>
    <style:style style:name="P564" style:family="paragraph" style:parent-style-name="Heading_20_4">
      <style:text-properties officeooo:paragraph-rsid="455f3882"/>
    </style:style>
    <style:style style:name="P565" style:family="paragraph" style:parent-style-name="Heading_20_4">
      <style:text-properties officeooo:paragraph-rsid="462574cf"/>
    </style:style>
    <style:style style:name="P566" style:family="paragraph" style:parent-style-name="Heading_20_4">
      <style:text-properties officeooo:paragraph-rsid="449e7dd2"/>
    </style:style>
    <style:style style:name="P567" style:family="paragraph" style:parent-style-name="Heading_20_4">
      <style:text-properties officeooo:paragraph-rsid="44195206"/>
    </style:style>
    <style:style style:name="P568" style:family="paragraph" style:parent-style-name="Heading_20_4">
      <style:text-properties officeooo:paragraph-rsid="44a1d1af"/>
    </style:style>
    <style:style style:name="P569" style:family="paragraph" style:parent-style-name="Heading_20_4">
      <style:text-properties officeooo:paragraph-rsid="4801a79b"/>
    </style:style>
    <style:style style:name="P570" style:family="paragraph" style:parent-style-name="Heading_20_4">
      <style:text-properties officeooo:rsid="43b5982b" officeooo:paragraph-rsid="43b5f8c1"/>
    </style:style>
    <style:style style:name="P571" style:family="paragraph" style:parent-style-name="Heading_20_4">
      <style:text-properties officeooo:paragraph-rsid="4542d379"/>
    </style:style>
    <style:style style:name="P572" style:family="paragraph" style:parent-style-name="Heading_20_4">
      <style:text-properties officeooo:paragraph-rsid="45659297"/>
    </style:style>
    <style:style style:name="P573" style:family="paragraph" style:parent-style-name="Heading_20_4">
      <style:text-properties officeooo:paragraph-rsid="486df238"/>
    </style:style>
    <style:style style:name="P574" style:family="paragraph" style:parent-style-name="Heading_20_4">
      <style:text-properties officeooo:paragraph-rsid="456bfdcb"/>
    </style:style>
    <style:style style:name="P575" style:family="paragraph" style:parent-style-name="Heading_20_4">
      <style:text-properties officeooo:paragraph-rsid="46d50677"/>
    </style:style>
    <style:style style:name="P576" style:family="paragraph" style:parent-style-name="Heading_20_4">
      <style:text-properties officeooo:paragraph-rsid="456fc581"/>
    </style:style>
    <style:style style:name="P577" style:family="paragraph" style:parent-style-name="Heading_20_4">
      <style:text-properties officeooo:paragraph-rsid="456bd37a"/>
    </style:style>
    <style:style style:name="P578" style:family="paragraph" style:parent-style-name="Heading_20_4">
      <style:text-properties officeooo:paragraph-rsid="4569a83d"/>
    </style:style>
    <style:style style:name="P579" style:family="paragraph" style:parent-style-name="Heading_20_4">
      <style:text-properties officeooo:rsid="448b7905" officeooo:paragraph-rsid="452ce9e9"/>
    </style:style>
    <style:style style:name="P580" style:family="paragraph" style:parent-style-name="Heading_20_4">
      <style:text-properties officeooo:paragraph-rsid="439bf373"/>
    </style:style>
    <style:style style:name="P581" style:family="paragraph" style:parent-style-name="Heading_20_4">
      <style:text-properties officeooo:rsid="452649d6" officeooo:paragraph-rsid="452649d6"/>
    </style:style>
    <style:style style:name="P582" style:family="paragraph" style:parent-style-name="Heading_20_4">
      <style:text-properties officeooo:rsid="43569c8b" officeooo:paragraph-rsid="43b5982b"/>
    </style:style>
    <style:style style:name="P583" style:family="paragraph" style:parent-style-name="Heading_20_4">
      <style:text-properties officeooo:paragraph-rsid="43b6d463"/>
    </style:style>
    <style:style style:name="P584" style:family="paragraph" style:parent-style-name="Heading_20_4">
      <style:text-properties officeooo:paragraph-rsid="4730f67c"/>
    </style:style>
    <style:style style:name="P585" style:family="paragraph" style:parent-style-name="Heading_20_4">
      <style:text-properties officeooo:paragraph-rsid="44dcbfeb"/>
    </style:style>
    <style:style style:name="P586" style:family="paragraph" style:parent-style-name="Heading_20_4">
      <style:text-properties officeooo:paragraph-rsid="45745cb4"/>
    </style:style>
    <style:style style:name="P587" style:family="paragraph" style:parent-style-name="Heading_20_4">
      <style:text-properties officeooo:rsid="457e77b4" officeooo:paragraph-rsid="45878fc9"/>
    </style:style>
    <style:style style:name="P588" style:family="paragraph" style:parent-style-name="Heading_20_4">
      <style:text-properties officeooo:paragraph-rsid="4994570c"/>
    </style:style>
    <style:style style:name="P589" style:family="paragraph" style:parent-style-name="Heading_20_4">
      <style:text-properties officeooo:rsid="43788b3e" officeooo:paragraph-rsid="43788b3e"/>
    </style:style>
    <style:style style:name="P590" style:family="paragraph" style:parent-style-name="Heading_20_4">
      <style:text-properties officeooo:paragraph-rsid="43b8a6d0"/>
    </style:style>
    <style:style style:name="P591" style:family="paragraph" style:parent-style-name="Heading_20_4">
      <style:text-properties officeooo:paragraph-rsid="44fc395d"/>
    </style:style>
    <style:style style:name="P592" style:family="paragraph" style:parent-style-name="Heading_20_4">
      <style:text-properties officeooo:paragraph-rsid="4501e332"/>
    </style:style>
    <style:style style:name="P593" style:family="paragraph" style:parent-style-name="Heading_20_4">
      <style:text-properties officeooo:paragraph-rsid="4516deb2"/>
    </style:style>
    <style:style style:name="P594" style:family="paragraph" style:parent-style-name="Heading_20_4">
      <style:text-properties officeooo:paragraph-rsid="451c08b8"/>
    </style:style>
    <style:style style:name="P595" style:family="paragraph" style:parent-style-name="Heading_20_4">
      <style:text-properties officeooo:paragraph-rsid="451e038a"/>
    </style:style>
    <style:style style:name="P596" style:family="paragraph" style:parent-style-name="Heading_20_4">
      <style:text-properties officeooo:paragraph-rsid="453724fd"/>
    </style:style>
    <style:style style:name="P597" style:family="paragraph" style:parent-style-name="Heading_20_4">
      <style:text-properties officeooo:paragraph-rsid="4544b288"/>
    </style:style>
    <style:style style:name="P598"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599"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0" style:family="paragraph" style:parent-style-name="Heading_20_4">
      <style:text-properties officeooo:paragraph-rsid="48faa6b8"/>
    </style:style>
    <style:style style:name="P601" style:family="paragraph" style:parent-style-name="Heading_20_4">
      <style:text-properties officeooo:paragraph-rsid="4b203954"/>
    </style:style>
    <style:style style:name="P602" style:family="paragraph" style:parent-style-name="Heading_20_4">
      <style:text-properties officeooo:paragraph-rsid="4a550574"/>
    </style:style>
    <style:style style:name="P603" style:family="paragraph" style:parent-style-name="Heading_20_4">
      <style:text-properties officeooo:paragraph-rsid="4927c84b"/>
    </style:style>
    <style:style style:name="P604" style:family="paragraph" style:parent-style-name="Heading_20_4">
      <style:text-properties officeooo:paragraph-rsid="484dc757"/>
    </style:style>
    <style:style style:name="P605" style:family="paragraph" style:parent-style-name="Heading_20_4">
      <style:text-properties officeooo:paragraph-rsid="4b21624b"/>
    </style:style>
    <style:style style:name="P606" style:family="paragraph" style:parent-style-name="Heading_20_4">
      <style:text-properties officeooo:paragraph-rsid="48c2f5ab"/>
    </style:style>
    <style:style style:name="P607" style:family="paragraph" style:parent-style-name="Heading_20_4">
      <style:text-properties officeooo:paragraph-rsid="4a2c1ae3"/>
    </style:style>
    <style:style style:name="P608" style:family="paragraph" style:parent-style-name="Heading_20_4">
      <style:text-properties officeooo:paragraph-rsid="471634cb"/>
    </style:style>
    <style:style style:name="P609" style:family="paragraph" style:parent-style-name="Heading_20_4">
      <style:text-properties officeooo:paragraph-rsid="4a305053"/>
    </style:style>
    <style:style style:name="P610" style:family="paragraph" style:parent-style-name="Heading_20_4">
      <style:text-properties officeooo:rsid="49b01245" officeooo:paragraph-rsid="49ae555f"/>
    </style:style>
    <style:style style:name="P611" style:family="paragraph" style:parent-style-name="Heading_20_4">
      <style:text-properties officeooo:rsid="49aa3132" officeooo:paragraph-rsid="4a333435"/>
    </style:style>
    <style:style style:name="P612" style:family="paragraph" style:parent-style-name="Heading_20_4">
      <style:text-properties officeooo:paragraph-rsid="4a362c1a"/>
    </style:style>
    <style:style style:name="P613" style:family="paragraph" style:parent-style-name="Heading_20_4">
      <style:text-properties officeooo:paragraph-rsid="49173aac"/>
    </style:style>
    <style:style style:name="P614" style:family="paragraph" style:parent-style-name="Heading_20_4">
      <style:text-properties officeooo:paragraph-rsid="48c77dc5"/>
    </style:style>
    <style:style style:name="P615" style:family="paragraph" style:parent-style-name="Heading_20_4">
      <style:text-properties officeooo:paragraph-rsid="48c86af4"/>
    </style:style>
    <style:style style:name="P616" style:family="paragraph" style:parent-style-name="Heading_20_4">
      <style:text-properties officeooo:rsid="493ecc26" officeooo:paragraph-rsid="493ecc26"/>
    </style:style>
    <style:style style:name="P617" style:family="paragraph" style:parent-style-name="Heading_20_4">
      <style:text-properties officeooo:paragraph-rsid="4a3a9cae"/>
    </style:style>
    <style:style style:name="P618" style:family="paragraph" style:parent-style-name="Heading_20_4">
      <style:text-properties officeooo:paragraph-rsid="47cc9499"/>
    </style:style>
    <style:style style:name="P619" style:family="paragraph" style:parent-style-name="Heading_20_4">
      <style:text-properties officeooo:paragraph-rsid="48ca75ff"/>
    </style:style>
    <style:style style:name="P620" style:family="paragraph" style:parent-style-name="Heading_20_4">
      <style:text-properties officeooo:rsid="161e58b1" officeooo:paragraph-rsid="473c63ce"/>
    </style:style>
    <style:style style:name="P621" style:family="paragraph" style:parent-style-name="Heading_20_4">
      <style:text-properties officeooo:rsid="161e58b1" officeooo:paragraph-rsid="473db4f8"/>
    </style:style>
    <style:style style:name="P622" style:family="paragraph" style:parent-style-name="Heading_20_4">
      <style:text-properties style:text-line-through-style="none" style:text-line-through-type="none" officeooo:rsid="41a6874a" officeooo:paragraph-rsid="473d0f57"/>
    </style:style>
    <style:style style:name="P623" style:family="paragraph" style:parent-style-name="Heading_20_4">
      <style:text-properties officeooo:paragraph-rsid="49fbb915"/>
    </style:style>
    <style:style style:name="P624" style:family="paragraph" style:parent-style-name="Heading_20_4">
      <style:text-properties officeooo:rsid="49bc1fb4" officeooo:paragraph-rsid="49bc1fb4"/>
    </style:style>
    <style:style style:name="P625" style:family="paragraph" style:parent-style-name="Heading_20_4">
      <style:text-properties officeooo:rsid="495ab288" officeooo:paragraph-rsid="495ab288"/>
    </style:style>
    <style:style style:name="P626" style:family="paragraph" style:parent-style-name="Heading_20_4">
      <style:text-properties officeooo:rsid="471bddda" officeooo:paragraph-rsid="49520199"/>
    </style:style>
    <style:style style:name="P627" style:family="paragraph" style:parent-style-name="Heading_20_4">
      <style:text-properties officeooo:paragraph-rsid="4935a259"/>
    </style:style>
    <style:style style:name="P628" style:family="paragraph" style:parent-style-name="Heading_20_4">
      <style:text-properties officeooo:paragraph-rsid="488fd34e"/>
    </style:style>
    <style:style style:name="P629" style:family="paragraph" style:parent-style-name="Heading_20_4">
      <style:text-properties officeooo:paragraph-rsid="4b01c7bb"/>
    </style:style>
    <style:style style:name="P630" style:family="paragraph" style:parent-style-name="Heading_20_4">
      <style:text-properties officeooo:rsid="419a0c35" officeooo:paragraph-rsid="47e4ac2a"/>
    </style:style>
    <style:style style:name="P631" style:family="paragraph" style:parent-style-name="Heading_20_4">
      <style:text-properties officeooo:paragraph-rsid="47e4ac2a"/>
    </style:style>
    <style:style style:name="P632" style:family="paragraph" style:parent-style-name="Heading_20_4">
      <style:text-properties officeooo:paragraph-rsid="4a4dfd9e"/>
    </style:style>
    <style:style style:name="P633" style:family="paragraph" style:parent-style-name="Heading_20_4">
      <style:text-properties officeooo:rsid="161ecb8b" officeooo:paragraph-rsid="473db4f8"/>
    </style:style>
    <style:style style:name="P634" style:family="paragraph" style:parent-style-name="Heading_20_4">
      <style:text-properties officeooo:rsid="16207028" officeooo:paragraph-rsid="473db4f8"/>
    </style:style>
    <style:style style:name="P635" style:family="paragraph" style:parent-style-name="Heading_20_4">
      <style:text-properties officeooo:paragraph-rsid="4a261807"/>
    </style:style>
    <style:style style:name="P636" style:family="paragraph" style:parent-style-name="Heading_20_4">
      <style:text-properties officeooo:paragraph-rsid="4a1bb5a2"/>
    </style:style>
    <style:style style:name="P637" style:family="paragraph" style:parent-style-name="Heading_20_4">
      <style:text-properties officeooo:rsid="149cb747" officeooo:paragraph-rsid="4a1727da"/>
    </style:style>
    <style:style style:name="P638" style:family="paragraph" style:parent-style-name="Heading_20_4">
      <style:text-properties officeooo:rsid="4994d8f0" officeooo:paragraph-rsid="4994d8f0"/>
    </style:style>
    <style:style style:name="P639" style:family="paragraph" style:parent-style-name="Heading_20_4">
      <style:text-properties officeooo:paragraph-rsid="4993fbf9"/>
    </style:style>
    <style:style style:name="P640" style:family="paragraph" style:parent-style-name="Heading_20_4">
      <style:text-properties officeooo:rsid="4740573f" officeooo:paragraph-rsid="497adc8f"/>
    </style:style>
    <style:style style:name="P641" style:family="paragraph" style:parent-style-name="Heading_20_4">
      <style:text-properties officeooo:paragraph-rsid="4934b6fd"/>
    </style:style>
    <style:style style:name="P642" style:family="paragraph" style:parent-style-name="Heading_20_4">
      <style:text-properties officeooo:paragraph-rsid="49299a2d"/>
    </style:style>
    <style:style style:name="P643" style:family="paragraph" style:parent-style-name="Heading_20_4">
      <style:text-properties officeooo:paragraph-rsid="491c545f"/>
    </style:style>
    <style:style style:name="P644" style:family="paragraph" style:parent-style-name="Heading_20_4">
      <style:text-properties officeooo:paragraph-rsid="491b0ae5"/>
    </style:style>
    <style:style style:name="P645" style:family="paragraph" style:parent-style-name="Heading_20_4">
      <style:text-properties officeooo:rsid="0e9c5f66" officeooo:paragraph-rsid="491b0ae5"/>
    </style:style>
    <style:style style:name="P646" style:family="paragraph" style:parent-style-name="Heading_20_4">
      <style:text-properties officeooo:paragraph-rsid="49151568"/>
    </style:style>
    <style:style style:name="P647" style:family="paragraph" style:parent-style-name="Heading_20_4">
      <style:text-properties officeooo:rsid="0d998e11" officeooo:paragraph-rsid="48efb68c"/>
    </style:style>
    <style:style style:name="P648" style:family="paragraph" style:parent-style-name="Heading_20_4">
      <style:text-properties officeooo:rsid="4255160c" officeooo:paragraph-rsid="48edb808"/>
    </style:style>
    <style:style style:name="P649" style:family="paragraph" style:parent-style-name="Heading_20_4">
      <style:text-properties officeooo:paragraph-rsid="48eebff5"/>
    </style:style>
    <style:style style:name="P650" style:family="paragraph" style:parent-style-name="Heading_20_4">
      <style:text-properties officeooo:paragraph-rsid="483641ab"/>
    </style:style>
    <style:style style:name="P651" style:family="paragraph" style:parent-style-name="Heading_20_4">
      <style:text-properties officeooo:paragraph-rsid="4803a998"/>
    </style:style>
    <style:style style:name="P652" style:family="paragraph" style:parent-style-name="Heading_20_4">
      <style:text-properties officeooo:paragraph-rsid="48caf5d2"/>
    </style:style>
    <style:style style:name="P653" style:family="paragraph" style:parent-style-name="Heading_20_4">
      <style:text-properties officeooo:paragraph-rsid="4a269c3d"/>
    </style:style>
    <style:style style:name="P654" style:family="paragraph" style:parent-style-name="Heading_20_4">
      <style:text-properties fo:language="cs" fo:country="CZ" officeooo:rsid="424003a6" officeooo:paragraph-rsid="4271ea4e"/>
    </style:style>
    <style:style style:name="P655" style:family="paragraph" style:parent-style-name="Heading_20_4">
      <style:text-properties officeooo:rsid="4277508c" officeooo:paragraph-rsid="427789ea"/>
    </style:style>
    <style:style style:name="P656" style:family="paragraph" style:parent-style-name="Heading_20_4">
      <style:text-properties officeooo:paragraph-rsid="4282d66c"/>
    </style:style>
    <style:style style:name="P657" style:family="paragraph" style:parent-style-name="Heading_20_4">
      <style:text-properties officeooo:paragraph-rsid="428ed626"/>
    </style:style>
    <style:style style:name="P658" style:family="paragraph" style:parent-style-name="Heading_20_4">
      <style:text-properties officeooo:paragraph-rsid="428888f4"/>
    </style:style>
    <style:style style:name="P659" style:family="paragraph" style:parent-style-name="Heading_20_4">
      <style:text-properties officeooo:paragraph-rsid="4285f5f4"/>
    </style:style>
    <style:style style:name="P660" style:family="paragraph" style:parent-style-name="Heading_20_4">
      <style:text-properties officeooo:paragraph-rsid="428cdb20"/>
    </style:style>
    <style:style style:name="P661" style:family="paragraph" style:parent-style-name="Heading_20_4">
      <style:text-properties officeooo:paragraph-rsid="428eb654"/>
    </style:style>
    <style:style style:name="P662" style:family="paragraph" style:parent-style-name="Heading_20_4">
      <style:text-properties officeooo:rsid="42c186f1" officeooo:paragraph-rsid="42c186f1"/>
    </style:style>
    <style:style style:name="P663" style:family="paragraph" style:parent-style-name="Heading_20_4">
      <style:text-properties officeooo:rsid="42c3453a" officeooo:paragraph-rsid="42c3453a"/>
    </style:style>
    <style:style style:name="P664" style:family="paragraph" style:parent-style-name="Heading_20_4">
      <style:text-properties officeooo:paragraph-rsid="4232307a"/>
    </style:style>
    <style:style style:name="P665" style:family="paragraph" style:parent-style-name="Heading_20_4">
      <style:text-properties officeooo:rsid="4271ea4e" officeooo:paragraph-rsid="4271ea4e"/>
    </style:style>
    <style:style style:name="P666" style:family="paragraph" style:parent-style-name="Heading_20_4">
      <style:text-properties officeooo:rsid="4225f306" officeooo:paragraph-rsid="42903296"/>
    </style:style>
    <style:style style:name="P667" style:family="paragraph" style:parent-style-name="Heading_20_4">
      <style:text-properties officeooo:paragraph-rsid="428dc179"/>
    </style:style>
    <style:style style:name="P668" style:family="paragraph" style:parent-style-name="Heading_20_4">
      <style:text-properties officeooo:paragraph-rsid="42b67cc9"/>
    </style:style>
    <style:style style:name="P669" style:family="paragraph" style:parent-style-name="Heading_20_2">
      <style:text-properties officeooo:paragraph-rsid="41171571"/>
    </style:style>
    <style:style style:name="P670" style:family="paragraph" style:parent-style-name="Heading_20_2">
      <style:text-properties officeooo:paragraph-rsid="4139bb92"/>
    </style:style>
    <style:style style:name="P671" style:family="paragraph" style:parent-style-name="Heading_20_2">
      <style:text-properties officeooo:paragraph-rsid="443dbe76"/>
    </style:style>
    <style:style style:name="P672" style:family="paragraph" style:parent-style-name="Heading_20_2">
      <style:text-properties officeooo:paragraph-rsid="42792e5a"/>
    </style:style>
    <style:style style:name="P673" style:family="paragraph" style:parent-style-name="Heading_20_2">
      <style:text-properties officeooo:rsid="2861b7f6" officeooo:paragraph-rsid="42792e5a"/>
    </style:style>
    <style:style style:name="P674" style:family="paragraph" style:parent-style-name="Heading_20_5">
      <style:text-properties officeooo:paragraph-rsid="42792e5a"/>
    </style:style>
    <style:style style:name="P675" style:family="paragraph" style:parent-style-name="Heading_20_5">
      <style:text-properties officeooo:rsid="2395a884" officeooo:paragraph-rsid="42792e5a"/>
    </style:style>
    <style:style style:name="P676" style:family="paragraph" style:parent-style-name="Example" style:list-style-name="L29">
      <style:text-properties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2">
      <style:text-properties officeooo:paragraph-rsid="4a50aae6"/>
    </style:style>
    <style:style style:name="P680" style:family="paragraph" style:parent-style-name="Text_20_body" style:list-style-name="L3">
      <style:text-properties officeooo:paragraph-rsid="4a50aae6"/>
    </style:style>
    <style:style style:name="P681" style:family="paragraph" style:parent-style-name="Text_20_body" style:list-style-name="L3">
      <style:text-properties style:text-underline-style="none" officeooo:rsid="41bf3d48" officeooo:paragraph-rsid="4a50aae6"/>
    </style:style>
    <style:style style:name="P682" style:family="paragraph" style:parent-style-name="Text_20_body" style:list-style-name="L4">
      <style:text-properties style:text-line-through-style="none" style:text-line-through-type="none" officeooo:paragraph-rsid="4a50aae6" style:language-asian="cs" style:country-asian="CZ"/>
    </style:style>
    <style:style style:name="P683"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4" style:family="paragraph" style:parent-style-name="Text_20_body" style:list-style-name="L5">
      <style:text-properties style:text-line-through-style="none" style:text-line-through-type="none" officeooo:paragraph-rsid="4b40d0df" style:language-asian="cs" style:country-asian="CZ"/>
    </style:style>
    <style:style style:name="P685" style:family="paragraph" style:parent-style-name="Text_20_body" style:list-style-name="L5">
      <style:text-properties style:text-line-through-style="none" style:text-line-through-type="none" officeooo:paragraph-rsid="4a50aae6" style:language-asian="cs" style:country-asian="CZ"/>
    </style:style>
    <style:style style:name="P686"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0"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1"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5">
      <style:text-properties officeooo:rsid="443541f5" officeooo:paragraph-rsid="4a50aae6" style:language-asian="cs" style:country-asian="CZ"/>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19">
      <style:text-properties officeooo:rsid="4b203954" officeooo:paragraph-rsid="4b203954"/>
    </style:style>
    <style:style style:name="P725" style:family="paragraph" style:parent-style-name="Text_20_body" style:list-style-name="L19">
      <style:text-properties officeooo:rsid="471bddda" officeooo:paragraph-rsid="4b21624b"/>
    </style:style>
    <style:style style:name="P726" style:family="paragraph" style:parent-style-name="Text_20_body" style:list-style-name="L22">
      <style:text-properties officeooo:rsid="471bddda" officeooo:paragraph-rsid="471bddda"/>
    </style:style>
    <style:style style:name="P727" style:family="paragraph" style:parent-style-name="Text_20_body" style:list-style-name="L22">
      <style:text-properties officeooo:rsid="471bddda" officeooo:paragraph-rsid="4b21624b"/>
    </style:style>
    <style:style style:name="P728" style:family="paragraph" style:parent-style-name="Text_20_body" style:list-style-name="L24">
      <style:text-properties officeooo:rsid="471bddda" officeooo:paragraph-rsid="471bddda"/>
    </style:style>
    <style:style style:name="P729" style:family="paragraph" style:parent-style-name="Text_20_body" style:list-style-name="L20">
      <style:text-properties officeooo:rsid="498a5391" officeooo:paragraph-rsid="4b21624b"/>
    </style:style>
    <style:style style:name="P730" style:family="paragraph" style:parent-style-name="Text_20_body" style:list-style-name="L21">
      <style:text-properties officeooo:paragraph-rsid="47f34956"/>
    </style:style>
    <style:style style:name="P731" style:family="paragraph" style:parent-style-name="Text_20_body" style:list-style-name="L21">
      <style:text-properties officeooo:paragraph-rsid="48e51d17"/>
    </style:style>
    <style:style style:name="P732" style:family="paragraph" style:parent-style-name="Text_20_body" style:list-style-name="L21">
      <style:text-properties officeooo:paragraph-rsid="4b57a10f"/>
    </style:style>
    <style:style style:name="P733" style:family="paragraph" style:parent-style-name="Text_20_body" style:list-style-name="L21">
      <style:text-properties officeooo:rsid="443bcd2e" officeooo:paragraph-rsid="47f34956"/>
    </style:style>
    <style:style style:name="P734" style:family="paragraph" style:parent-style-name="Text_20_body" style:list-style-name="L21">
      <style:text-properties officeooo:rsid="443bcd2e" officeooo:paragraph-rsid="48e51d17"/>
    </style:style>
    <style:style style:name="P735" style:family="paragraph" style:parent-style-name="Text_20_body" style:list-style-name="L21">
      <style:text-properties officeooo:rsid="443bcd2e" officeooo:paragraph-rsid="4b57a10f"/>
    </style:style>
    <style:style style:name="P736" style:family="paragraph" style:parent-style-name="Text_20_body" style:list-style-name="L22">
      <style:text-properties officeooo:paragraph-rsid="4b21624b"/>
    </style:style>
    <style:style style:name="P737" style:family="paragraph" style:parent-style-name="Text_20_body" style:list-style-name="L23">
      <style:text-properties officeooo:paragraph-rsid="479f064c"/>
    </style:style>
    <style:style style:name="P738" style:family="paragraph" style:parent-style-name="Text_20_body" style:list-style-name="L23">
      <style:text-properties fo:language="cs" fo:country="CZ" officeooo:rsid="3ebfa17d" officeooo:paragraph-rsid="479f064c" style:language-asian="cs" style:country-asian="CZ"/>
    </style:style>
    <style:style style:name="P739" style:family="paragraph" style:parent-style-name="Text_20_body" style:list-style-name="L29">
      <style:text-properties fo:language="cs" fo:country="CZ" officeooo:rsid="21537a33" officeooo:paragraph-rsid="42792e5a" style:language-asian="cs" style:country-asian="CZ"/>
    </style:style>
    <style:style style:name="P740" style:family="paragraph" style:parent-style-name="Text_20_body" style:list-style-name="L30">
      <style:text-properties fo:language="cs" fo:country="CZ" officeooo:rsid="22e976b1" officeooo:paragraph-rsid="42792e5a" style:language-asian="cs" style:country-asian="CZ"/>
    </style:style>
    <style:style style:name="P741" style:family="paragraph" style:parent-style-name="Text_20_body" style:list-style-name="L29">
      <style:text-properties fo:language="cs" fo:country="CZ" officeooo:rsid="2065d056" officeooo:paragraph-rsid="42792e5a" style:language-asian="cs" style:country-asian="CZ"/>
    </style:style>
    <style:style style:name="P74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6" style:family="paragraph" style:parent-style-name="Text_20_body" style:list-style-name="L25">
      <style:text-properties officeooo:rsid="0d8d8e27" officeooo:paragraph-rsid="49299a2d"/>
    </style:style>
    <style:style style:name="P747" style:family="paragraph" style:parent-style-name="Text_20_body" style:list-style-name="L26">
      <style:text-properties officeooo:paragraph-rsid="4a50de28"/>
    </style:style>
    <style:style style:name="P748" style:family="paragraph" style:parent-style-name="Text_20_body" style:list-style-name="L26">
      <style:text-properties officeooo:rsid="42b89048" officeooo:paragraph-rsid="4a50de28"/>
    </style:style>
    <style:style style:name="P749" style:family="paragraph" style:parent-style-name="Text_20_body" style:list-style-name="L27">
      <style:text-properties officeooo:paragraph-rsid="4a50de28"/>
    </style:style>
    <style:style style:name="P750" style:family="paragraph" style:parent-style-name="Text_20_body" style:list-style-name="L28">
      <style:text-properties officeooo:paragraph-rsid="4a50de28"/>
    </style:style>
    <style:style style:name="P751" style:family="paragraph" style:parent-style-name="Text_20_body" style:list-style-name="L28">
      <style:text-properties officeooo:rsid="42c3453a" officeooo:paragraph-rsid="4a50de28"/>
    </style:style>
    <style:style style:name="P752" style:family="paragraph" style:parent-style-name="Text_20_body" style:list-style-name="L29">
      <style:text-properties officeooo:paragraph-rsid="42792e5a"/>
    </style:style>
    <style:style style:name="P753" style:family="paragraph" style:parent-style-name="Text_20_body" style:list-style-name="L29">
      <style:text-properties officeooo:rsid="21556a76" officeooo:paragraph-rsid="42792e5a"/>
    </style:style>
    <style:style style:name="P754" style:family="paragraph" style:parent-style-name="Text_20_body" style:list-style-name="L29">
      <style:text-properties officeooo:rsid="21537a33" officeooo:paragraph-rsid="42792e5a"/>
    </style:style>
    <style:style style:name="P755" style:family="paragraph" style:parent-style-name="Text_20_body" style:list-style-name="L29">
      <style:text-properties officeooo:rsid="21211fb4" officeooo:paragraph-rsid="42792e5a"/>
    </style:style>
    <style:style style:name="P756" style:family="paragraph" style:parent-style-name="Text_20_body" style:list-style-name="L31">
      <style:text-properties officeooo:paragraph-rsid="42792e5a"/>
    </style:style>
    <style:style style:name="P757" style:family="paragraph" style:parent-style-name="Text_20_body" style:list-style-name="L29">
      <style:text-properties officeooo:rsid="21577601" officeooo:paragraph-rsid="42792e5a"/>
    </style:style>
    <style:style style:name="P758" style:family="paragraph" style:parent-style-name="Text_20_body" style:list-style-name="L32">
      <style:text-properties officeooo:paragraph-rsid="42792e5a"/>
    </style:style>
    <style:style style:name="P759" style:family="paragraph" style:parent-style-name="Text_20_body" style:list-style-name="L33">
      <style:text-properties officeooo:rsid="214d1197" officeooo:paragraph-rsid="42792e5a"/>
    </style:style>
    <style:style style:name="P760" style:family="paragraph" style:parent-style-name="Text_20_body" style:list-style-name="L33">
      <style:text-properties officeooo:rsid="214e4d42" officeooo:paragraph-rsid="42792e5a"/>
    </style:style>
    <style:style style:name="P761" style:family="paragraph" style:parent-style-name="Text_20_body" style:list-style-name="L1">
      <style:text-properties style:text-line-through-style="solid" style:text-line-through-type="single" officeooo:paragraph-rsid="4a50aae6"/>
    </style:style>
    <style:style style:name="P762" style:family="paragraph" style:parent-style-name="Text_20_body">
      <style:text-properties officeooo:paragraph-rsid="425fcec7"/>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italic" officeooo:rsid="4b88a3fd" style:language-asian="cs" style:country-asian="CZ" style:font-style-asian="italic" style:font-style-complex="italic"/>
    </style:style>
    <style:style style:name="T1195"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1" style:family="text">
      <style:text-properties style:use-window-font-color="true" style:text-line-through-style="none" style:text-line-through-type="none" fo:language="cs" fo:country="CZ" style:language-asian="cs" style:country-asian="CZ"/>
    </style:style>
    <style:style style:name="T1202" style:family="text">
      <style:text-properties style:use-window-font-color="true" style:text-line-through-style="none" style:text-line-through-type="none" fo:language="cs" fo:country="CZ" officeooo:rsid="4196f96e" style:language-asian="cs" style:country-asian="CZ"/>
    </style:style>
    <style:style style:name="T1203" style:family="text">
      <style:text-properties style:use-window-font-color="true" style:text-line-through-style="none" style:text-line-through-type="none" fo:language="cs" fo:country="CZ" officeooo:rsid="473d0f57" style:language-asian="cs" style:country-asian="CZ"/>
    </style:style>
    <style:style style:name="T1204" style:family="text">
      <style:text-properties style:use-window-font-color="true" style:text-line-through-style="none" style:text-line-through-type="none" fo:language="cs" fo:country="CZ" officeooo:rsid="4742de43" style:language-asian="cs" style:country-asian="CZ"/>
    </style:style>
    <style:style style:name="T1205" style:family="text">
      <style:text-properties style:use-window-font-color="true" style:text-line-through-style="none" style:text-line-through-type="none" fo:language="cs" fo:country="CZ" officeooo:rsid="474682b1" style:language-asian="cs" style:country-asian="CZ"/>
    </style:style>
    <style:style style:name="T1206" style:family="text">
      <style:text-properties style:use-window-font-color="true" style:text-line-through-style="none" style:text-line-through-type="none" fo:language="cs" fo:country="CZ" officeooo:rsid="477b4e24" style:language-asian="cs" style:country-asian="CZ"/>
    </style:style>
    <style:style style:name="T1207" style:family="text">
      <style:text-properties style:use-window-font-color="true" style:text-line-through-style="none" style:text-line-through-type="none" fo:language="cs" fo:country="CZ" officeooo:rsid="47c5c703" style:language-asian="cs" style:country-asian="CZ"/>
    </style:style>
    <style:style style:name="T1208" style:family="text">
      <style:text-properties style:use-window-font-color="true" style:text-line-through-style="none" style:text-line-through-type="none" fo:language="cs" fo:country="CZ" officeooo:rsid="4868a010" style:language-asian="cs" style:country-asian="CZ"/>
    </style:style>
    <style:style style:name="T1209" style:family="text">
      <style:text-properties style:use-window-font-color="true" style:text-line-through-style="none" style:text-line-through-type="none" fo:language="cs" fo:country="CZ" officeooo:rsid="4973c266" style:language-asian="cs" style:country-asian="CZ"/>
    </style:style>
    <style:style style:name="T1210" style:family="text">
      <style:text-properties style:use-window-font-color="true" style:text-line-through-style="none" style:text-line-through-type="none" fo:language="cs" fo:country="CZ" officeooo:rsid="1707a58a" style:language-asian="cs" style:country-asian="CZ"/>
    </style:style>
    <style:style style:name="T1211" style:family="text">
      <style:text-properties style:use-window-font-color="true" style:text-line-through-style="none" style:text-line-through-type="none" fo:language="cs" fo:country="CZ" officeooo:rsid="47425a59" style:language-asian="cs" style:country-asian="CZ"/>
    </style:style>
    <style:style style:name="T1212" style:family="text">
      <style:text-properties style:use-window-font-color="true" style:text-line-through-style="none" style:text-line-through-type="none" fo:language="cs" fo:country="CZ" officeooo:rsid="4b88a3fd" style:language-asian="cs" style:country-asian="CZ"/>
    </style:style>
    <style:style style:name="T1213"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9"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0"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21"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3"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4" style:family="text">
      <style:text-properties style:use-window-font-color="true" officeooo:rsid="4196f96e"/>
    </style:style>
    <style:style style:name="T1225" style:family="text">
      <style:text-properties style:use-window-font-color="true" fo:font-style="normal" officeooo:rsid="4196f96e" style:font-style-asian="normal" style:font-style-complex="normal"/>
    </style:style>
    <style:style style:name="T1226" style:family="text">
      <style:text-properties style:use-window-font-color="true" fo:language="cs" fo:country="CZ" officeooo:rsid="4196f96e" style:language-asian="cs" style:country-asian="CZ"/>
    </style:style>
    <style:style style:name="T1227" style:family="text">
      <style:text-properties style:use-window-font-color="true" fo:language="cs" fo:country="CZ" fo:font-style="normal" officeooo:rsid="4196f96e" style:language-asian="cs" style:country-asian="CZ" style:font-style-asian="normal" style:font-style-complex="normal"/>
    </style:style>
    <style:style style:name="T1228"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4b7e5c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4b80c6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b8425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2"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b7e5c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b8425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6"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0"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1"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2"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3"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4"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5"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4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2"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5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4"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5"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6"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7"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8"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9"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0"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61"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9"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70"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1"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2"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3"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4"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5" style:family="text">
      <style:text-properties style:use-window-font-color="true" style:font-name="Georgia" fo:font-size="8.5pt" fo:letter-spacing="0.004cm" fo:language="cs" fo:country="CZ" fo:font-style="normal" officeooo:rsid="4b874edf"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76"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7"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8"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9"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80"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81"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82"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83"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84"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85"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86"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7"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8"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9"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90"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1"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2"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93"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94"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5"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96"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97"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8"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9"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0"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1"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2"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3"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4"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5"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36" style:family="text">
      <style:text-properties officeooo:rsid="4424b05c"/>
    </style:style>
    <style:style style:name="T1737" style:family="text">
      <style:text-properties officeooo:rsid="44311d51"/>
    </style:style>
    <style:style style:name="T1738" style:family="text">
      <style:text-properties officeooo:rsid="4432a080"/>
    </style:style>
    <style:style style:name="T1739" style:family="text">
      <style:text-properties officeooo:rsid="44365146"/>
    </style:style>
    <style:style style:name="T1740" style:family="text">
      <style:text-properties officeooo:rsid="4441b764"/>
    </style:style>
    <style:style style:name="T1741" style:family="text">
      <style:text-properties officeooo:rsid="444bc75d"/>
    </style:style>
    <style:style style:name="T1742" style:family="text">
      <style:text-properties officeooo:rsid="4450dea7"/>
    </style:style>
    <style:style style:name="T1743" style:family="text">
      <style:text-properties officeooo:rsid="445237d7"/>
    </style:style>
    <style:style style:name="T1744" style:family="text">
      <style:text-properties officeooo:rsid="4454cbfd"/>
    </style:style>
    <style:style style:name="T1745" style:family="text">
      <style:text-properties officeooo:rsid="4456908c"/>
    </style:style>
    <style:style style:name="T1746" style:family="text">
      <style:text-properties officeooo:rsid="445e2b2f"/>
    </style:style>
    <style:style style:name="T1747" style:family="text">
      <style:text-properties fo:color="#ff6347" fo:letter-spacing="0.009cm" fo:language="cs" fo:country="CZ" style:language-asian="cs" style:country-asian="CZ"/>
    </style:style>
    <style:style style:name="T1748" style:family="text">
      <style:text-properties fo:color="#14beaa" fo:letter-spacing="0.009cm" fo:language="cs" fo:country="CZ" style:language-asian="cs" style:country-asian="CZ"/>
    </style:style>
    <style:style style:name="T174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officeooo:rsid="44768436"/>
    </style:style>
    <style:style style:name="T175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53"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54" style:family="text">
      <style:text-properties officeooo:rsid="44a01454"/>
    </style:style>
    <style:style style:name="T1755" style:family="text">
      <style:text-properties officeooo:rsid="44a1d1af"/>
    </style:style>
    <style:style style:name="T1756" style:family="text">
      <style:text-properties officeooo:rsid="44a76340"/>
    </style:style>
    <style:style style:name="T1757" style:family="text">
      <style:text-properties officeooo:rsid="44b04513"/>
    </style:style>
    <style:style style:name="T1758" style:family="text">
      <style:text-properties officeooo:rsid="44e90c12"/>
    </style:style>
    <style:style style:name="T1759" style:family="text">
      <style:text-properties officeooo:rsid="44ec45c4"/>
    </style:style>
    <style:style style:name="T1760" style:family="text">
      <style:text-properties officeooo:rsid="44ecb49e"/>
    </style:style>
    <style:style style:name="T1761" style:family="text">
      <style:text-properties officeooo:rsid="44ed0108"/>
    </style:style>
    <style:style style:name="T1762" style:family="text">
      <style:text-properties officeooo:rsid="44fd23c2"/>
    </style:style>
    <style:style style:name="T1763" style:family="text">
      <style:text-properties officeooo:rsid="44feebea"/>
    </style:style>
    <style:style style:name="T1764" style:family="text">
      <style:text-properties officeooo:rsid="4501e332"/>
    </style:style>
    <style:style style:name="T1765" style:family="text">
      <style:text-properties officeooo:rsid="45020594"/>
    </style:style>
    <style:style style:name="T1766" style:family="text">
      <style:text-properties officeooo:rsid="450384f8"/>
    </style:style>
    <style:style style:name="T1767" style:family="text">
      <style:text-properties officeooo:rsid="4510c842"/>
    </style:style>
    <style:style style:name="T1768" style:family="text">
      <style:text-properties officeooo:rsid="4516deb2"/>
    </style:style>
    <style:style style:name="T1769" style:family="text">
      <style:text-properties officeooo:rsid="451c08b8"/>
    </style:style>
    <style:style style:name="T1770" style:family="text">
      <style:text-properties officeooo:rsid="451e038a"/>
    </style:style>
    <style:style style:name="T1771" style:family="text">
      <style:text-properties officeooo:rsid="45219b7c"/>
    </style:style>
    <style:style style:name="T1772" style:family="text">
      <style:text-properties officeooo:rsid="453724fd"/>
    </style:style>
    <style:style style:name="T1773" style:family="text">
      <style:text-properties officeooo:rsid="45391b83"/>
    </style:style>
    <style:style style:name="T1774" style:family="text">
      <style:text-properties officeooo:rsid="454403e3"/>
    </style:style>
    <style:style style:name="T1775" style:family="text">
      <style:text-properties officeooo:rsid="4545778c"/>
    </style:style>
    <style:style style:name="T1776" style:family="text">
      <style:text-properties officeooo:rsid="45682813"/>
    </style:style>
    <style:style style:name="T1777" style:family="text">
      <style:text-properties officeooo:rsid="4569a83d"/>
    </style:style>
    <style:style style:name="T1778" style:family="text">
      <style:text-properties officeooo:rsid="456bd37a"/>
    </style:style>
    <style:style style:name="T1779" style:family="text">
      <style:text-properties officeooo:rsid="456e94ef"/>
    </style:style>
    <style:style style:name="T1780" style:family="text">
      <style:text-properties officeooo:rsid="456fc581"/>
    </style:style>
    <style:style style:name="T1781" style:family="text">
      <style:text-properties officeooo:rsid="45705093"/>
    </style:style>
    <style:style style:name="T1782" style:family="text">
      <style:text-properties officeooo:rsid="45745cb4"/>
    </style:style>
    <style:style style:name="T1783" style:family="text">
      <style:text-properties officeooo:rsid="4576495e"/>
    </style:style>
    <style:style style:name="T1784" style:family="text">
      <style:text-properties officeooo:rsid="458256d3"/>
    </style:style>
    <style:style style:name="T1785" style:family="text">
      <style:text-properties officeooo:rsid="4584727f"/>
    </style:style>
    <style:style style:name="T1786" style:family="text">
      <style:text-properties officeooo:rsid="4586916b"/>
    </style:style>
    <style:style style:name="T1787" style:family="text">
      <style:text-properties officeooo:rsid="45b6870f"/>
    </style:style>
    <style:style style:name="T1788" style:family="text">
      <style:text-properties officeooo:rsid="45b7a3e3"/>
    </style:style>
    <style:style style:name="T1789" style:family="text">
      <style:text-properties officeooo:rsid="45b9f21d"/>
    </style:style>
    <style:style style:name="T1790" style:family="text">
      <style:text-properties officeooo:rsid="45c9cdcf"/>
    </style:style>
    <style:style style:name="T1791" style:family="text">
      <style:text-properties officeooo:rsid="45ca2201"/>
    </style:style>
    <style:style style:name="T1792" style:family="text">
      <style:text-properties officeooo:rsid="45cfcb32"/>
    </style:style>
    <style:style style:name="T1793" style:family="text">
      <style:text-properties officeooo:rsid="45d01a49"/>
    </style:style>
    <style:style style:name="T1794" style:family="text">
      <style:text-properties officeooo:rsid="45d13ef5"/>
    </style:style>
    <style:style style:name="T1795" style:family="text">
      <style:text-properties officeooo:rsid="45d2f23d"/>
    </style:style>
    <style:style style:name="T1796" style:family="text">
      <style:text-properties officeooo:rsid="45d494ab"/>
    </style:style>
    <style:style style:name="T1797" style:family="text">
      <style:text-properties officeooo:rsid="45d8acf1"/>
    </style:style>
    <style:style style:name="T1798" style:family="text">
      <style:text-properties officeooo:rsid="45da00d1"/>
    </style:style>
    <style:style style:name="T1799" style:family="text">
      <style:text-properties officeooo:rsid="45e4f811"/>
    </style:style>
    <style:style style:name="T1800" style:family="text">
      <style:text-properties officeooo:rsid="45e69f26"/>
    </style:style>
    <style:style style:name="T1801" style:family="text">
      <style:text-properties officeooo:rsid="45e97adb"/>
    </style:style>
    <style:style style:name="T1802" style:family="text">
      <style:text-properties officeooo:rsid="45eac0f7"/>
    </style:style>
    <style:style style:name="T1803" style:family="text">
      <style:text-properties officeooo:rsid="45eadbd5"/>
    </style:style>
    <style:style style:name="T1804" style:family="text">
      <style:text-properties officeooo:rsid="462b572f"/>
    </style:style>
    <style:style style:name="T1805" style:family="text">
      <style:text-properties officeooo:rsid="46392006"/>
    </style:style>
    <style:style style:name="T1806" style:family="text">
      <style:text-properties officeooo:rsid="442a52c1"/>
    </style:style>
    <style:style style:name="T1807" style:family="text">
      <style:text-properties officeooo:rsid="4646bd5b"/>
    </style:style>
    <style:style style:name="T1808" style:family="text">
      <style:text-properties officeooo:rsid="464c907b"/>
    </style:style>
    <style:style style:name="T1809" style:family="text">
      <style:text-properties officeooo:rsid="4652c2c6"/>
    </style:style>
    <style:style style:name="T1810" style:family="text">
      <style:text-properties officeooo:rsid="465c67a2"/>
    </style:style>
    <style:style style:name="T1811" style:family="text">
      <style:text-properties officeooo:rsid="465d5d5c"/>
    </style:style>
    <style:style style:name="T1812" style:family="text">
      <style:text-properties officeooo:rsid="465e62af"/>
    </style:style>
    <style:style style:name="T1813" style:family="text">
      <style:text-properties officeooo:rsid="46603adc"/>
    </style:style>
    <style:style style:name="T1814" style:family="text">
      <style:text-properties officeooo:rsid="46660212"/>
    </style:style>
    <style:style style:name="T1815" style:family="text">
      <style:text-properties officeooo:rsid="4669fd39"/>
    </style:style>
    <style:style style:name="T1816" style:family="text">
      <style:text-properties officeooo:rsid="46749832"/>
    </style:style>
    <style:style style:name="T1817" style:family="text">
      <style:text-properties officeooo:rsid="467e6717"/>
    </style:style>
    <style:style style:name="T1818" style:family="text">
      <style:text-properties officeooo:rsid="468ef263"/>
    </style:style>
    <style:style style:name="T1819" style:family="text">
      <style:text-properties officeooo:rsid="46b85568"/>
    </style:style>
    <style:style style:name="T1820" style:family="text">
      <style:text-properties officeooo:rsid="46b96769"/>
    </style:style>
    <style:style style:name="T1821" style:family="text">
      <style:text-properties officeooo:rsid="46baf1e6"/>
    </style:style>
    <style:style style:name="T1822" style:family="text">
      <style:text-properties officeooo:rsid="46bc4b04"/>
    </style:style>
    <style:style style:name="T1823" style:family="text">
      <style:text-properties officeooo:rsid="46cb66ec"/>
    </style:style>
    <style:style style:name="T1824" style:family="text">
      <style:text-properties officeooo:rsid="46d6600e"/>
    </style:style>
    <style:style style:name="T1825" style:family="text">
      <style:text-properties officeooo:rsid="46df25b9"/>
    </style:style>
    <style:style style:name="T1826" style:family="text">
      <style:text-properties officeooo:rsid="46e31ba8"/>
    </style:style>
    <style:style style:name="T1827" style:family="text">
      <style:text-properties fo:letter-spacing="0.009cm" fo:language="cs" fo:country="CZ" fo:font-style="italic" style:language-asian="cs" style:country-asian="CZ" style:font-style-asian="italic" style:font-style-complex="italic"/>
    </style:style>
    <style:style style:name="T1828" style:family="text">
      <style:text-properties fo:letter-spacing="0.009cm" fo:language="cs" fo:country="CZ" fo:font-style="italic" officeooo:rsid="2b05b4e8" style:language-asian="cs" style:country-asian="CZ" style:font-style-asian="italic" style:font-style-complex="italic"/>
    </style:style>
    <style:style style:name="T1829" style:family="text">
      <style:text-properties fo:letter-spacing="0.009cm" fo:language="cs" fo:country="CZ" fo:font-style="italic" officeooo:rsid="20a75113" style:language-asian="cs" style:country-asian="CZ" style:font-style-asian="italic" style:font-style-complex="italic"/>
    </style:style>
    <style:style style:name="T1830" style:family="text">
      <style:text-properties fo:letter-spacing="0.009cm" fo:language="cs" fo:country="CZ" fo:font-style="italic" officeooo:rsid="4ad0ffd0" style:language-asian="cs" style:country-asian="CZ" style:font-style-asian="italic" style:font-style-complex="italic"/>
    </style:style>
    <style:style style:name="T1831"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32" style:family="text">
      <style:text-properties fo:letter-spacing="0.009cm" fo:language="cs" fo:country="CZ" fo:font-style="normal" style:language-asian="cs" style:country-asian="CZ" style:font-style-asian="normal" style:font-style-complex="normal"/>
    </style:style>
    <style:style style:name="T1833" style:family="text">
      <style:text-properties fo:letter-spacing="0.009cm" fo:language="cs" fo:country="CZ" fo:font-style="normal" officeooo:rsid="2b05b4e8" style:language-asian="cs" style:country-asian="CZ" style:font-style-asian="normal" style:font-style-complex="normal"/>
    </style:style>
    <style:style style:name="T1834" style:family="text">
      <style:text-properties fo:letter-spacing="0.009cm" fo:language="cs" fo:country="CZ" fo:font-style="normal" officeooo:rsid="4423b342" style:language-asian="cs" style:country-asian="CZ" style:font-style-asian="normal" style:font-style-complex="normal"/>
    </style:style>
    <style:style style:name="T1835" style:family="text">
      <style:text-properties fo:letter-spacing="0.009cm" fo:language="cs" fo:country="CZ" fo:font-style="normal" officeooo:rsid="4424b05c" style:language-asian="cs" style:country-asian="CZ" style:font-style-asian="normal" style:font-style-complex="normal"/>
    </style:style>
    <style:style style:name="T1836" style:family="text">
      <style:text-properties fo:letter-spacing="0.009cm" fo:language="cs" fo:country="CZ" fo:font-style="normal" officeooo:rsid="20a75113" style:language-asian="cs" style:country-asian="CZ" style:font-style-asian="normal" style:font-style-complex="normal"/>
    </style:style>
    <style:style style:name="T1837" style:family="text">
      <style:text-properties fo:letter-spacing="0.009cm" fo:language="cs" fo:country="CZ" fo:font-style="normal" officeooo:rsid="463b6e56" style:language-asian="cs" style:country-asian="CZ" style:font-style-asian="normal" style:font-style-complex="normal"/>
    </style:style>
    <style:style style:name="T1838"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9"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40" style:family="text">
      <style:text-properties fo:letter-spacing="0.009cm" fo:language="cs" fo:country="CZ" fo:font-weight="bold" style:language-asian="cs" style:country-asian="CZ" style:font-weight-asian="bold" style:font-weight-complex="bold"/>
    </style:style>
    <style:style style:name="T1841" style:family="text">
      <style:text-properties fo:letter-spacing="0.009cm" fo:language="cs" fo:country="CZ" style:language-asian="cs" style:country-asian="CZ"/>
    </style:style>
    <style:style style:name="T1842" style:family="text">
      <style:text-properties fo:letter-spacing="0.009cm" fo:language="cs" fo:country="CZ" officeooo:rsid="463463df" style:language-asian="cs" style:country-asian="CZ"/>
    </style:style>
    <style:style style:name="T1843" style:family="text">
      <style:text-properties fo:letter-spacing="0.009cm" fo:language="cs" fo:country="CZ" officeooo:rsid="20ace839" style:language-asian="cs" style:country-asian="CZ"/>
    </style:style>
    <style:style style:name="T1844" style:family="text">
      <style:text-properties fo:letter-spacing="0.009cm" fo:language="cs" fo:country="CZ" officeooo:rsid="46ce3d9d" style:language-asian="cs" style:country-asian="CZ"/>
    </style:style>
    <style:style style:name="T1845" style:family="text">
      <style:text-properties fo:letter-spacing="0.009cm" fo:language="cs" fo:country="CZ" officeooo:rsid="44604b77" style:language-asian="cs" style:country-asian="CZ"/>
    </style:style>
    <style:style style:name="T1846" style:family="text">
      <style:text-properties fo:letter-spacing="0.009cm" fo:language="cs" fo:country="CZ" officeooo:rsid="46ce7f95" style:language-asian="cs" style:country-asian="CZ"/>
    </style:style>
    <style:style style:name="T1847" style:family="text">
      <style:text-properties fo:letter-spacing="0.009cm" fo:language="cs" fo:country="CZ" officeooo:rsid="4464fca1" style:language-asian="cs" style:country-asian="CZ"/>
    </style:style>
    <style:style style:name="T1848" style:family="text">
      <style:text-properties fo:letter-spacing="0.009cm" fo:language="cs" fo:country="CZ" officeooo:rsid="46cfc8eb" style:language-asian="cs" style:country-asian="CZ"/>
    </style:style>
    <style:style style:name="T1849" style:family="text">
      <style:text-properties fo:letter-spacing="0.009cm" fo:language="cs" fo:country="CZ" officeooo:rsid="463f8dec" style:language-asian="cs" style:country-asian="CZ"/>
    </style:style>
    <style:style style:name="T1850" style:family="text">
      <style:text-properties fo:letter-spacing="0.009cm" fo:language="cs" fo:country="CZ" officeooo:rsid="20aac5d0" style:language-asian="cs" style:country-asian="CZ"/>
    </style:style>
    <style:style style:name="T1851" style:family="text">
      <style:text-properties fo:letter-spacing="0.009cm" fo:language="cs" fo:country="CZ" officeooo:rsid="44338544" style:language-asian="cs" style:country-asian="CZ"/>
    </style:style>
    <style:style style:name="T1852" style:family="text">
      <style:text-properties fo:letter-spacing="0.009cm" fo:language="cs" fo:country="CZ" officeooo:rsid="4729103d" style:language-asian="cs" style:country-asian="CZ"/>
    </style:style>
    <style:style style:name="T1853" style:family="text">
      <style:text-properties fo:letter-spacing="0.009cm" fo:language="cs" fo:country="CZ" officeooo:rsid="48e172ce" style:language-asian="cs" style:country-asian="CZ"/>
    </style:style>
    <style:style style:name="T1854" style:family="text">
      <style:text-properties officeooo:rsid="46edf604"/>
    </style:style>
    <style:style style:name="T1855" style:family="text">
      <style:text-properties officeooo:rsid="3ec81767"/>
    </style:style>
    <style:style style:name="T1856" style:family="text">
      <style:text-properties officeooo:rsid="3ebedd03"/>
    </style:style>
    <style:style style:name="T1857" style:family="text">
      <style:text-properties officeooo:rsid="3dd6370d"/>
    </style:style>
    <style:style style:name="T1858" style:family="text">
      <style:text-properties fo:color="#000000" style:font-name="CharisSILW" fo:font-size="6.44999980926514pt" fo:letter-spacing="normal" fo:font-style="italic" fo:font-weight="normal"/>
    </style:style>
    <style:style style:name="T1859" style:family="text">
      <style:text-properties officeooo:rsid="224eb86c"/>
    </style:style>
    <style:style style:name="T1860" style:family="text">
      <style:text-properties officeooo:rsid="472ee6a5"/>
    </style:style>
    <style:style style:name="T1861" style:family="text">
      <style:text-properties officeooo:rsid="473b47ec"/>
    </style:style>
    <style:style style:name="T1862" style:family="text">
      <style:text-properties officeooo:rsid="473b82af"/>
    </style:style>
    <style:style style:name="T1863" style:family="text">
      <style:text-properties officeooo:rsid="473db4f8"/>
    </style:style>
    <style:style style:name="T1864" style:family="text">
      <style:text-properties officeooo:rsid="473f8f03"/>
    </style:style>
    <style:style style:name="T1865" style:family="text">
      <style:text-properties officeooo:rsid="4740573f"/>
    </style:style>
    <style:style style:name="T1866" style:family="text">
      <style:text-properties officeooo:rsid="16489aa3"/>
    </style:style>
    <style:style style:name="T1867" style:family="text">
      <style:text-properties officeooo:rsid="47472b07"/>
    </style:style>
    <style:style style:name="T1868" style:family="text">
      <style:text-properties officeooo:rsid="474ce652"/>
    </style:style>
    <style:style style:name="T1869" style:family="text">
      <style:text-properties officeooo:rsid="13dfae71"/>
    </style:style>
    <style:style style:name="T1870" style:family="text">
      <style:text-properties officeooo:rsid="474d83cb"/>
    </style:style>
    <style:style style:name="T1871" style:family="text">
      <style:text-properties officeooo:rsid="4758ec9f"/>
    </style:style>
    <style:style style:name="T1872" style:family="text">
      <style:text-properties officeooo:rsid="476be735"/>
    </style:style>
    <style:style style:name="T1873" style:family="text">
      <style:text-properties officeooo:rsid="476c4503"/>
    </style:style>
    <style:style style:name="T1874" style:family="text">
      <style:text-properties officeooo:rsid="477853cb"/>
    </style:style>
    <style:style style:name="T1875" style:family="text">
      <style:text-properties officeooo:rsid="477c827f"/>
    </style:style>
    <style:style style:name="T1876" style:family="text">
      <style:text-properties officeooo:rsid="21b23b24"/>
    </style:style>
    <style:style style:name="T1877" style:family="text">
      <style:text-properties officeooo:rsid="207d25a9"/>
    </style:style>
    <style:style style:name="T1878" style:family="text">
      <style:text-properties officeooo:rsid="479c1924"/>
    </style:style>
    <style:style style:name="T1879" style:family="text">
      <style:text-properties officeooo:rsid="47a07597"/>
    </style:style>
    <style:style style:name="T1880" style:family="text">
      <style:text-properties officeooo:rsid="47bf5a8d"/>
    </style:style>
    <style:style style:name="T1881" style:family="text">
      <style:text-properties officeooo:rsid="47d00f2a"/>
    </style:style>
    <style:style style:name="T1882" style:family="text">
      <style:text-properties officeooo:rsid="47d28de6"/>
    </style:style>
    <style:style style:name="T1883" style:family="text">
      <style:text-properties officeooo:rsid="47f34956"/>
    </style:style>
    <style:style style:name="T1884" style:family="text">
      <style:text-properties officeooo:rsid="47f8b458"/>
    </style:style>
    <style:style style:name="T1885" style:family="text">
      <style:text-properties officeooo:rsid="1557da55"/>
    </style:style>
    <style:style style:name="T1886" style:family="text">
      <style:text-properties officeooo:rsid="4801a79b"/>
    </style:style>
    <style:style style:name="T1887" style:family="text">
      <style:text-properties officeooo:rsid="4803a998"/>
    </style:style>
    <style:style style:name="T1888" style:family="text">
      <style:text-properties officeooo:rsid="4817771e"/>
    </style:style>
    <style:style style:name="T1889" style:family="text">
      <style:text-properties officeooo:rsid="481a8ddf"/>
    </style:style>
    <style:style style:name="T1890" style:family="text">
      <style:text-properties officeooo:rsid="48236c02"/>
    </style:style>
    <style:style style:name="T1891" style:family="text">
      <style:text-properties officeooo:rsid="48315717"/>
    </style:style>
    <style:style style:name="T1892" style:family="text">
      <style:text-properties officeooo:rsid="16077e11"/>
    </style:style>
    <style:style style:name="T1893" style:family="text">
      <style:text-properties officeooo:rsid="48470b61"/>
    </style:style>
    <style:style style:name="T1894" style:family="text">
      <style:text-properties officeooo:rsid="4849a8a6"/>
    </style:style>
    <style:style style:name="T1895" style:family="text">
      <style:text-properties officeooo:rsid="4859eff4"/>
    </style:style>
    <style:style style:name="T1896" style:family="text">
      <style:text-properties officeooo:rsid="485f2f8d"/>
    </style:style>
    <style:style style:name="T1897" style:family="text">
      <style:text-properties officeooo:rsid="486314e3"/>
    </style:style>
    <style:style style:name="T1898" style:family="text">
      <style:text-properties officeooo:rsid="4868a010"/>
    </style:style>
    <style:style style:name="T1899" style:family="text">
      <style:text-properties officeooo:rsid="486df238"/>
    </style:style>
    <style:style style:name="T1900" style:family="text">
      <style:text-properties officeooo:rsid="4870ab26"/>
    </style:style>
    <style:style style:name="T1901" style:family="text">
      <style:text-properties officeooo:rsid="48794e4e"/>
    </style:style>
    <style:style style:name="T1902"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officeooo:rsid="471f5fde"/>
    </style:style>
    <style:style style:name="T1905" style:family="text">
      <style:text-properties officeooo:rsid="487afae7"/>
    </style:style>
    <style:style style:name="T1906" style:family="text">
      <style:text-properties officeooo:rsid="487ba1ea"/>
    </style:style>
    <style:style style:name="T1907" style:family="text">
      <style:text-properties officeooo:rsid="4881dd03"/>
    </style:style>
    <style:style style:name="T1908" style:family="text">
      <style:text-properties officeooo:rsid="488dd94b"/>
    </style:style>
    <style:style style:name="T1909" style:family="text">
      <style:text-properties officeooo:rsid="4890a0fd"/>
    </style:style>
    <style:style style:name="T1910" style:family="text">
      <style:text-properties officeooo:rsid="48942ae9"/>
    </style:style>
    <style:style style:name="T1911" style:family="text">
      <style:text-properties officeooo:rsid="48b2d83b"/>
    </style:style>
    <style:style style:name="T1912" style:family="text">
      <style:text-properties officeooo:rsid="48b3847a"/>
    </style:style>
    <style:style style:name="T1913" style:family="text">
      <style:text-properties officeooo:rsid="48b6089f"/>
    </style:style>
    <style:style style:name="T1914" style:family="text">
      <style:text-properties officeooo:rsid="48bbf1a2"/>
    </style:style>
    <style:style style:name="T1915" style:family="text">
      <style:text-properties officeooo:rsid="48caf5d2"/>
    </style:style>
    <style:style style:name="T1916" style:family="text">
      <style:text-properties officeooo:rsid="48cc56ae"/>
    </style:style>
    <style:style style:name="T1917" style:family="text">
      <style:text-properties officeooo:rsid="48da7260"/>
    </style:style>
    <style:style style:name="T1918" style:family="text">
      <style:text-properties officeooo:rsid="48db573d"/>
    </style:style>
    <style:style style:name="T1919" style:family="text">
      <style:text-properties officeooo:rsid="477e2ab2"/>
    </style:style>
    <style:style style:name="T1920" style:family="text">
      <style:text-properties officeooo:rsid="48dd2196"/>
    </style:style>
    <style:style style:name="T1921" style:family="text">
      <style:text-properties officeooo:rsid="48de9c87"/>
    </style:style>
    <style:style style:name="T1922" style:family="text">
      <style:text-properties officeooo:rsid="48e4dc87"/>
    </style:style>
    <style:style style:name="T1923" style:family="text">
      <style:text-properties officeooo:rsid="48e73877"/>
    </style:style>
    <style:style style:name="T1924" style:family="text">
      <style:text-properties officeooo:rsid="48e8ff31"/>
    </style:style>
    <style:style style:name="T1925" style:family="text">
      <style:text-properties officeooo:rsid="48ecc0bc"/>
    </style:style>
    <style:style style:name="T1926" style:family="text">
      <style:text-properties officeooo:rsid="28b1926f"/>
    </style:style>
    <style:style style:name="T1927" style:family="text">
      <style:text-properties officeooo:rsid="48efdcd4"/>
    </style:style>
    <style:style style:name="T1928" style:family="text">
      <style:text-properties style:text-line-through-style="solid" style:text-line-through-type="single"/>
    </style:style>
    <style:style style:name="T1929" style:family="text">
      <style:text-properties officeooo:rsid="4907f67e"/>
    </style:style>
    <style:style style:name="T1930" style:family="text">
      <style:text-properties officeooo:rsid="49151568"/>
    </style:style>
    <style:style style:name="T1931" style:family="text">
      <style:text-properties officeooo:rsid="49173aac"/>
    </style:style>
    <style:style style:name="T1932" style:family="text">
      <style:text-properties officeooo:rsid="4918c0e8"/>
    </style:style>
    <style:style style:name="T1933" style:family="text">
      <style:text-properties officeooo:rsid="491c545f"/>
    </style:style>
    <style:style style:name="T1934" style:family="text">
      <style:text-properties officeooo:rsid="49232bf4"/>
    </style:style>
    <style:style style:name="T1935" style:family="text">
      <style:text-properties officeooo:rsid="4923366d"/>
    </style:style>
    <style:style style:name="T1936" style:family="text">
      <style:text-properties officeooo:rsid="49299a2d"/>
    </style:style>
    <style:style style:name="T1937" style:family="text">
      <style:text-properties officeooo:rsid="492a1c36"/>
    </style:style>
    <style:style style:name="T1938" style:family="text">
      <style:text-properties officeooo:rsid="492cfce1"/>
    </style:style>
    <style:style style:name="T1939" style:family="text">
      <style:text-properties officeooo:rsid="492dc398"/>
    </style:style>
    <style:style style:name="T1940" style:family="text">
      <style:text-properties officeooo:rsid="49314327"/>
    </style:style>
    <style:style style:name="T1941" style:family="text">
      <style:text-properties officeooo:rsid="4934b6fd"/>
    </style:style>
    <style:style style:name="T1942" style:family="text">
      <style:text-properties officeooo:rsid="49457a26"/>
    </style:style>
    <style:style style:name="T1943" style:family="text">
      <style:text-properties officeooo:rsid="495c2dd8"/>
    </style:style>
    <style:style style:name="T1944" style:family="text">
      <style:text-properties officeooo:rsid="495c4caa"/>
    </style:style>
    <style:style style:name="T1945" style:family="text">
      <style:text-properties officeooo:rsid="495c916b"/>
    </style:style>
    <style:style style:name="T1946" style:family="text">
      <style:text-properties officeooo:rsid="495d9ab0"/>
    </style:style>
    <style:style style:name="T1947" style:family="text">
      <style:text-properties officeooo:rsid="495e6c44"/>
    </style:style>
    <style:style style:name="T1948" style:family="text">
      <style:text-properties officeooo:rsid="49617508"/>
    </style:style>
    <style:style style:name="T1949" style:family="text">
      <style:text-properties officeooo:rsid="496e3688"/>
    </style:style>
    <style:style style:name="T1950" style:family="text">
      <style:text-properties officeooo:rsid="4979d611"/>
    </style:style>
    <style:style style:name="T1951" style:family="text">
      <style:text-properties officeooo:rsid="4980ca62"/>
    </style:style>
    <style:style style:name="T1952" style:family="text">
      <style:text-properties officeooo:rsid="49880276"/>
    </style:style>
    <style:style style:name="T1953" style:family="text">
      <style:text-properties officeooo:rsid="49890ae7"/>
    </style:style>
    <style:style style:name="T1954" style:family="text">
      <style:text-properties officeooo:rsid="498bdfda"/>
    </style:style>
    <style:style style:name="T1955" style:family="text">
      <style:text-properties officeooo:rsid="498c8d3b"/>
    </style:style>
    <style:style style:name="T1956" style:family="text">
      <style:text-properties officeooo:rsid="4992770b"/>
    </style:style>
    <style:style style:name="T1957" style:family="text">
      <style:text-properties officeooo:rsid="4993fbf9"/>
    </style:style>
    <style:style style:name="T1958" style:family="text">
      <style:text-properties officeooo:rsid="49965bb0"/>
    </style:style>
    <style:style style:name="T1959" style:family="text">
      <style:text-properties officeooo:rsid="499f3051"/>
    </style:style>
    <style:style style:name="T1960" style:family="text">
      <style:text-properties officeooo:rsid="49a05743"/>
    </style:style>
    <style:style style:name="T1961" style:family="text">
      <style:text-properties officeooo:rsid="49a7c19a"/>
    </style:style>
    <style:style style:name="T1962" style:family="text">
      <style:text-properties officeooo:rsid="49b709a6"/>
    </style:style>
    <style:style style:name="T1963" style:family="text">
      <style:text-properties officeooo:rsid="49c9bc3e"/>
    </style:style>
    <style:style style:name="T1964" style:family="text">
      <style:text-properties officeooo:rsid="49d6813b"/>
    </style:style>
    <style:style style:name="T1965" style:family="text">
      <style:text-properties officeooo:rsid="49d75c02"/>
    </style:style>
    <style:style style:name="T1966" style:family="text">
      <style:text-properties officeooo:rsid="49d85d9f"/>
    </style:style>
    <style:style style:name="T1967" style:family="text">
      <style:text-properties officeooo:rsid="49da226d"/>
    </style:style>
    <style:style style:name="T1968" style:family="text">
      <style:text-properties officeooo:rsid="49dbbea2"/>
    </style:style>
    <style:style style:name="T1969" style:family="text">
      <style:text-properties officeooo:rsid="49ebdaa9"/>
    </style:style>
    <style:style style:name="T1970" style:family="text">
      <style:text-properties officeooo:rsid="49f5732a"/>
    </style:style>
    <style:style style:name="T1971" style:family="text">
      <style:text-properties officeooo:rsid="49f6f687"/>
    </style:style>
    <style:style style:name="T1972" style:family="text">
      <style:text-properties officeooo:rsid="49f89c31"/>
    </style:style>
    <style:style style:name="T1973" style:family="text">
      <style:text-properties officeooo:rsid="49fe0157"/>
    </style:style>
    <style:style style:name="T1974" style:family="text">
      <style:text-properties officeooo:rsid="49febb1f"/>
    </style:style>
    <style:style style:name="T1975" style:family="text">
      <style:text-properties officeooo:rsid="4a01626f"/>
    </style:style>
    <style:style style:name="T1976" style:family="text">
      <style:text-properties officeooo:rsid="4a077ee8"/>
    </style:style>
    <style:style style:name="T1977" style:family="text">
      <style:text-properties officeooo:rsid="4a0ab45a"/>
    </style:style>
    <style:style style:name="T1978" style:family="text">
      <style:text-properties officeooo:rsid="4a1727da"/>
    </style:style>
    <style:style style:name="T1979" style:family="text">
      <style:text-properties officeooo:rsid="4a1abf62"/>
    </style:style>
    <style:style style:name="T1980" style:family="text">
      <style:text-properties officeooo:rsid="4a1bb5a2"/>
    </style:style>
    <style:style style:name="T1981" style:family="text">
      <style:text-properties officeooo:rsid="4a261807"/>
    </style:style>
    <style:style style:name="T1982" style:family="text">
      <style:text-properties officeooo:rsid="4a283246"/>
    </style:style>
    <style:style style:name="T1983" style:family="text">
      <style:text-properties officeooo:rsid="4a2a266f"/>
    </style:style>
    <style:style style:name="T1984" style:family="text">
      <style:text-properties officeooo:rsid="47f6b078"/>
    </style:style>
    <style:style style:name="T1985" style:family="text">
      <style:text-properties officeooo:rsid="4a2e0193"/>
    </style:style>
    <style:style style:name="T1986" style:family="text">
      <style:text-properties officeooo:rsid="4a2f27dc"/>
    </style:style>
    <style:style style:name="T1987" style:family="text">
      <style:text-properties officeooo:rsid="4a305053"/>
    </style:style>
    <style:style style:name="T1988" style:family="text">
      <style:text-properties officeooo:rsid="4a333435"/>
    </style:style>
    <style:style style:name="T1989" style:family="text">
      <style:text-properties officeooo:rsid="4a38a50e"/>
    </style:style>
    <style:style style:name="T1990" style:family="text">
      <style:text-properties officeooo:rsid="4a3a9cae"/>
    </style:style>
    <style:style style:name="T1991" style:family="text">
      <style:text-properties officeooo:rsid="4a3be726"/>
    </style:style>
    <style:style style:name="T1992" style:family="text">
      <style:text-properties officeooo:rsid="4a3f2ae0"/>
    </style:style>
    <style:style style:name="T1993" style:family="text">
      <style:text-properties officeooo:rsid="4a4219c0"/>
    </style:style>
    <style:style style:name="T1994" style:family="text">
      <style:text-properties officeooo:rsid="4a435766"/>
    </style:style>
    <style:style style:name="T1995" style:family="text">
      <style:text-properties officeooo:rsid="4a43e6e4"/>
    </style:style>
    <style:style style:name="T1996" style:family="text">
      <style:text-properties officeooo:rsid="4a457e79"/>
    </style:style>
    <style:style style:name="T1997" style:family="text">
      <style:text-properties officeooo:rsid="4a46ec76"/>
    </style:style>
    <style:style style:name="T1998" style:family="text">
      <style:text-properties officeooo:rsid="4a5abf57"/>
    </style:style>
    <style:style style:name="T1999" style:family="text">
      <style:text-properties officeooo:rsid="4a5cbb2d"/>
    </style:style>
    <style:style style:name="T2000" style:family="text">
      <style:text-properties officeooo:rsid="4a61a6b4"/>
    </style:style>
    <style:style style:name="T2001" style:family="text">
      <style:text-properties officeooo:rsid="4a623734"/>
    </style:style>
    <style:style style:name="T2002" style:family="text">
      <style:text-properties officeooo:rsid="4a67efe2"/>
    </style:style>
    <style:style style:name="T2003" style:family="text">
      <style:text-properties officeooo:rsid="4a7ffa9e"/>
    </style:style>
    <style:style style:name="T2004" style:family="text">
      <style:text-properties fo:font-size="8.5pt" fo:language="cs" fo:country="CZ" officeooo:rsid="4a873a3e" style:font-size-asian="8.5pt" style:language-asian="cs" style:country-asian="CZ" style:font-size-complex="8.5pt"/>
    </style:style>
    <style:style style:name="T2005"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2006"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2007" style:family="text">
      <style:text-properties officeooo:rsid="4a970594"/>
    </style:style>
    <style:style style:name="T2008" style:family="text">
      <style:text-properties officeooo:rsid="4aa2e5f6"/>
    </style:style>
    <style:style style:name="T2009" style:family="text">
      <style:text-properties officeooo:rsid="49f79be0"/>
    </style:style>
    <style:style style:name="T2010" style:family="text">
      <style:text-properties officeooo:rsid="4acfb53e"/>
    </style:style>
    <style:style style:name="T2011" style:family="text">
      <style:text-properties officeooo:rsid="4ad1e0a4"/>
    </style:style>
    <style:style style:name="T2012" style:family="text">
      <style:text-properties officeooo:rsid="4a4e712a"/>
    </style:style>
    <style:style style:name="T2013" style:family="text">
      <style:text-properties officeooo:rsid="4a4c8fc2"/>
    </style:style>
    <style:style style:name="T2014" style:family="text">
      <style:text-properties officeooo:rsid="490c0d92"/>
    </style:style>
    <style:style style:name="T2015" style:family="text">
      <style:text-properties officeooo:rsid="4b160d42"/>
    </style:style>
    <style:style style:name="T2016" style:family="text">
      <style:text-properties officeooo:rsid="4b1806b5"/>
    </style:style>
    <style:style style:name="T2017" style:family="text">
      <style:text-properties officeooo:rsid="4b2804be"/>
    </style:style>
    <style:style style:name="T2018" style:family="text">
      <style:text-properties officeooo:rsid="4b29a923"/>
    </style:style>
    <style:style style:name="T2019" style:family="text">
      <style:text-properties officeooo:rsid="4b2ea65b"/>
    </style:style>
    <style:style style:name="T2020" style:family="text">
      <style:text-properties officeooo:rsid="4b3481f5"/>
    </style:style>
    <style:style style:name="T2021" style:family="text">
      <style:text-properties officeooo:rsid="49e283dc"/>
    </style:style>
    <style:style style:name="T2022" style:family="text">
      <style:text-properties officeooo:rsid="4b428cd5"/>
    </style:style>
    <style:style style:name="T2023" style:family="text">
      <style:text-properties officeooo:rsid="411ff11e"/>
    </style:style>
    <style:style style:name="T2024" style:family="text">
      <style:text-properties officeooo:rsid="4b5ab32c"/>
    </style:style>
    <style:style style:name="T2025" style:family="text">
      <style:text-properties officeooo:rsid="4b5e14a8"/>
    </style:style>
    <style:style style:name="T2026" style:family="text">
      <style:text-properties officeooo:rsid="4b69bb87"/>
    </style:style>
    <style:style style:name="T2027" style:family="text">
      <style:text-properties officeooo:rsid="4b878086"/>
    </style:style>
    <style:style style:name="T2028" style:family="text">
      <style:text-properties officeooo:rsid="4b895dd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448055095" text:style-name="L1">
        <text:list-item>
          <text:p text:style-name="P761">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18" text:outline-level="4"><text:bookmark-start text:name="__RefHeading___Toc17393_4252866283"/>Nezdolná výdrž<text:bookmark-end text:name="__RefHeading___Toc17393_4252866283"/></text:h>
      <text:p text:style-name="P92">/<text:span text:style-name="T2028">* Dostane ji barbar */</text:span></text:p>
      <text:p text:style-name="P91">Vydržíš <text:span text:style-name="T937">bez zastávky</text:span> běžet <text:span text:style-name="T937">či bojovat</text:span> <text:span text:style-name="T937">celý den</text:span>.</text:p>
      <text:h text:style-name="P519"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0"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1"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2"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05" text:outline-level="3"><text:bookmark-start text:name="__RefHeading___Toc17432_3085950545"/>Pokročilé válečnické schopnosti<text:bookmark-end text:name="__RefHeading___Toc17432_3085950545"/></text:h>
      <text:list xml:id="list34560523" text:style-name="L2">
        <text:list-item>
          <text:p text:style-name="P679">Pevný postoj</text:p>
        </text:list-item>
        <text:list-item>
          <text:p text:style-name="P679">Obří skoky</text:p>
        </text:list-item>
        <text:list-item>
          <text:p text:style-name="P679">Boj proti přesile</text:p>
        </text:list-item>
        <text:list-item>
          <text:p text:style-name="P679"><text:soft-page-break/>Boj poslepu</text:p>
        </text:list-item>
        <text:list-item>
          <text:p text:style-name="P679">Hroší kůže</text:p>
        </text:list-item>
        <text:list-item>
          <text:p text:style-name="P679">Zastrašení</text:p>
        </text:list-item>
        <text:list-item>
          <text:p text:style-name="P679">Neohroženost</text:p>
        </text:list-item>
        <text:list-item>
          <text:p text:style-name="P679">Vypětí rychlosti</text:p>
        </text:list-item>
        <text:list-item>
          <text:p text:style-name="P679">Vypětí síly</text:p>
        </text:list-item>
        <text:list-item>
          <text:p text:style-name="P679">Vrh odrazem</text:p>
        </text:list-item>
      </text:list>
      <text:h text:style-name="P523"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22">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4"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26">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36">n</text:span><text:span text:style-name="T1637">a útok</text:span><text:span text:style-name="T497"> bez postihu, když na tři cíle, máš postih jen -1 atd.</text:span></text:p>
      <text:h text:style-name="P525" text:outline-level="4"><text:bookmark-start text:name="__RefHeading___Toc17413_4252866283"/><text:soft-page-break/>Boj poslepu<text:bookmark-end text:name="__RefHeading___Toc17413_4252866283"/></text:h>
      <text:p text:style-name="P461"><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7">m</text:span><text:span text:style-name="T1338">áš proti němu výhodu</text:span><text:span text:style-name="T534">.</text:span><text:span text:style-name="T852"> </text:span><text:span text:style-name="T1339">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1"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1" text:outline-level="4"><text:bookmark-start text:name="__RefHeading___Toc17417_4252866283"/>Zastrašení<text:bookmark-end text:name="__RefHeading___Toc17417_4252866283"/></text:h>
      <text:p text:style-name="P431">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36">n</text:span><text:span text:style-name="T1637">a útok</text:span><text:span text:style-name="T436"> a nemůžeš použít </text:span><text:span text:style-name="T198">plnou obranu</text:span><text:span text:style-name="T442">. Zastrašovat můžeš i před bojem.</text:span></text:p>
      <text:h text:style-name="P521"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26" text:outline-level="4"><text:bookmark-start text:name="__RefHeading___Toc17421_4252866283"/>Vypětí rychlosti<text:bookmark-end text:name="__RefHeading___Toc17421_4252866283"/></text:h>
      <text:p text:style-name="P462"><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30">v</text:span><text:span text:style-name="T1531">ypiješ</text:span><text:span text:style-name="T433"> </text:span><text:span text:style-name="T196">lektvar rychlost</text:span><text:span text:style-name="T319">i</text:span><text:span text:style-name="T433"> a přitom použiješ tuto schopnost, poběžíš čtyřikrát rychleji.</text:span></text:p>
      <text:h text:style-name="P527"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28"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06"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3200007915" text:style-name="L3">
        <text:list-item>
          <text:p text:style-name="P680">Bojové šílenství</text:p>
        </text:list-item>
        <text:list-item>
          <text:p text:style-name="P680">Útok z obrany</text:p>
        </text:list-item>
        <text:list-item>
          <text:p text:style-name="P680">Regenerace</text:p>
        </text:list-item>
        <text:list-item>
          <text:p text:style-name="P680">Odolnost proti mrazu</text:p>
        </text:list-item>
        <text:list-item>
          <text:p text:style-name="P680">Odolnost proti ohni</text:p>
        </text:list-item>
        <text:list-item>
          <text:p text:style-name="P680">Odolnost proti jedům</text:p>
        </text:list-item>
        <text:list-item>
          <text:p text:style-name="P680">Potlačení paralýzy</text:p>
        </text:list-item>
        <text:list-item>
          <text:p text:style-name="P680">Železné pěsti</text:p>
        </text:list-item>
        <text:list-item>
          <text:p text:style-name="P681">Srážení střel</text:p>
        </text:list-item>
      </text:list>
      <text:h text:style-name="Heading_20_4" text:outline-level="4"><text:bookmark-start text:name="__RefHeading___Toc17427_4252866283"/>Bojové šílenství<text:bookmark-end text:name="__RefHeading___Toc17427_4252866283"/></text:h>
      <text:p text:style-name="P463"><text:span text:style-name="T2023">Když ti v boji životy klesnou na nulu nebo níž, nejsi </text:span><text:span text:style-name="T320">vyřazený</text:span><text:span text:style-name="T2023">.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2">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2">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51">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44">n</text:span><text:span text:style-name="T1645">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51"> Po několik následujících minut si každé kolo vyléčíš 1 život. Pokud tě tedy v průběhu </text:span><text:span text:style-name="T248">regenerace</text:span><text:span text:style-name="T1751">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29"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29"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0"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1" text:outline-level="4"><text:bookmark-start text:name="__RefHeading___Toc17439_4252866283"/><text:soft-page-break/>Potlačení paralýzy<text:bookmark-end text:name="__RefHeading___Toc17439_4252866283"/></text:h>
      <text:p text:style-name="P432"><text:span text:style-name="T416">K</text:span><text:span text:style-name="T423">rátkým </text:span><text:span text:style-name="T417">zatnutím všech svalů v těle</text:span><text:span text:style-name="T423"> dokážeš </text:span><text:span text:style-name="T1552">zlomit</text:span><text:span text:style-name="T423"> účinky paralýzy. </text:span><text:span text:style-name="T417">Z</text:span><text:span text:style-name="T423">abere </text:span><text:span text:style-name="T417">to</text:span><text:span text:style-name="T423"> jedno kolo, kdy neházíš </text:span><text:span text:style-name="T1644">n</text:span><text:span text:style-name="T1645">a útok</text:span><text:span text:style-name="T423"> a nemůžeš použít </text:span><text:span text:style-name="T328">plnou obranu</text:span><text:span text:style-name="T423">.</text:span></text:p>
      <text:h text:style-name="P532"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3"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669"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07" text:outline-level="3"><text:bookmark-start text:name="__RefHeading___Toc17438_3085950545"/>Základní hraničářské schopnosti<text:bookmark-end text:name="__RefHeading___Toc17438_3085950545"/></text:h>
      <text:list xml:id="list1161931917" text:style-name="L4">
        <text:list-item text:start-value="1">
          <text:p text:style-name="P682">Lehký spánek</text:p>
        </text:list-item>
        <text:list-item>
          <text:p text:style-name="P683">Řeč zvířat</text:p>
        </text:list-item>
        <text:list-item>
          <text:p text:style-name="P682"><text:soft-page-break/>Zvířecí společník</text:p>
        </text:list-item>
        <text:list-item>
          <text:p text:style-name="P682">Lehký krok</text:p>
        </text:list-item>
        <text:list-item>
          <text:p text:style-name="P682">Hojivý dotyk</text:p>
        </text:list-item>
        <text:list-item>
          <text:p text:style-name="P682">Orientační smysl</text:p>
        </text:list-item>
      </text:list>
      <text:h text:style-name="P534"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35"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36"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37"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38"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39"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07" text:outline-level="3"><text:bookmark-start text:name="__RefHeading___Toc17440_3085950545"/>Pokročilé hraničářské schopnosti<text:bookmark-end text:name="__RefHeading___Toc17440_3085950545"/></text:h>
      <text:list xml:id="list3207651100" text:style-name="L5">
        <text:list-item text:start-value="1">
          <text:p text:style-name="P684">Telekineze</text:p>
        </text:list-item>
        <text:list-item>
          <text:p text:style-name="P684">Pyrokineze</text:p>
        </text:list-item>
        <text:list-item>
          <text:p text:style-name="P686">Telepatie</text:p>
        </text:list-item>
        <text:list-item>
          <text:p text:style-name="P687">Jistá ruka</text:p>
        </text:list-item>
        <text:list-item>
          <text:p text:style-name="P685">Ochrana před <text:span text:style-name="T1166">nepohodou</text:span></text:p>
        </text:list-item>
        <text:list-item>
          <text:p text:style-name="P685">Odstranění únavy</text:p>
        </text:list-item>
        <text:list-item>
          <text:p text:style-name="P688">Příkaz na dálku</text:p>
        </text:list-item>
        <text:list-item>
          <text:p text:style-name="P685">Předpovídání počasí</text:p>
        </text:list-item>
        <text:list-item>
          <text:p text:style-name="P685">Zpomalení jedu</text:p>
        </text:list-item>
        <text:list-item>
          <text:p text:style-name="P685">Průzkumný projektil</text:p>
        </text:list-item>
        <text:list-item>
          <text:p text:style-name="P689">Podprahové zvuky</text:p>
        </text:list-item>
      </text:list>
      <text:h text:style-name="P540" text:outline-level="4"><text:soft-page-break/>Telekineze</text:h>
      <text:p text:style-name="P23">Mimosmyslová schopnost</text:p>
      <text:p text:style-name="P459"><text:span text:style-name="T193">Dosah:</text:span> <text:span text:style-name="T968">krátká vzdálenost</text:span></text:p>
      <text:p text:style-name="P459"><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59"><text:span text:style-name="T341">/</text:span><text:span text:style-name="T414">*</text:span></text:p>
      <text:p text:style-name="P473"><text:span text:style-name="T341">N</text:span><text:span text:style-name="T331">avržená nová verze:</text:span></text:p>
      <text:p text:style-name="P472"><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6">p</text:span><text:span text:style-name="T1537">okud jen</text:span><text:span text:style-name="T412"> </text:span><text:span text:style-name="T1536">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6">asi</text:span><text:span text:style-name="T412"> jako kdyby sis na to vzal dlouhou tyč s kleštěmi na konci.</text:span></text:p>
      <text:p text:style-name="P472"><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0" text:outline-level="4"><text:bookmark-start text:name="__RefHeading___Toc17479_4252866283"/>Pyrokineze<text:bookmark-end text:name="__RefHeading___Toc17479_4252866283"/></text:h>
      <text:p text:style-name="P23">Mimosmyslová schopnost</text:p>
      <text:p text:style-name="P459"><text:soft-page-break/><text:span text:style-name="T193">Dosah:</text:span> <text:span text:style-name="T968">krátká vzdálenost<text:line-break/></text:span><text:span text:style-name="T239">Rozsah:</text:span><text:span text:style-name="T968"> 1 cíl</text:span></text:p>
      <text:p text:style-name="P460"><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351">* Jak dlouho to hoří? Mělo by to být asi stejné jako u Vzplanutí. </text:span><text:span text:style-name="T409">Jo, bude to stejně.</text:span><text:span text:style-name="T351"> */</text:span></text:p>
      <text:h text:style-name="P540" text:outline-level="4"><text:bookmark-start text:name="__RefHeading___Toc17481_4252866283"/>Tele<text:span text:style-name="T969">patie</text:span><text:bookmark-end text:name="__RefHeading___Toc17481_4252866283"/></text:h>
      <text:p text:style-name="P23">Mimosmyslová schopnost</text:p>
      <text:p text:style-name="P459"><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1"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2"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3"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44"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45"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46"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47"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08" text:outline-level="3"><text:bookmark-start text:name="__RefHeading___Toc17442_3085950545"/>Mistrovské hraničářské schopnosti<text:bookmark-end text:name="__RefHeading___Toc17442_3085950545"/></text:h>
      <text:list xml:id="list205106876077802" text:continue-list="list3207651100" text:style-name="L5">
        <text:list-item text:start-value="1">
          <text:p text:style-name="P690">Cit pro nadpřirozeno</text:p>
        </text:list-item>
        <text:list-item>
          <text:p text:style-name="P685">Očistná meditace</text:p>
        </text:list-item>
        <text:list-item>
          <text:p text:style-name="P685">Uhrančivý pohled</text:p>
        </text:list-item>
        <text:list-item>
          <text:p text:style-name="P685">Ochrana před bouří</text:p>
        </text:list-item>
        <text:list-item>
          <text:p text:style-name="P685">Zmámení zvířete</text:p>
        </text:list-item>
        <text:list-item>
          <text:p text:style-name="P685">Vějířový výstřel</text:p>
        </text:list-item>
        <text:list-item>
          <text:p text:style-name="P685">Zapůjčení</text:p>
        </text:list-item>
        <text:list-item>
          <text:p text:style-name="P694"><text:span text:style-name="T1">Sledov</text:span><text:span text:style-name="T55">ání </text:span><text:span text:style-name="T103">stopy</text:span></text:p>
        </text:list-item>
        <text:list-item>
          <text:p text:style-name="P691">Převzetí otravy</text:p>
        </text:list-item>
        <text:list-item>
          <text:p text:style-name="P691">Falešné stopy</text:p>
        </text:list-item>
      </text:list>
      <text:h text:style-name="P548"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49"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0"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1" text:outline-level="4"><text:bookmark-start text:name="__RefHeading___Toc17493_4252866283"/>Vějířový <text:span text:style-name="T962">výstřel</text:span><text:bookmark-end text:name="__RefHeading___Toc17493_4252866283"/></text:h>
      <text:p text:style-name="P432"><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44">n</text:span><text:span text:style-name="T1645">a útok</text:span><text:span text:style-name="T452"> a nemůžeš použít </text:span><text:span text:style-name="T325">plnou obranu</text:span><text:span text:style-name="T452">.</text:span></text:p>
      <text:h text:style-name="P552"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9">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3"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54"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670"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807">vyrábí</text:span> <text:span text:style-name="T1798">kouzelné</text:span> lektvary, <text:span text:style-name="T1797">výbušniny</text:span> a jiné užitečné předměty.</text:p>
      <text:h text:style-name="P509" text:outline-level="3"><text:bookmark-start text:name="__RefHeading___Toc17446_3085950545"/>Laboratoř a aparatura<text:bookmark-end text:name="__RefHeading___Toc17446_3085950545"/></text:h>
      <text:p text:style-name="P254">Ke studiu <text:span text:style-name="T1787">alchymie</text:span> a k výrobě kouzelných předmětů potřebuješ <text:span text:style-name="T1825">drahé a křehké vybavení: </text:span>baňky, křivule, <text:span text:style-name="T1788">zkumavky, tyglíky,</text:span> destilační <text:span text:style-name="T1813">kolonu</text:span>, kahany, skleněné tyčinky a <text:span text:style-name="T1825">podobně</text:span>.<text:line-break/><text:tab/><text:span text:style-name="T1812">Základní sadě říkáme alchymistická aparatura. Uchovává se obvykle v malé, vypolstrované truhlici, ale můžeš ji přenášet i jakkoliv </text:span><text:soft-page-break/><text:span text:style-name="T1812">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93">Středobodem a</text:span>lchymi<text:span text:style-name="T1792">e je práce</text:span> s energií, <text:span text:style-name="T1795">která se přirozeně vyskytuje</text:span> v <text:span text:style-name="T1796">magických surovinách</text:span>. <text:span text:style-name="T1794">Říkáme jí m</text:span>agenergi<text:span text:style-name="T1794">e</text:span> <text:span text:style-name="T1794">a </text:span>měří <text:span text:style-name="T1794">se</text:span> v mazích. <text:span text:style-name="T1790">J</text:span>eden mag je nejmenší množství magenergie, ze kterého j<text:span text:style-name="T1791">d</text:span>e něco vyrobit.</text:p>
      <text:h text:style-name="Heading_20_3" text:outline-level="3"><text:bookmark-start text:name="__RefHeading___Toc17450_3085950545"/>Magické suroviny<text:bookmark-end text:name="__RefHeading___Toc17450_3085950545"/></text:h>
      <text:p text:style-name="P250"><text:span text:style-name="T1808">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8">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800">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803">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26">vypít</text:span> <text:span text:style-name="T193">lektvar vidění magenergie</text:span> nebo <text:span text:style-name="T1801">provést důkladný rozbor</text:span>. <text:span text:style-name="T1802">Na ten potřebuješ alchymistickou aparaturu a trvá několik desítek minut.</text:span><text:line-break/><text:tab/><text:span text:style-name="T1809">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16">ých </text:span>obvykle na svitcích nebo v alchymistických knihách. <text:span text:style-name="T1789">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17">Studium</text:span> receptů<text:bookmark-end text:name="__RefHeading___Toc17503_4252866283"/></text:h>
      <text:p text:style-name="P253">Vyrobit <text:span text:style-name="T1811">něco přímo</text:span> podle receptu zapsaného na svitku nebo v knize je velice zdlouhavý a náročn<text:span text:style-name="T1810">ý</text:span> proces. <text:span text:style-name="T1815">Můžeš to ale výrazně zrychlit, když postup nejdřív důkladně probádáš a zjednodušíš – říkáme pak, že ses příslušný recept naučil.</text:span></text:p>
      <text:list xml:id="list3805322305"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622118433" text:style-name="L7">
        <text:list-item>
          <text:p text:style-name="P697"><text:span text:style-name="T1814">K výrobě předmětu podle receptu, který neumíš,</text:span> <text:span text:style-name="T1814">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0" text:outline-level="3"><text:bookmark-start text:name="__RefHeading___Toc17468_3085950545"/><text:span text:style-name="T1143">Základní alchymistické r</text:span>ecepty<text:bookmark-end text:name="__RefHeading___Toc17468_3085950545"/></text:h>
      <text:list xml:id="list1734708473"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55"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56" text:outline-level="4"><text:bookmark-start text:name="__RefHeading___Toc17511_4252866283"/><text:span text:style-name="T1766">Lektvar o</text:span>hniv<text:span text:style-name="T1765">ého</text:span> dech<text:span text:style-name="T1765">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9">na protivníky v </text:span><text:span text:style-name="T261">kontaktní vzdálenosti</text:span>, něco zapálit a podobně.</text:p>
      <text:h text:style-name="P557" text:outline-level="4"><text:bookmark-start text:name="__RefHeading___Toc17513_4252866283"/><text:span text:style-name="T1766">Lektvar mrazivého</text:span> dech<text:span text:style-name="T1765">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9">na protivníky v </text:span><text:span text:style-name="T261">kontaktní vzdálenosti</text:span>, něco <text:span text:style-name="T1799">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58" text:outline-level="4"><text:bookmark-start text:name="__RefHeading___Toc17517_4252866283"/>Vyprošťovák<text:bookmark-end text:name="__RefHeading___Toc17517_4252866283"/></text:h>
      <text:p text:style-name="Text_20_body">/<text:span text:style-name="T1767">*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59"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59"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9">n</text:span><text:span text:style-name="T1220">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0"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1"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2"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0" text:outline-level="3"><text:bookmark-start text:name="__RefHeading___Toc17470_3085950545"/><text:span text:style-name="T1143">Pokročilé alchymistické r</text:span>ecepty<text:bookmark-end text:name="__RefHeading___Toc17470_3085950545"/></text:h>
      <text:list xml:id="list1963865382"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63"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5"><text:span text:style-name="T251">Oslepující kulička</text:span><text:span text:style-name="T1757"> </text:span>při nárazu vybuchne oslepujícím světlem. Jas je tak silný, že zavření očí nebo odvrácení zraku dá pouze výhodu na odolání, spolehlivě ochrání jen zakrytí očí paží nebo něčím podobným. <text:span text:style-name="T1292">Z</text:span><text:span text:style-name="T1293">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3"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4"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65"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75"> Finesa + k6 proti Finese</text:span><text:line-break/><text:span text:style-name="T256">Rozsah:</text:span><text:span text:style-name="T1775"> všichni v </text:span><text:span text:style-name="T256">kontaktní vzdálenosti</text:span><text:span text:style-name="T1775"> od místa dopadu<text:line-break/></text:span><text:span text:style-name="T256">Účinek:</text:span><text:span text:style-name="T1775">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75">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59" text:outline-level="4"><text:bookmark-start text:name="__RefHeading___Toc17541_4252866283"/><text:soft-page-break/><text:span text:style-name="T1742">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804">na několik hodin</text:span> <text:span text:style-name="T1151">zcela potlačí</text:span> veškerou bolest. <text:span text:style-name="T1151">Při dlouhodobém užívání vzniká závislost.</text:span></text:p>
      <text:h text:style-name="P566"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67"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40">Pán jeskyně:</text:span><text:span text:style-name="T1841"> „Chod</text:span><text:span text:style-name="T1842">b</text:span><text:span text:style-name="T1841">ou proti tobě běží tři skřeti. </text:span><text:span text:style-name="T1842">D</text:span><text:span text:style-name="T1841">rží se bok po boku, takže budeš bojovat se všemi současně.“</text:span></text:p>
      <text:p text:style-name="P499"><text:span text:style-name="T1840">Pavel:</text:span><text:span text:style-name="T1841"> „Tak to bych je mohl všechny současně trefit ohnivou hlínou, ne?“</text:span></text:p>
      <text:p text:style-name="P499"><text:span text:style-name="T1840">Pán jeskyně:</text:span><text:span text:style-name="T1841"> „Jo, to nebude problém.“</text:span></text:p>
      <text:p text:style-name="P499"><text:span text:style-name="T1841">Pavel teď hází </text:span><text:span text:style-name="T1827">na ú</text:span><text:span text:style-name="T1830">tok</text:span><text:span text:style-name="T1841">. Finesu má 2 a na kostce mu padlo 3, dohromady má tedy 5. Pán jeskyně hází za každého skřeta zvlášť. Všichni mají Finesu 2 a na kostce mu padlo postupně 1, 5 a 6, takže jejich obrany jsou 3, 7 a 8.</text:span></text:p>
      <text:p text:style-name="P499"><text:span text:style-name="T1840">Pán jeskyně:</text:span><text:span text:style-name="T1841"> „Trefil jsi jen jednoho skřeta, ostatní dva včas uskočili. Hoď si na zranění“.</text:span></text:p>
      <text:p text:style-name="P499"><text:span text:style-name="T1841">Pavel hází </text:span><text:span text:style-name="T1852">2</text:span><text:span text:style-name="T1841">kz </text:span><text:span text:style-name="T1852">na zranění</text:span><text:span text:style-name="T1841">. Padne mu 1 a 6, což dá zranění 1. Spolu s rozdílem hodů je to celkem zranění </text:span><text:span text:style-name="T474">ohněm</text:span><text:span text:style-name="T1841">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8">Bomba </text:span><text:span text:style-name="T1833">je koule o velikosti </text:span><text:span text:style-name="T1832">kokosového</text:span><text:span text:style-name="T1833"> ořechu. </text:span><text:span text:style-name="T1834">Používá se obvykle na vyrážení dveří, prorážení slabých stěn a podobně. </text:span><text:span text:style-name="T1835">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8">ýbuch</text:span><text:span text:style-name="T1839"> zasáhne všechno v </text:span><text:span text:style-name="T1831">kontaktní vzdálenosti</text:span><text:span text:style-name="T1838">.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36">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61">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54">Pavel </text:span>si dost dobře nemůže vybrat, co bomba udělá – první úspěch bude určitě představovat zranění.</text:p>
      <text:p text:style-name="P497"><text:span text:style-name="T894">Pavel:</text:span> „Házím <text:span text:style-name="T1805">5</text:span>kz, padlo mi 5, <text:span text:style-name="T1805">3</text:span>, 2, <text:span text:style-name="T1805">1</text:span> a 1. Zranění se tedy zvedne o <text:span text:style-name="T1805">1</text:span>, celkem <text:span text:style-name="T1737">je to</text:span> <text:span text:style-name="T1805">4</text:span>.</text:p>
      <text:p text:style-name="P498"><text:span text:style-name="T896">Pán jeskyně:</text:span><text:span text:style-name="T1806">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8">Po dobu působení si veškeré utrpěné zranění </text:span><text:span text:style-name="T473">ohněm</text:span><text:span text:style-name="T1738"> sniž</text:span> o <text:span text:style-name="T1746">2</text:span>.</text:p>
      <text:h text:style-name="P568" text:outline-level="4"><text:bookmark-start text:name="__RefHeading___Toc17551_4252866283"/>Lektvar <text:span text:style-name="T1755">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69" text:outline-level="4"><text:bookmark-start text:name="__RefHeading___Toc17557_4252866283"/><text:soft-page-break/><text:span text:style-name="T1886">Lektvar v</text:span>odní<text:span text:style-name="T1886">ho</text:span> dech<text:span text:style-name="T1886">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4">U</text:span><text:span text:style-name="T1372">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0"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1403517437" text:style-name="L10">
        <text:list-item>
          <text:p text:style-name="P704">Při <text:span text:style-name="T1741">jednom úspěchu se oběť</text:span> <text:span text:style-name="T1741">n</text:span>edokáže <text:span text:style-name="T1740">se </text:span><text:span text:style-name="T247">soustředit</text:span><text:span text:style-name="T1740"> a</text:span> přemýšlet nad <text:span text:style-name="T1740">čímkoliv</text:span> složitým.</text:p>
        </text:list-item>
        <text:list-item>
          <text:p text:style-name="P705"><text:span text:style-name="T1741">Při dvou úspěších bude mít za ospalost nevýhodu</text:span>.</text:p>
        </text:list-item>
        <text:list-item>
          <text:p text:style-name="P705">Při třech úspěších <text:span text:style-name="T1740">upadne do hlubokého spánku a nebude ji možno probudit, dokud bude tinktura působit</text:span>.</text:p>
        </text:list-item>
      </text:list>
      <text:h text:style-name="P571" text:outline-level="4"><text:bookmark-start text:name="__RefHeading___Toc17563_4252866283"/>Koncentrovan<text:span text:style-name="T1773">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1" text:outline-level="4"><text:bookmark-start text:name="__RefHeading___Toc17565_4252866283"/>Koncentrovan<text:span text:style-name="T1773">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1" text:outline-level="4"><text:bookmark-start text:name="__RefHeading___Toc17567_4252866283"/><text:soft-page-break/>Koncentrovan<text:span text:style-name="T1773">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1" text:outline-level="4"><text:bookmark-start text:name="__RefHeading___Toc17569_4252866283"/>Koncentrovaný <text:span text:style-name="T1773">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2"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3" text:outline-level="4"><text:bookmark-start text:name="__RefHeading___Toc17573_4252866283"/><text:span text:style-name="T1899">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96">Výrobek jde rozpustit </text:span><text:span text:style-name="T284">magickým rozpouštědlem</text:span><text:span text:style-name="T1896">.</text:span></text:p>
      <text:h text:style-name="P574"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0" text:outline-level="3"><text:bookmark-start text:name="__RefHeading___Toc17472_3085950545"/>Mistrovské alchymistické <text:span text:style-name="T1146">recepty</text:span><text:bookmark-end text:name="__RefHeading___Toc17472_3085950545"/></text:h>
      <text:list xml:id="list4209295642"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text:soft-page-break/>Nápoj vášně</text:p>
        </text:list-item>
        <text:list-item>
          <text:p text:style-name="P708">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75"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1211622141" text:style-name="L12">
        <text:list-item>
          <text:p text:style-name="P709"><text:span text:style-name="T1058">Jeden úspěch:</text:span><text:span text:style-name="T997"> Otrávený bude v dobré náladě, asi jako po konzumaci notné dávky alkoholu.</text:span></text:p>
        </text:list-item>
        <text:list-item>
          <text:p text:style-name="P710"><text:span text:style-name="T997">Dva úspěchy:</text:span><text:span text:style-name="T1088"> Otrávený bude špatně vnímat vzdálenosti a bude si za to počítat nevýhodu.</text:span></text:p>
        </text:list-item>
        <text:list-item>
          <text:p text:style-name="P709"><text:span text:style-name="T1058">Tři úspěchy:</text:span><text:span text:style-name="T997"> Otrávený uvidí svět očima malého dítěte, tedy jako něco zcela nového, co je potřeba prozkoumat, osahat a ochutnat.</text:span></text:p>
        </text:list-item>
      </text:list>
      <text:h text:style-name="P576"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81">protože</text:span> <text:span text:style-name="T1781">p</text:span>ři kontaktu s vodou <text:span text:style-name="T1780">ji okamžitě zmrazí</text:span>. S <text:span text:style-name="T1780">jeho</text:span> pomocí je možné například přejít přes hladinu stojaté nebo pomalu tekoucí vody, <text:span text:style-name="T1781">nebo třeba vytvořit plavidlo z ledu</text:span>. <text:span text:style-name="T1818">Led následně taje přirozenou rychlostí, postupným přisypáváním </text:span><text:span text:style-name="T257">mrazícího prášku</text:span><text:span text:style-name="T1781"> ho lze ale udržet po delší dobu. Jedna dávka prášku zmrazí zhruba jeden velký sud vody.</text:span></text:p>
      <text:h text:style-name="P577"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205108645797250" text:continue-list="list1403517437" text:style-name="L10">
        <text:list-item>
          <text:p text:style-name="P706">Při <text:span text:style-name="T1741">jednom úspěchu oběť nedokáže lhát, může se ale vyhnout odpovědi</text:span>.</text:p>
        </text:list-item>
        <text:list-item>
          <text:p text:style-name="P706"><text:span text:style-name="T1741">Při dvou úspěších je mnohem upovídanější než obvykle</text:span>.</text:p>
        </text:list-item>
        <text:list-item>
          <text:p text:style-name="P706">Při třech úspěších <text:span text:style-name="T1778">prozradí i ta největší tajemství</text:span>.</text:p>
        </text:list-item>
      </text:list>
      <text:h text:style-name="P578" text:outline-level="4"><text:bookmark-start text:name="__RefHeading___Toc17583_4252866283"/>Lektvar ostrých smysl<text:span text:style-name="T1777">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76">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75"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9">Suroviny:</text:span><text:span text:style-name="T1836"> </text:span><text:span text:style-name="T1837">3</text:span><text:span text:style-name="T1836"> mag</text:span><text:span text:style-name="T1837">y</text:span><text:span text:style-name="T1836"><text:line-break/></text:span><text:span text:style-name="T680">Působe</text:span><text:span text:style-name="T677">ní:</text:span><text:span text:style-name="T529"> </text:span><text:span text:style-name="T533">n</text:span><text:span text:style-name="T531">ěkolik minut</text:span></text:p>
      <text:p text:style-name="P267"><text:span text:style-name="T1843">P</text:span><text:span text:style-name="T1841">o vypití tohoto lektvaru se změníš v</text:span><text:span text:style-name="T1844">e stejně velký</text:span><text:span text:style-name="T1841"> oblak mlhy. Tvoje výbava a oblečení se nezmění a popadá tedy na zem. </text:span><text:span text:style-name="T1845">Dokážeš libovolně měnit svůj tvar, můžeš </text:span><text:span text:style-name="T1846">tedy</text:span><text:span text:style-name="T1845"> například „protéct“ klíčovou dírkou nebo skrz mříže. </text:span><text:span text:style-name="T1847">Nemůžeš se ale rozdělit na více menších oblaků.</text:span><text:span text:style-name="T1841"> </text:span><text:span text:style-name="T1848">Zvládneš</text:span><text:span text:style-name="T1845"> se pohybovat jen rychlostí chůze, silnější vítr tě </text:span><text:span text:style-name="T1849">tedy</text:span><text:span text:style-name="T1845"> odfoukne.</text:span><text:span text:style-name="T1841"> </text:span><text:span text:style-name="T1845">J</text:span><text:span text:style-name="T1841">si zranitelný pouze </text:span><text:span text:style-name="T1747">ohněm</text:span><text:span text:style-name="T1841">, </text:span><text:span text:style-name="T479">bleskem</text:span><text:span text:style-name="T1841"> a </text:span><text:span text:style-name="T1748">duševními</text:span><text:span text:style-name="T1841"> útoky.</text:span><text:span text:style-name="T1850"> </text:span><text:span text:style-name="T1845">Nic</text:span><text:span text:style-name="T1851"> nevidíš a neslyšíš, poznáš ale tvar toho, co obklopíš nebo vyplníš.</text:span></text:p>
      <text:p text:style-name="P267"><text:span text:style-name="T1851">/</text:span><text:span text:style-name="T1853">*</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53"> </text:span></text:p>
      <text:p text:style-name="P271">*/</text:p>
      <text:h text:style-name="P575" text:outline-level="4"><text:bookmark-start text:name="__RefHeading___Toc17587_4252866283"/><text:soft-page-break/>Lektvar <text:span text:style-name="T1823">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79"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0" text:outline-level="4"><text:bookmark-start text:name="__RefHeading___Toc17591_4252866283"/>Pavoučí lektvar<text:bookmark-end text:name="__RefHeading___Toc17591_4252866283"/></text:h>
      <text:p text:style-name="P229">/<text:span text:style-name="T1754">*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1"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2"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3"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4" text:outline-level="4"><text:bookmark-start text:name="__RefHeading___Toc17599_4252866283"/><text:span text:style-name="T1860">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52">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85" text:outline-level="4"><text:bookmark-start text:name="__RefHeading___Toc17601_4252866283"/>Naváděcí terčík<text:span text:style-name="T1756">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9">é</text:span> mince. Jsou průhledné, po nalepení na nějaký povrch <text:span text:style-name="T1821">tedy</text:span> <text:span text:style-name="T1820">skoro</text:span> nejsou vidět. Dají se ale nahmatat. Vyrábí se <text:span text:style-name="T1819">po dvou</text:span>: <text:span text:style-name="T1819">j</text:span>eden se přilípne na cíl a druhý na <text:span text:style-name="T1822">nějakou </text:span>střelu – může to být třeba raketa, granát, šíp, šipka do kuše a podobně. Ta se pak po výstřelu sama navádí na cíl označený druhým terčíkem.</text:p>
      <text:list xml:id="list2654118051"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91">n</text:span><text:span text:style-name="T1692">a útok</text:span> počítá výhodu</text:p>
        </text:list-item>
        <text:list-item>
          <text:p text:style-name="P713">Při střelbě raketou (libovolným druhem) se výhoda nepočítá, navádění pouze umožňuje zasáhnout pohyblivý cíl</text:p>
        </text:list-item>
      </text:list>
      <text:h text:style-name="P585"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5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56"> má největší dosah.</text:span></text:p>
      <text:list xml:id="list205106993860015"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636">n</text:span><text:span text:style-name="T1637">a útok</text:span> počítá výhodu</text:p>
        </text:list-item>
        <text:list-item>
          <text:p text:style-name="P716"><text:span text:style-name="T140">Při střelbě </text:span><text:span text:style-name="T125">raketou</text:span><text:span text:style-name="T140"> se výhoda nepočítá, navádění pouze umožňuje zasáhnout pohyblivý cíl</text:span></text:p>
        </text:list-item>
      </text:list>
      <text:h text:style-name="P586" text:outline-level="4"><text:bookmark-start text:name="__RefHeading___Toc17605_4252866283"/>Termická pasta<text:bookmark-end text:name="__RefHeading___Toc17605_4252866283"/></text:h>
      <text:p text:style-name="P242">/<text:span text:style-name="T1771">*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83">pevném</text:span> povrchu. <text:span text:style-name="T1782">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82"> se dá udělat zhruba metr dlouhá čára.</text:span></text:p>
      <text:h text:style-name="P587" text:outline-level="4"><text:bookmark-start text:name="__RefHeading___Toc17607_4252866283"/>Živý oheň<text:bookmark-end text:name="__RefHeading___Toc17607_4252866283"/></text:h>
      <text:p text:style-name="P243"><text:span text:style-name="T193">Suroviny:</text:span> <text:span text:style-name="T1824">2</text:span> mag<text:span text:style-name="T1824">y</text:span><text:line-break/><text:span text:style-name="T260">Dostřel:</text:span><text:span text:style-name="T1785"> střední</text:span><text:line-break/><text:span text:style-name="T193">Útok:</text:span> <text:span text:style-name="T1786">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84">Jakmile se lahvička s </text:span><text:span text:style-name="T259">živým ohněm</text:span><text:span text:style-name="T1784"> rozbije, oheň se vydá přímou cestou k nejbližšímu hořlavému cíli v </text:span><text:span text:style-name="T259">kontaktní vzdálenosti</text:span><text:span text:style-name="T1784">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88"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0">Neviditelný inkoust po zaschnutí zmizí. <text:span text:style-name="T1779">Při výrobě je třeba určit podmínky, za kterých se opět zviditelní, například:</text:span></text:p>
      <text:list xml:id="list2985478091" text:style-name="L14">
        <text:list-item>
          <text:p text:style-name="P717">Nahřátí</text:p>
        </text:list-item>
        <text:list-item>
          <text:p text:style-name="P717"><text:soft-page-break/><text:span text:style-name="T1779">V m</text:span>ěsíční<text:span text:style-name="T1779">m</text:span> světl<text:span text:style-name="T1779">e</text:span></text:p>
        </text:list-item>
        <text:list-item>
          <text:p text:style-name="P717"><text:span text:style-name="T1779">Ve s</text:span>větl<text:span text:style-name="T1779">e</text:span> ohně</text:p>
        </text:list-item>
        <text:list-item>
          <text:p text:style-name="P717"><text:span text:style-name="T1779">Po n</text:span>amočení</text:p>
        </text:list-item>
        <text:list-item>
          <text:p text:style-name="P717"><text:span text:style-name="T1779">V m</text:span>agické<text:span text:style-name="T1779">m</text:span> světl<text:span text:style-name="T1779">e</text:span></text:p>
        </text:list-item>
        <text:list-item>
          <text:p text:style-name="P718">Ve svitu hvězd</text:p>
        </text:list-item>
        <text:list-item>
          <text:p text:style-name="P717">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89"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44">TODO: </text:span><text:span text:style-name="T1019">jako mlhovina, ale oblak leptá dotykem – zranění žíravinou každé kolo.</text:span></text:p>
      <text:h text:style-name="P590" text:outline-level="4"><text:bookmark-start text:name="__RefHeading___Toc17617_4252866283"/>?Čarovná rtuť<text:bookmark-end text:name="__RefHeading___Toc17617_4252866283"/></text:h>
      <text:p text:style-name="P190">/<text:span text:style-name="T1745">*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8">*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8">*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8">*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8">*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9">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60">promění postavu v ohnivou bytost<text:line-break/>- Výroba asi ze srdce ohnivého elementála, nebo tak něco.</text:span></text:p>
      <text:p text:style-name="Text_20_body">/<text:span text:style-name="T1761">* Tohle by asi nemusel být nutně vzácný recept... */</text:span></text:p>
      <text:h text:style-name="P591"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62">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63">*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2" text:outline-level="4"><text:bookmark-start text:name="__RefHeading___Toc17639_4252866283"/>Fixační pasta<text:bookmark-end text:name="__RefHeading___Toc17639_4252866283"/></text:h>
      <text:p text:style-name="P210">/* Je to dostatečně použitelné při hře? <text:span text:style-name="T1764">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56" text:outline-level="4"><text:bookmark-start text:name="__RefHeading___Toc17641_4252866283"/><text:span text:style-name="T1765">Lektvar dračího</text:span> dech<text:span text:style-name="T1765">u</text:span><text:bookmark-end text:name="__RefHeading___Toc17641_4252866283"/></text:h>
      <text:p text:style-name="P220">/<text:span text:style-name="T1766">* Silnější varianta </text:span><text:span text:style-name="T255">lektvaru ohnivého dechu</text:span><text:span text:style-name="T1766">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66">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3" text:outline-level="4"><text:bookmark-start text:name="__RefHeading___Toc17643_4252866283"/>Savá hmota<text:bookmark-end text:name="__RefHeading___Toc17643_4252866283"/></text:h>
      <text:p text:style-name="P223">/<text:span text:style-name="T1768">*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3091781894"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23">Herní efekt:</text:p>
      <text:list xml:id="list3559020553" text:style-name="L16">
        <text:list-item>
          <text:p text:style-name="P720">„Vysátí“ otrávené rány nebo pokožky v době latence jedu sníží sílu jedu o 2.</text:p>
        </text:list-item>
      </text:list>
      <text:h text:style-name="P593" text:outline-level="4"><text:bookmark-start text:name="__RefHeading___Toc17645_4252866283"/>Měsíční čaj<text:bookmark-end text:name="__RefHeading___Toc17645_4252866283"/></text:h>
      <text:p text:style-name="P223">/<text:span text:style-name="T1768">*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3"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3"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4" text:outline-level="4"><text:bookmark-start text:name="__RefHeading___Toc17651_4252866283"/>Ryzí voda<text:bookmark-end text:name="__RefHeading___Toc17651_4252866283"/></text:h>
      <text:p text:style-name="P224">/<text:span text:style-name="T1769">*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95" text:outline-level="4"><text:bookmark-start text:name="__RefHeading___Toc17653_4252866283"/>Hloubkové barvivo<text:bookmark-end text:name="__RefHeading___Toc17653_4252866283"/></text:h>
      <text:p text:style-name="P225">/<text:span text:style-name="T1770">*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70">*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563126250"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596" text:outline-level="4"><text:bookmark-start text:name="__RefHeading___Toc17657_4252866283"/><text:span text:style-name="T1743">+</text:span>Ryzí alkohol<text:bookmark-end text:name="__RefHeading___Toc17657_4252866283"/></text:h>
      <text:p text:style-name="P84">/<text:span text:style-name="T1772">*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597" text:outline-level="4"><text:bookmark-start text:name="__RefHeading___Toc17659_4252866283"/>Lektvar obří síly<text:bookmark-end text:name="__RefHeading___Toc17659_4252866283"/></text:h>
      <text:p text:style-name="P236">/<text:span text:style-name="T1774">* Vzácný recept, protože +2 zranění v boji by chtěli hráči pořád */</text:span></text:p>
      <text:p text:style-name="P236">TODO</text:p>
      <text:p text:style-name="P236">- asi by neměl zvedat zranění v boji <text:span text:style-name="T1774">zblízka</text:span>, jinak ho budou postavy chlastat pořád. Nebo to může bejt vzácnej recept (to možná spíš).</text:p>
      <text:p text:style-name="P237">+2 zranění v boji zblízka, síla jako slon (nebo zlobr)</text:p>
      <text:h text:style-name="P671" text:outline-level="2"><text:bookmark-start text:name="__RefHeading___Toc17476_3085950545"/>Kouzelník<text:bookmark-end text:name="__RefHeading___Toc17476_3085950545"/></text:h>
      <text:p text:style-name="P422">TODO: Napsat do pravidel pro boj rozdíl mezi útočným kouzlem (blesk) a zraňujícím, neútočným kouzlem (ohnivý déšť).</text:p>
      <text:p text:style-name="P409"><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56">možná ne do základních kouzel... (jojo, dát to do vzácných, nejspíš jako goblinskou magii).</text:span></text:p>
      <text:p text:style-name="P370"><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5"><text:span text:style-name="T1922">TODO: Napsat pravidlo, co se stane, když protivník nemá vlastnost, kterou by se měl bránit (zvířata nemají duši, </text:span><text:span text:style-name="T1433">přízraky</text:span><text:span text:style-name="T1922">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73">To je asi jedno.</text:span> <text:span text:style-name="T1872">Beztak se tomu neodolává.</text:span></text:p>
      <text:h text:style-name="P511" text:outline-level="3"><text:bookmark-start text:name="__RefHeading___Toc17478_3085950545"/><text:soft-page-break/>Sesílání kouzel<text:bookmark-end text:name="__RefHeading___Toc17478_3085950545"/></text:h>
      <text:p text:style-name="P327"><text:span text:style-name="T1421">P</text:span><text:span text:style-name="T1429">ři</text:span><text:span text:style-name="T1916"> sesílání kouzla musíš </text:span><text:span text:style-name="T1421">nahlas</text:span><text:span text:style-name="T1912"> pronést </text:span><text:span text:style-name="T1421">z</text:span><text:span text:style-name="T1434">aklínadlo</text:span><text:span text:style-name="T1912">, obvykle ve staroelfštině, a provést u toho příslušná gesta. </text:span><text:span text:style-name="T1421">Z</text:span><text:span text:style-name="T1512">abere to zhruba minutu, což je ve většinou dost nepraktické – skřet, který se na tebe řítí s napřaženou šavlí, n</text:span><text:span text:style-name="T1513">ejspíš</text:span><text:span text:style-name="T1512"> nepočká, až o</text:span><text:span text:style-name="T1515">dříkáš</text:span><text:span text:style-name="T1512"> celé zaklínadlo. </text:span><text:span text:style-name="T1513">Naštěstí si ale kouzla m</text:span><text:span text:style-name="T1518">ůžeš</text:span><text:span text:style-name="T1513"> připravit, takže je potom sešleš takřka lusknutím prstů.</text:span></text:p>
      <text:h text:style-name="P598" text:outline-level="4"><text:bookmark-start text:name="__RefHeading___Toc17661_4252866283"/>P<text:span text:style-name="T1913">říprava kouzel</text:span><text:bookmark-end text:name="__RefHeading___Toc17661_4252866283"/></text:h>
      <text:p text:style-name="P327"><text:span text:style-name="T1424">K</text:span><text:span text:style-name="T1513">ouzlo si připravíš tak</text:span><text:span text:style-name="T1425">, že nahlas</text:span><text:span text:style-name="T1423"> odříkáš </text:span><text:span text:style-name="T1425">a odgestikuluješ</text:span><text:span text:style-name="T1423"> </text:span><text:span text:style-name="T1425">celý</text:span><text:span text:style-name="T1501"> </text:span><text:span text:style-name="T1513">text</text:span><text:span text:style-name="T1425"> </text:span><text:span text:style-name="T1435">kromě závěrečné zaklínací formule</text:span><text:span text:style-name="T1423">. </text:span><text:span text:style-name="T1513">Kdykoliv později </text:span><text:span text:style-name="T1516">ho</text:span><text:span text:style-name="T1513"> potom můžeš dokončit tím, že vyslovíš tuto formuli a provedeš</text:span><text:span text:style-name="T1423"> přísluš</text:span><text:span text:style-name="T1436">né gesto</text:span><text:span text:style-name="T1423">. </text:span><text:span text:style-name="T1519">To zabere pouze jedno kolo.</text:span></text:p>
      <text:p text:style-name="P288">Příklad:</text:p>
      <text:p text:style-name="Example"><text:span text:style-name="T1661">Kouzlo </text:span><text:span text:style-name="T1676">modrý blesk</text:span><text:span text:style-name="T1661"> se sesílá jednu minutu, </text:span><text:span text:style-name="T1667">Kara si ho ale p</text:span><text:span text:style-name="T1668">řiprav</text:span><text:span text:style-name="T1669">ila</text:span><text:span text:style-name="T1661">. Když se </text:span><text:span text:style-name="T1669">teď </text:span><text:span text:style-name="T1661">dostane do boje, </text:span><text:span text:style-name="T1666">m</text:span><text:span text:style-name="T1661">ůže říct </text:span><text:span text:style-name="T1662">jen</text:span><text:span text:style-name="T1661"> </text:span><text:span text:style-name="T1676">„Artak bárak!“</text:span><text:span text:style-name="T1661">, </text:span><text:span text:style-name="T1663">udělat při tom příslušné gesto a</text:span><text:span text:style-name="T1661"> </text:span><text:span text:style-name="T1663">j</text:span><text:span text:style-name="T1664">ejí </text:span><text:span text:style-name="T1677">modrý blesk</text:span><text:span text:style-name="T1664"> </text:span><text:span text:style-name="T1665">zasáhne </text:span><text:span text:style-name="T1664">skřeta h</text:span><text:span text:style-name="T1665">ned</text:span><text:span text:style-name="T1664">.</text:span></text:p>
      <text:p text:style-name="P442"><text:span text:style-name="T1423">P</text:span><text:span text:style-name="T1513">o každém použití</text:span><text:span text:style-name="T1430"> z</text:span><text:span text:style-name="T1437">aklínací</text:span><text:span text:style-name="T1430"> formule </text:span><text:span text:style-name="T1437">si kouzlo musíš </text:span><text:span text:style-name="T1430">znovu připravit</text:span><text:span text:style-name="T1423">. </text:span><text:span text:style-name="T1514">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11">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0"><text:span text:style-name="T1549">P</text:span><text:span text:style-name="T1551">řípravu kouzel bys měl vždy oznámit</text:span><text:span text:style-name="T1549"> Pánovi jeskyně.</text:span><text:span text:style-name="T1548"> </text:span><text:span text:style-name="T1549">Z</text:span><text:span text:style-name="T1548">abere to totiž nějaký čas a </text:span><text:span text:style-name="T1550">tvé</text:span><text:span text:style-name="T1548"> zaklínání může někdo zaslechnout.</text:span></text:p>
      <text:p text:style-name="Example_20_Header"><text:soft-page-break/>Příklad:</text:p>
      <text:p text:style-name="Example"><text:span text:style-name="T894">Jana:</text:span> „Po boji se na chvíli zastavím a znovu si připravím <text:span text:style-name="T1653">v</text:span><text:span text:style-name="T1654">šechna kouzla, která jsem zrovna použila</text:span>.“</text:p>
      <text:p text:style-name="P501"><text:span text:style-name="T894">Pán jeskyně:</text:span> „<text:span text:style-name="T1917">Co mezitím dělají ostatní?“</text:span></text:p>
      <text:p text:style-name="P501"><text:span text:style-name="T898">Katka:</text:span><text:span text:style-name="T1917"> „Ošetřím Gorondarovi zranění.“</text:span></text:p>
      <text:p text:style-name="P501"><text:span text:style-name="T894">Pán jeskyně:</text:span> „Dobře. <text:span text:style-name="T1655">Naria tedy ošetřila Gorondarovi zranění a Kara opodál</text:span><text:span text:style-name="T1653"> </text:span><text:span text:style-name="T1655">mávala</text:span><text:span text:style-name="T1917"> rukama a</text:span> <text:span text:style-name="T1653">p</text:span><text:span text:style-name="T1656">ronášela</text:span><text:span text:style-name="T1655"> zaklínadla</text:span> ve stroelfštině. Žádné nestvůry to nepřilákalo. <text:span text:style-name="T1917">Co budete dělat dál?</text:span>“</text:p>
      <text:p text:style-name="P328">Když náhodou <text:span text:style-name="T1914">přípravu kouzel</text:span> zapomeneš zmínit, domluv se s Pánem jeskyně, jestli na to byl prostor.</text:p>
      <text:p text:style-name="P487">Příklad:</text:p>
      <text:p text:style-name="Example"><text:span text:style-name="T894">Jana:</text:span> „<text:span text:style-name="T1653">P</text:span><text:span text:style-name="T1657">o minulém boji jsem zapomněla říct, že si připravuju kouzla. Bylo na to dost času?</text:span>“</text:p>
      <text:p text:style-name="Example"><text:span text:style-name="T894">Pán jeskyně:</text:span> „<text:span text:style-name="T1657">Naria ošetřovala Gorondarovi zranění, to určitě c</text:span><text:span text:style-name="T1658">hvíli zabralo</text:span>. <text:span text:style-name="T1657">M</text:span><text:span text:style-name="T1929">áš tedy všechna připravená.</text:span>“</text:p>
      <text:h text:style-name="P599" text:outline-level="4"><text:bookmark-start text:name="__RefHeading___Toc17665_4252866283"/>Mluvení při kouzlení<text:bookmark-end text:name="__RefHeading___Toc17665_4252866283"/></text:h>
      <text:p text:style-name="P443"><text:span text:style-name="T2014">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8">n</text:span><text:span text:style-name="T1517">ějaké</text:span><text:span text:style-name="T2014">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0" text:outline-level="4"><text:bookmark-start text:name="__RefHeading___Toc17667_4252866283"/><text:soft-page-break/>Gestikulace <text:span text:style-name="T1912">při kouzlení</text:span><text:bookmark-end text:name="__RefHeading___Toc17667_4252866283"/></text:h>
      <text:p text:style-name="P351"><text:span text:style-name="T1911">Gestikulovat </text:span><text:span text:style-name="T1421">je třeba oběma</text:span><text:span text:style-name="T1911"> rukama. </text:span><text:span text:style-name="T1422">M</text:span><text:span text:style-name="T1911">ůžeš v nich při tom něco držet (zbraň, štít a podobně), ale nemůžeš tím dělat něco jiného – v kole, kdy kouzlíš, tedy nemůžeš útočit zbraní ani se bránit štítem. Nemůžeš t</text:span><text:span text:style-name="T1422">a</text:span><text:span text:style-name="T1421">ké</text:span><text:span text:style-name="T1911"> kouzlit, pokud se musíš něčeho držet, nebo když máš ruce svázané. </text:span><text:span text:style-name="T1422">P</text:span><text:span text:style-name="T1911">latí to </text:span><text:span text:style-name="T1422">i </text:span><text:span text:style-name="T1438">pro</text:span><text:span text:style-name="T1911"> sesílání vyslovením zaklínací formule – zaklínání je prostě vždy třeba doprovázet gestikulací.</text:span></text:p>
      <text:h text:style-name="P512" text:outline-level="3"><text:bookmark-start text:name="__RefHeading___Toc17480_3085950545"/>Trvání kouzel<text:bookmark-end text:name="__RefHeading___Toc17480_3085950545"/></text:h>
      <text:p text:style-name="P287">Kouzla mohou účinkovat okamžitě, několik minut nebo po dobu <text:span text:style-name="T1918">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475"><text:span text:style-name="T1396">K</text:span><text:span text:style-name="T1398">ouzlo s trváním několik minut nemůžeš nijak ovládat, ani ho předčasně ukončit jinak než k</text:span><text:span text:style-name="T1439">ouzlem</text:span><text:span text:style-name="T1398"> </text:span><text:span text:style-name="T1577">zlom kouzl</text:span><text:span text:style-name="T1609">o</text:span><text:span text:style-name="T1398">.</text:span><text:span text:style-name="T1396"> </text:span><text:span text:style-name="T1398">Můžeš při tom ale sesílat jiná kouzla.<text:line-break/><text:tab/>„</text:span><text:span text:style-name="T1545">Několik minut“ obvykle znamená „po dobu probíhající akce“. Když například v boji znehybníš skřeta kouzlem </text:span><text:span text:style-name="T1612">protoplazma</text:span><text:span text:style-name="T1545">, určitě t</text:span><text:span text:style-name="T1546">o</text:span><text:span text:style-name="T1545"> vydrží až do konce boje. Když si ale pak po boji začneš ošetřovat zranění, což také zabere několik minut, kouzlo někdy v průběhu ošetřování vyprší.</text:span></text:p>
      <text:h text:style-name="Heading_20_4" text:outline-level="4"><text:bookmark-start text:name="__RefHeading___Toc17671_4252866283"/>Trvání po dobu soustředění<text:bookmark-end text:name="__RefHeading___Toc17671_4252866283"/></text:h>
      <text:p text:style-name="P320"><text:span text:style-name="T1900">Když kouzlo trvá po dobu tvého </text:span><text:span text:style-name="T286">soustředění</text:span><text:span text:style-name="T1900">, nemůžeš při tom seslat žádné jiné kouzlo a nemůžeš běhat (viz kapitola </text:span><text:span text:style-name="T897">Soustředění</text:span><text:span text:style-name="T1900"> /* TODO: odkaz */). Můžeš </text:span><text:span text:style-name="T1396">h</text:span><text:span text:style-name="T1397">o</text:span><text:span text:style-name="T1900"> ale kdykoliv ukončit, stačí se přestat </text:span><text:span text:style-name="T286">soustředit</text:span><text:span text:style-name="T1900">.</text:span><text:span text:style-name="T1397"> </text:span><text:span text:style-name="T1398">Pokud to dává smysl, p</text:span><text:span text:style-name="T1440">o dobu</text:span><text:span text:style-name="T1397"> </text:span><text:span text:style-name="T1576">soustředění</text:span><text:span text:style-name="T1397"> také můžeš účinek kouzla upravovat.</text:span></text:p>
      <text:p text:style-name="Example_20_Header"><text:soft-page-break/>Příklad:</text:p>
      <text:p text:style-name="P499"><text:span text:style-name="T1680">K</text:span><text:span text:style-name="T1681">ouzlo</text:span><text:span text:style-name="T1679"> </text:span><text:span text:style-name="T1688">světlo</text:span><text:span text:style-name="T1679"> </text:span><text:span text:style-name="T1681">trvá, </text:span><text:span text:style-name="T1682">dokud se nepřestaneš</text:span><text:span text:style-name="T1679"> </text:span><text:span text:style-name="T1688">soustřed</text:span><text:span text:style-name="T1689">it</text:span><text:span text:style-name="T1688">.</text:span><text:span text:style-name="T1679"> </text:span><text:span text:style-name="T1681">V průběhu</text:span><text:span text:style-name="T1679"> můžeš libovolně měnit jeho barvu a intenzitu.</text:span></text:p>
      <text:h text:style-name="Heading_20_3" text:outline-level="3"><text:bookmark-start text:name="__RefHeading___Toc17482_3085950545"/>Cílení kouzel<text:bookmark-end text:name="__RefHeading___Toc17482_3085950545"/></text:h>
      <text:p text:style-name="P341"><text:span text:style-name="T1919">Pokud není řečeno jinak, cíl musíš vidět, nebo o něm nějak jinak vědět (dotýkat se ho, slyšet ho mluvit a podobně). Vidět ho můžeš i nepřímo, tedy třeba v zrcadle, </text:span><text:span text:style-name="T1441">d</text:span><text:span text:style-name="T1547">alekohledem</text:span><text:span text:style-name="T1919"> nebo pomocí nějakého kouzla (pokud ovšem koukání přes jiné kouzlo </text:span><text:span text:style-name="T1547">vyžaduje </text:span><text:span text:style-name="T1613">soustředění</text:span><text:span text:style-name="T1547">, kouzlit při tom nemůžeš</text:span><text:span text:style-name="T1919">). Když ho </text:span><text:span text:style-name="T1431">dobře</text:span><text:span text:style-name="T1919"> nevidíš, počítáš si k hodu nevýhodu stejně jako při střelbě /* viz kapitola TODO */. Pokud kouzlo vytvoří blesk, projektil </text:span><text:span text:style-name="T1441">a </text:span><text:span text:style-name="T1443">podobně</text:span><text:span text:style-name="T1919">, tak se mu cíl samozřejmě může </text:span><text:span text:style-name="T1441">v</text:span><text:span text:style-name="T1442">yhnout</text:span><text:span text:style-name="T1919"> tím, že se schová za </text:span><text:span text:style-name="T1442">nějakou</text:span><text:span text:style-name="T1919"> pevnou překážku.</text:span></text:p>
      <text:h text:style-name="Heading_20_3" text:outline-level="3"><text:bookmark-start text:name="__RefHeading___Toc17484_3085950545"/>Kouzlení ve zbroji<text:bookmark-end text:name="__RefHeading___Toc17484_3085950545"/></text:h>
      <text:p text:style-name="P342"><text:span text:style-name="T1920">Kouzlit v těžké zbroji je obtížné, většina kouzelníků se tedy spokojí s lehkou zbrojí, případně použ</text:span><text:span text:style-name="T1432">ívají</text:span><text:span text:style-name="T1920"> kouzlo </text:span><text:span text:style-name="T290">neviditelná zbroj</text:span><text:span text:style-name="T1920">.</text:span></text:p>
      <text:list xml:id="list1305429718" text:style-name="L18">
        <text:list-item>
          <text:p text:style-name="P722"><text:span text:style-name="T2027">Když kouzlíš v</text:span> těžké zbroji, <text:span text:style-name="T2027">k hodu si počítáš nevýhodu (-1)</text:span>.</text:p>
        </text:list-item>
      </text:list>
      <text:h text:style-name="Heading_20_3" text:outline-level="3"><text:bookmark-start text:name="__RefHeading___Toc17496_3085950545"/>Základní kouzla<text:bookmark-end text:name="__RefHeading___Toc17496_3085950545"/></text:h>
      <text:list xml:id="list3086354905" text:style-name="L19">
        <text:list-item>
          <text:p text:style-name="P724">Dlouhá ruka</text:p>
        </text:list-item>
        <text:list-item>
          <text:p text:style-name="P723">Dým</text:p>
        </text:list-item>
        <text:list-item>
          <text:p text:style-name="P723">Beranidlo</text:p>
        </text:list-item>
        <text:list-item>
          <text:p text:style-name="P723">Ohnivý oblouk</text:p>
        </text:list-item>
        <text:list-item>
          <text:p text:style-name="P725">Oko</text:p>
        </text:list-item>
        <text:list-item>
          <text:p text:style-name="P723"><text:soft-page-break/>Magický štít</text:p>
        </text:list-item>
        <text:list-item>
          <text:p text:style-name="P723">Protoplazma</text:p>
        </text:list-item>
        <text:list-item>
          <text:p text:style-name="P723">Světlo</text:p>
        </text:list-item>
        <text:list-item>
          <text:p text:style-name="P723">Sugesce</text:p>
        </text:list-item>
        <text:list-item>
          <text:p text:style-name="P723">Modrý blesk</text:p>
        </text:list-item>
        <text:list-item>
          <text:p text:style-name="P723">Zelený blesk</text:p>
        </text:list-item>
        <text:list-item>
          <text:p text:style-name="P723">Neviditelná zbroj</text:p>
        </text:list-item>
      </text:list>
      <text:h text:style-name="P601" text:outline-level="4"><text:bookmark-start text:name="__RefHeading___Toc34383_2267831174"/>Dlouhá ruka<text:span text:style-name="T1898"> *Aruk jad*</text:span><text:bookmark-end text:name="__RefHeading___Toc34383_2267831174"/></text:h>
      <text:p text:style-name="P447"><text:span text:style-name="T1595">Trvání:</text:span><text:span text:style-name="T1462"> </text:span><text:span text:style-name="T1467">po dobu </text:span><text:span text:style-name="T1597">soustředění</text:span></text:p>
      <text:p text:style-name="P447"><text:span text:style-name="T1895">Po dobu </text:span><text:span text:style-name="T283">soustředění</text:span><text:span text:style-name="T1895"> můžeš </text:span><text:span text:style-name="T1394">jedn</text:span><text:span text:style-name="T1426">u</text:span><text:span text:style-name="T1394"> z s</text:span><text:span text:style-name="T1426">v</text:span><text:span text:style-name="T1394">ých paží </text:span><text:span text:style-name="T1426">nechat</text:span><text:span text:style-name="T1895"> </text:span><text:span text:style-name="T1394">r</text:span><text:span text:style-name="T1426">ůst nebo se zmenšovat</text:span><text:span text:style-name="T1895"> rychlostí zhruba 10 metrů za </text:span><text:span text:style-name="T1394">m</text:span><text:span text:style-name="T1538">inutu</text:span><text:span text:style-name="T1895">. Prodloužená paže je ohebná jako tělo hada. Jakmile se </text:span><text:span text:style-name="T283">soustředit</text:span><text:span text:style-name="T1895"> přestaneš, stejnou rychlostí se vrátí do původní velikosti. Rukou samozřejmě nevidíš, můžeš se tedy orientovat jen po hmatu.</text:span></text:p>
      <text:h text:style-name="P602" text:outline-level="4"><text:bookmark-start text:name="__RefHeading___Toc17673_4252866283"/>Dým <text:span text:style-name="T1982">*Ašan*</text:span><text:bookmark-end text:name="__RefHeading___Toc17673_4252866283"/></text:h>
      <text:p text:style-name="P474"><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7">S</text:span><text:span text:style-name="T342">tejně jako obyčej</text:span><text:span text:style-name="T343">ný </text:span><text:span text:style-name="T1540">k</text:span><text:span text:style-name="T1542">ouř</text:span><text:span text:style-name="T396"> </text:span><text:span text:style-name="T397">vydrží, dokud ho nerozfouká vítr</text:span><text:span text:style-name="T342">.</text:span><text:span text:style-name="T922"> Při seslání můžeš </text:span><text:span text:style-name="T1477">u</text:span><text:span text:style-name="T1541">rčit</text:span><text:span text:style-name="T922">, jestli bude </text:span><text:span text:style-name="T1477">v</text:span><text:span text:style-name="T1544">lažný</text:span><text:span text:style-name="T922"> nebo teplý. </text:span><text:span text:style-name="T1477">T</text:span><text:span text:style-name="T1539">eplý omezuje </text:span><text:span text:style-name="T1611">infravidění</text:span><text:span text:style-name="T1539"> stejně jako normální zrak a je lehčí než vzduch, takže pomalu stoupá vzhůru. V</text:span><text:span text:style-name="T1544">lažný</text:span><text:span text:style-name="T1539"> se drží při zemi a </text:span><text:span text:style-name="T1611">infravidění </text:span><text:span text:style-name="T1539">neomezuje.</text:span><text:span text:style-name="T922"> </text:span><text:span text:style-name="T1477">N</text:span><text:span text:style-name="T1478">a krollův </text:span><text:span text:style-name="T1598">ultrasluch</text:span><text:span text:style-name="T1478"> </text:span><text:span text:style-name="T1543">dým </text:span><text:span text:style-name="T1539">nehledě na teplotu </text:span><text:span text:style-name="T1478">nemá vliv.</text:span><text:span text:style-name="T398"> Sebe a blízké okolí skryješ za jedno kolo, zaplnit velký sál nebo stodolu trvá zhruba minutu.</text:span></text:p>
      <text:h text:style-name="P603" text:outline-level="4"><text:bookmark-start text:name="__RefHeading___Toc17677_4252866283"/><text:soft-page-break/>Beranidlo <text:span text:style-name="T488">*Zelokvah*</text:span><text:bookmark-end text:name="__RefHeading___Toc17677_4252866283"/></text:h>
      <text:p text:style-name="P361"><text:span text:style-name="T281">Dosah:</text:span><text:span text:style-name="T1892"> </text:span><text:span text:style-name="T1392">k</text:span><text:span text:style-name="T1508">rátký</text:span><text:span text:style-name="T1892"><text:line-break/></text:span><text:span text:style-name="T281">Rozsah:</text:span><text:span text:style-name="T1892"> 1 cíl<text:line-break/></text:span><text:span text:style-name="T199">Útok:</text:span><text:span text:style-name="T335"> Duše + k6 proti </text:span><text:span text:style-name="T1447">Fyzičce</text:span><text:span text:style-name="T1935"><text:line-break/></text:span><text:span text:style-name="T281">Zranění:</text:span><text:span text:style-name="T1892"> </text:span><text:span text:style-name="T1389">6</text:span><text:span text:style-name="T1892">kz </text:span><text:span text:style-name="T1157">d</text:span><text:span text:style-name="T1158">rcením</text:span><text:span text:style-name="T1225">,</text:span><text:span text:style-name="T1892"> odečítá se Zbroj</text:span></text:p>
      <text:p text:style-name="P361"><text:span text:style-name="T1934">Do cíle narazí neviditelná síla </text:span><text:span text:style-name="T1446">jako rána beranidlem</text:span><text:span text:style-name="T1934">. Můžeš t</text:span><text:span text:style-name="T1446">a</text:span><text:span text:style-name="T1448">kto</text:span><text:span text:style-name="T1934">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16">a</text:span> Pán jeskyně hodil 2, celkem <text:span text:style-name="T2016">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15"> „</text:span><text:span text:style-name="T1648">N</text:span><text:span text:style-name="T2015">ebudu čekat, až se vzpamatuje. Utíkám!“</text:span></text:p>
      <text:p text:style-name="P414">/<text:span text:style-name="T485">* V podstatě </text:span><text:span text:style-name="T200">telekinetický úder</text:span><text:span text:style-name="T485"> ze svitku, jen líp popsanej */</text:span></text:p>
      <text:h text:style-name="P604" text:outline-level="4"><text:bookmark-start text:name="__RefHeading___Toc17679_4252866283"/><text:span text:style-name="T1898">Ohnivý oblouk *</text:span><text:span text:style-name="T1704">E</text:span><text:span text:style-name="T1710">š kešet</text:span><text:span text:style-name="T1983">*</text:span><text:bookmark-end text:name="__RefHeading___Toc17679_4252866283"/></text:h>
      <text:p text:style-name="P329"><text:span text:style-name="T269">Rozsah:</text:span><text:span text:style-name="T1869"> </text:span><text:span text:style-name="T1393">vše v </text:span><text:span text:style-name="T1573">kontaktní vzdálenosti</text:span><text:span text:style-name="T1393"> před tebou</text:span><text:span text:style-name="T1392"><text:line-break/></text:span><text:span text:style-name="T1575">Útok:</text:span><text:span text:style-name="T1390"> Duše + k6 proti F</text:span><text:span text:style-name="T1395">inese<text:line-break/></text:span><text:span text:style-name="T1574">Zranění:</text:span><text:span text:style-name="T1392"> </text:span><text:span text:style-name="T1389">7</text:span><text:span text:style-name="T1392">kz </text:span><text:span text:style-name="T475">ohněm</text:span><text:span text:style-name="T1395">,</text:span><text:span text:style-name="T1392"> odečítá se Zbroj</text:span></text:p>
      <text:p text:style-name="P316"><text:soft-page-break/>Mezi rozpřaženýma rukama ti <text:span text:style-name="T925">obloukem</text:span> prošlehnou plameny a zraní <text:span text:style-name="T926">všechno těsně před tebou.</text:span></text:p>
      <text:h text:style-name="P605" text:outline-level="4"><text:bookmark-start text:name="__RefHeading___Toc34385_2267831174"/>Oko <text:span text:style-name="T1988">*Ajin*</text:span><text:bookmark-end text:name="__RefHeading___Toc34385_2267831174"/></text:h>
      <text:p text:style-name="P446"><text:span text:style-name="T1595">Trvání:</text:span><text:span text:style-name="T1462"> </text:span><text:span text:style-name="T1467">po dobu </text:span><text:span text:style-name="T1597">soustředění</text:span></text:p>
      <text:p text:style-name="P446"><text:span text:style-name="T1953">Tímto kouzlem stvoříš neviditelné létající oko, kterým vidíš místo vlastníma očima. Vidí stejně dobře jako lidské, nevidí tedy po tmě. </text:span><text:span text:style-name="T1467">N</text:span><text:span text:style-name="T1953">ení vidět, ale je hmotné – nedostane se tedy skrz zavřené dveře či jiné překážky a pokud si ho někdo všimne, může ho zničit. Pohybuje se rychlostí chůze a můžeš se s ním </text:span><text:span text:style-name="T1522">vzdálit nejvýše na </text:span><text:span text:style-name="T1608">krátkou vzdálenost</text:span><text:span text:style-name="T1522"> od tebe</text:span><text:span text:style-name="T1953">. </text:span><text:span text:style-name="T1467">M</text:span><text:span text:style-name="T1953">á následující vlastnosti:</text:span></text:p>
      <text:list xml:id="list3461411520" text:style-name="L20">
        <text:list-item>
          <text:p text:style-name="P729">Fyzička 1, Finesa 1, Duše -, 1 život</text:p>
        </text:list-item>
      </text:list>
      <text:p text:style-name="P448">/<text:span text:style-name="T1953">* </text:span><text:span text:style-name="T299">Oko</text:span><text:span text:style-name="T1953"> se mi líbí víc než </text:span><text:span text:style-name="T299">nahlížení</text:span><text:span text:style-name="T1953"> (podobně jako </text:span><text:span text:style-name="T299">dlouhá ruka</text:span><text:span text:style-name="T1953"> je lepší než </text:span><text:span text:style-name="T299">magické prsty</text:span><text:span text:style-name="T1953">) */</text:span></text:p>
      <text:h text:style-name="Heading_20_4" text:outline-level="4"><text:bookmark-start text:name="__RefHeading___Toc17685_4252866283"/>Magický štít *<text:span text:style-name="T1983">Kasum </text:span><text:span text:style-name="T1701">m</text:span><text:span text:style-name="T1710">agen</text:span>*<text:bookmark-end text:name="__RefHeading___Toc17685_4252866283"/></text:h>
      <text:p text:style-name="P329"><text:span text:style-name="T681">Dosah:</text:span><text:span text:style-name="T543"> </text:span><text:span text:style-name="T1243">s</text:span><text:span text:style-name="T1249">třední<text:line-break/></text:span><text:span text:style-name="T1621">Rozsah:</text:span><text:span text:style-name="T1249"> 1 cíl</text:span></text:p>
      <text:p text:style-name="P424"><text:span text:style-name="T543">K</text:span><text:span text:style-name="T643">olem </text:span><text:span text:style-name="T1305">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2004">Na Karu se řítí zlobr s Fyzičkou 6 a obřím kyjem se zraněním 5. Pán jeskyně hodil 4, zlobr má tedy celkem útok 10/+5. Kara se brání </text:span><text:span text:style-name="T2005">magickým š</text:span><text:span text:style-name="T2006">t</text:span><text:span text:style-name="T2005">ítem</text:span><text:span text:style-name="T2004">. Má Duši 3, Jana na kostce hodila 5 a počítá si +1 za </text:span><text:span text:style-name="T2005">plnou obranu</text:span><text:span text:style-name="T2004">, celkem má tedy 9. Zlobr ji přehodil o 1 a zranění má 5, Kara tedy čelí cel</text:span><text:soft-page-break/><text:span text:style-name="T2004">kovému zranění za 6. </text:span><text:span text:style-name="T1670">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71">jím</text:span><text:span text:style-name="T1670"> tedy bránit.<text:line-break/><text:tab/>Kdyby zlobrovi místo n</text:span><text:span text:style-name="T1672">í</text:span><text:span text:style-name="T1670"> čelil Gorondar a o</text:span><text:span text:style-name="T1673">na</text:span><text:span text:style-name="T1670"> by seslala </text:span><text:span text:style-name="T1678">magický štít</text:span><text:span text:style-name="T1670"> na něj, h</text:span><text:span text:style-name="T1674">odil</text:span><text:span text:style-name="T1670"> by si proti zlobrovi normálně </text:span><text:span text:style-name="T1678">na útok</text:span><text:span text:style-name="T1670"> a pokud by ho zlobr přehodil, od výsledného zranění by si odečetl 2 za svou těžkou zbroj, 1 za svůj štít a další 2 za Kařin </text:span><text:span text:style-name="T1678">magický štít</text:span><text:span text:style-name="T1670">.</text:span></text:p>
      <text:p text:style-name="Text_20_body"><text:span text:style-name="T1670">/</text:span><text:span text:style-name="T1675">* TODO: Odečítá se znova od každého přidaného zranění? */</text:span></text:p>
      <text:h text:style-name="P606" text:outline-level="4"><text:bookmark-start text:name="__RefHeading___Toc17687_4252866283"/><text:span text:style-name="T1984">Protoplazma *Makor </text:span><text:span text:style-name="T1711">r</text:span><text:span text:style-name="T1712">efeš</text:span><text:span text:style-name="T1984">*</text:span><text:bookmark-end text:name="__RefHeading___Toc17687_4252866283"/></text:h>
      <text:p text:style-name="P329"><text:span text:style-name="T681">Dosah:</text:span><text:span text:style-name="T543"> </text:span><text:span text:style-name="T1243">k</text:span><text:span text:style-name="T1244">rátký</text:span><text:span text:style-name="T544"><text:line-break/></text:span><text:span text:style-name="T682">Rozsah:</text:span><text:span text:style-name="T545"> 1 cíl</text:span><text:span text:style-name="T548"><text:line-break/></text:span><text:span text:style-name="T1618">Útok</text:span><text:span text:style-name="T685">:</text:span><text:span text:style-name="T549"> Duše + k6 proti Finese<text:line-break/></text:span><text:span text:style-name="T684">Trvání:</text:span><text:span text:style-name="T548"> několik minut</text:span></text:p>
      <text:p text:style-name="P291"><text:span text:style-name="T1237">Z </text:span><text:span text:style-name="T1248">tvých</text:span><text:span text:style-name="T608"> rukou vytrysknou proudy lepkavého slizu</text:span><text:span text:style-name="T615">. Jde jím uhasit oheň, častěji se ale používá na znehybnění cíle. </text:span><text:span text:style-name="T1261">Ú</text:span><text:span text:style-name="T615">činek </text:span><text:span text:style-name="T628">pak</text:span><text:span text:style-name="T615"> závisí na počtu úspěchů:</text:span></text:p>
      <text:list xml:id="list4042470896" text:style-name="L21">
        <text:list-item>
          <text:p text:style-name="P733">Za první úspěch <text:span text:style-name="T1883">bude</text:span> <text:span text:style-name="T193">zpomalen</text:span><text:span text:style-name="T277">ý</text:span></text:p>
        </text:list-item>
        <text:list-item>
          <text:p text:style-name="P733">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0"><text:span text:style-name="T1246">K</text:span><text:span text:style-name="T1245">dyž získáš tři úspěchy, bude</text:span><text:span text:style-name="T614"> zcela znehybněný</text:span></text:p>
        </text:list-item>
      </text:list>
      <text:p text:style-name="P298"><text:span text:style-name="T1619">P</text:span><text:span text:style-name="T1620">rotoplazma</text:span><text:span text:style-name="T1247"> má p</text:span><text:span text:style-name="T1323">odobný</text:span><text:span text:style-name="T1247"> účin</text:span><text:span text:style-name="T1306">e</text:span><text:span text:style-name="T1247">k jako paralýza, schopnosti a prostředky na odstranění paralýzy na ni ale nefungují. Zato je možné ji z</text:span><text:span text:style-name="T1307">a jedno kolo</text:span><text:span text:style-name="T1247"> setřít.</text:span></text:p>
      <text:h text:style-name="Heading_20_4" text:outline-level="4"><text:bookmark-start text:name="__RefHeading___Toc17689_4252866283"/>Světlo <text:span text:style-name="T496">*</text:span><text:span text:style-name="T1733">Ó</text:span><text:span text:style-name="T1735">r</text:span><text:span text:style-name="T496">*</text:span><text:bookmark-end text:name="__RefHeading___Toc17689_4252866283"/></text:h>
      <text:p text:style-name="P329"><text:span text:style-name="T686">Dosah:</text:span><text:span text:style-name="T552"> </text:span><text:span text:style-name="T612">d</text:span><text:span text:style-name="T552">otyk<text:line-break/></text:span><text:span text:style-name="T687">Trvání:</text:span><text:span text:style-name="T553"> </text:span><text:span text:style-name="T1240">p</text:span><text:span text:style-name="T1241">o dobu </text:span><text:span text:style-name="T1617">soustředění</text:span></text:p>
      <text:p text:style-name="P297"><text:soft-page-break/><text:span text:style-name="T613">Předmět, kterého se dotkneš, bude </text:span><text:span text:style-name="T1242">p</text:span><text:span text:style-name="T1241">o dobu tvého </text:span><text:span text:style-name="T1617">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07" text:outline-level="4"><text:bookmark-start text:name="__RefHeading___Toc17691_4252866283"/>Sugesce *<text:span text:style-name="T1713">Hašáh</text:span>*<text:bookmark-end text:name="__RefHeading___Toc17691_4252866283"/></text:h>
      <text:p text:style-name="P329"><text:span text:style-name="T681">Dosah:</text:span><text:span text:style-name="T543"> </text:span><text:span text:style-name="T1236">k</text:span><text:span text:style-name="T1308">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7">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9">H</text:span><text:span text:style-name="T1660">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2007">teď</text:span> bude muset pospíšit, protože až se obchodník vrátí, <text:span text:style-name="T861">určitě</text:span> se provalí, že žádnou schůzku domluvenou neměl, a strážný si tedy uvědomí, že ho ošálila kouzlem.</text:p>
      <text:h text:style-name="P608" text:outline-level="4"><text:bookmark-start text:name="__RefHeading___Toc17693_4252866283"/><text:soft-page-break/>Modrý <text:span text:style-name="T462">blesk *Artak bárak*</text:span><text:bookmark-end text:name="__RefHeading___Toc17693_4252866283"/></text:h>
      <text:p text:style-name="P330"><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62">6</text:span>kz <text:span text:style-name="T477">bleskem</text:span><text:span text:style-name="T1224">, odečítá se Zbroj</text:span></text:p>
      <text:p text:style-name="P278"><text:span text:style-name="T1202">Z tvých očí na určen</text:span><text:span text:style-name="T1201">ý</text:span><text:span text:style-name="T1202"> cíl přeskočí </text:span><text:span text:style-name="T1201">modrý</text:span><text:span text:style-name="T1202"> výboj. </text:span><text:span text:style-name="T1188">Modrý</text:span><text:span text:style-name="T1190"> blesk</text:span><text:span text:style-name="T1202"> vždy zasáhne </text:span><text:span text:style-name="T1205">určený cíl</text:span><text:span text:style-name="T1202">, ne vždy </text:span><text:span text:style-name="T1205">jej</text:span><text:span text:style-name="T1202"> ale zraní.</text:span></text:p>
      <text:h text:style-name="P608" text:outline-level="4"><text:bookmark-start text:name="__RefHeading___Toc17695_4252866283"/>Zelený <text:span text:style-name="T462">blesk *Járak bárak*</text:span><text:bookmark-end text:name="__RefHeading___Toc17695_4252866283"/></text:h>
      <text:p text:style-name="P330"><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62">5</text:span>kz <text:span text:style-name="T477">bleskem</text:span><text:span text:style-name="T1224">, odečítá se Zbroj</text:span></text:p>
      <text:p text:style-name="P278"><text:span text:style-name="T1202">Z tvých očí na určené cíle přeskočí </text:span><text:span text:style-name="T1201">zelený</text:span><text:span text:style-name="T1202"> výboj. </text:span><text:span text:style-name="T1188">Zelen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07" text:outline-level="4"><text:bookmark-start text:name="__RefHeading___Toc17697_4252866283"/><text:span text:style-name="T1202">N</text:span><text:span text:style-name="T1201">eviditelná zbroj</text:span><text:span text:style-name="T1208"> *</text:span><text:span text:style-name="T1210">Ij ryjut</text:span><text:span text:style-name="T1208"> </text:span><text:span text:style-name="T1221">š</text:span><text:span text:style-name="T1222">irion</text:span><text:span text:style-name="T1208">*</text:span><text:bookmark-end text:name="__RefHeading___Toc17697_4252866283"/></text:h>
      <text:p text:style-name="P329"><text:span text:style-name="T1194">Dosah: krátký<text:line-break/>Rozsah: 1 tvor</text:span><text:span text:style-name="T1192"><text:line-break/>Trvání:</text:span><text:span text:style-name="T1206"> několik minut</text:span></text:p>
      <text:p text:style-name="P282"><text:span text:style-name="T1212">Cíl kouzla bude mít</text:span><text:span text:style-name="T1206"> </text:span><text:span text:style-name="T1213">m</text:span><text:span text:style-name="T1215">ít kolem sebe</text:span><text:span text:style-name="T1206"> neviditeln</text:span><text:span text:style-name="T1213">o</text:span><text:span text:style-name="T1214">u</text:span><text:span text:style-name="T1206"> magick</text:span><text:span text:style-name="T1207">ou zbroj, </text:span><text:span text:style-name="T1212">která</text:span><text:span text:style-name="T1206"> </text:span><text:span text:style-name="T1212">c</text:span><text:span text:style-name="T1214">hrání před stejnými druhy zranění a stejně dobře jako obyčejná lehká zbroj – snižuje tedy zranění o 1</text:span><text:span text:style-name="T1206">. </text:span><text:span text:style-name="T1209">S případnou oblečenou zbrojí se nesčítá.</text:span></text:p>
      <text:h text:style-name="P513" text:outline-level="3"><text:bookmark-start text:name="__RefHeading___Toc17498_3085950545"/>Pokročilá kouzla<text:bookmark-end text:name="__RefHeading___Toc17498_3085950545"/></text:h>
      <text:p text:style-name="P413">Pokročilá kouzla se můžeš učit od třetí úrovně.</text:p>
      <text:list xml:id="list793377387" text:style-name="L22">
        <text:list-item>
          <text:p text:style-name="P726">Detekční runy</text:p>
        </text:list-item>
        <text:list-item>
          <text:p text:style-name="P726"><text:soft-page-break/>Třpytivá zář</text:p>
        </text:list-item>
        <text:list-item>
          <text:p text:style-name="P726">Přines</text:p>
        </text:list-item>
        <text:list-item>
          <text:p text:style-name="P726">Pamatuj</text:p>
        </text:list-item>
        <text:list-item>
          <text:p text:style-name="P726">Zapomeň</text:p>
        </text:list-item>
        <text:list-item>
          <text:p text:style-name="P726">Vytvoř duplikát</text:p>
        </text:list-item>
        <text:list-item>
          <text:p text:style-name="P726">Spánek</text:p>
        </text:list-item>
        <text:list-item>
          <text:p text:style-name="P726">Tlampač</text:p>
        </text:list-item>
        <text:list-item>
          <text:p text:style-name="P726">Ochrana před projektily</text:p>
        </text:list-item>
        <text:list-item>
          <text:p text:style-name="P726">Rozžhavení</text:p>
        </text:list-item>
        <text:list-item>
          <text:p text:style-name="P726">Chůze po hladině</text:p>
        </text:list-item>
        <text:list-item>
          <text:p text:style-name="P726">Paralýza</text:p>
        </text:list-item>
        <text:list-item>
          <text:p text:style-name="P726">Ledová tříšť</text:p>
        </text:list-item>
        <text:list-item>
          <text:p text:style-name="P726">Lazebník</text:p>
        </text:list-item>
        <text:list-item>
          <text:p text:style-name="P726">Přelud</text:p>
        </text:list-item>
        <text:list-item>
          <text:p text:style-name="P726">Přenos zvuku</text:p>
        </text:list-item>
        <text:list-item>
          <text:p text:style-name="P726">Bílá střela</text:p>
        </text:list-item>
        <text:list-item>
          <text:p text:style-name="P726">Najdi neviditelné</text:p>
        </text:list-item>
        <text:list-item>
          <text:p text:style-name="P726">Levitace</text:p>
        </text:list-item>
        <text:list-item>
          <text:p text:style-name="P726">Návrat</text:p>
        </text:list-item>
        <text:list-item>
          <text:p text:style-name="P726">Stěna ticha</text:p>
        </text:list-item>
        <text:list-item>
          <text:p text:style-name="P726"><text:soft-page-break/>Protikouzlo</text:p>
        </text:list-item>
        <text:list-item>
          <text:p text:style-name="P726">Zlom kouzl<text:span text:style-name="T2018">o</text:span></text:p>
        </text:list-item>
        <text:list-item>
          <text:p text:style-name="P726">Fialový blesk</text:p>
        </text:list-item>
        <text:list-item>
          <text:p text:style-name="P726">Žlutý blesk</text:p>
        </text:list-item>
        <text:list-item>
          <text:p text:style-name="P726">Ohnivá koule</text:p>
        </text:list-item>
        <text:list-item>
          <text:p text:style-name="P736">Ohnivá střela</text:p>
        </text:list-item>
        <text:list-item>
          <text:p text:style-name="P727">Ledová dýka</text:p>
        </text:list-item>
      </text:list>
      <text:h text:style-name="Heading_20_4" text:outline-level="4"><text:bookmark-start text:name="__RefHeading___Toc34387_2267831174"/>Detekční runy <text:span text:style-name="T1355">*</text:span><text:span text:style-name="T1998">Gilah otim*</text:span><text:bookmark-end text:name="__RefHeading___Toc34387_2267831174"/></text:h>
      <text:p text:style-name="P437"><text:span text:style-name="T307">Trvání:</text:span><text:span text:style-name="T394"> trvalé</text:span></text:p>
      <text:p text:style-name="P412"><text:span text:style-name="T380">P</text:span><text:span text:style-name="T405">řed</text:span><text:span text:style-name="T394"> sesílání</text:span><text:span text:style-name="T405">m</text:span><text:span text:style-name="T394"> tohoto kouzla je třeba nakreslit </text:span><text:span text:style-name="T1473">několik detekčních run a je</text:span><text:span text:style-name="T1502">d</text:span><text:span text:style-name="T1473">nu signální runu. Detekční runy se kreslí obvykle na nějaký průchod, třeba na stěny chodby, na futra dveří nebo na dva stromy. Signální runa se </text:span><text:span text:style-name="T1474">nejčastěji</text:span><text:span text:style-name="T1473">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90">ignální</text:span><text:span text:style-name="T1473"> runu, může na ni </text:span><text:span text:style-name="T1475">ale </text:span><text:span text:style-name="T1473">být napojený libovolný počet detekčních run.</text:span></text:p>
      <text:p text:style-name="P412"><text:span text:style-name="T1473">/</text:span><text:span text:style-name="T1476">*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85">*Misanver lehavah*</text:span><text:bookmark-end text:name="__RefHeading___Toc17701_4252866283"/></text:h>
      <text:p text:style-name="P415"><text:span text:style-name="T254">Útok</text:span><text:span text:style-name="T253">:</text:span><text:span text:style-name="T354"> </text:span><text:span text:style-name="T1479">D</text:span><text:span text:style-name="T1480">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5"><text:span text:style-name="T1480">Všude v</text:span><text:span text:style-name="T1999"> </text:span><text:span text:style-name="T308">krátké vzdálenosti</text:span><text:span text:style-name="T1999"> kolem tebe probl</text:span><text:span text:style-name="T1480">eskne</text:span><text:span text:style-name="T1999"> </text:span><text:span text:style-name="T1480">oslepující záře.</text:span> Jas je tak silný, že zavření očí nebo odvrácení zraku dá pouze výhodu na odolání, spolehlivě ochrání jen zakrytí očí paží nebo něčím podobným. <text:span text:style-name="T1292">Z</text:span><text:span text:style-name="T1293">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85">*Palat*</text:span><text:bookmark-end text:name="__RefHeading___Toc17703_4252866283"/></text:h>
      <text:p text:style-name="P337"><text:span text:style-name="T269">Rozsah:</text:span><text:span text:style-name="T386"> </text:span><text:span text:style-name="T387">jeden předmět</text:span></text:p>
      <text:p text:style-name="P457"><text:span text:style-name="T2021">Abys mohl použít toto kouzlo, musíš nejprve nějaký předmět opatřit značkou – můžeš ji na něj vyrýt, nakreslit a podobně. Při sesílání kouzla </text:span><text:span text:style-name="T316">přines</text:span><text:span text:style-name="T2021"> potom tuto značku načrtneš do vzduchu a označený předmět se ti přemístí do ruky nehledě na vzdálenost.</text:span></text:p>
      <text:h text:style-name="Heading_20_4" text:outline-level="4"><text:bookmark-start text:name="__RefHeading___Toc17707_4252866283"/>Pamatuj <text:span text:style-name="T1986">*Zakhar*</text:span><text:bookmark-end text:name="__RefHeading___Toc17707_4252866283"/></text:h>
      <text:p text:style-name="P394"><text:span text:style-name="T711">Trvání:</text:span><text:span text:style-name="T831"> po dobu </text:span><text:span text:style-name="T711">soustředění</text:span></text:p>
      <text:p text:style-name="P395"><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3"><text:soft-page-break/>/<text:span text:style-name="T1963">*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63">*/</text:span></text:p>
      <text:h text:style-name="P609" text:outline-level="4"><text:bookmark-start text:name="__RefHeading___Toc17709_4252866283"/>Zapomeň <text:span text:style-name="T1987">*Šakhah*</text:span><text:bookmark-end text:name="__RefHeading___Toc17709_4252866283"/></text:h>
      <text:p text:style-name="P404"><text:span text:style-name="T681">Dosah:</text:span><text:span text:style-name="T543"> </text:span><text:span text:style-name="T1236">k</text:span><text:span text:style-name="T1309">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10">h</text:span><text:span text:style-name="T1311">odin</text:span></text:p>
      <text:p text:style-name="P402"><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8">říklad:</text:span></text:p>
      <text:p text:style-name="Example">Postavám se podařilo proplížit do trů<text:span text:style-name="T2008">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3"><text:span text:style-name="T608">/</text:span><text:span text:style-name="T496">* Idea je něco jako </text:span><text:span text:style-name="T656">sugesce</text:span><text:span text:style-name="T496">, ale s tím, že cíl na chvíli na něco zapomene.</text:span></text:p>
      <text:p text:style-name="P403"><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3"><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2"><text:span text:style-name="T826">K</text:span><text:span text:style-name="T842">ouzlo vytvoří </text:span><text:span text:style-name="T830">dokonalou</text:span><text:span text:style-name="T842"> kopii jednoho předmětu. Kouzelné předměty jdou </text:span><text:span text:style-name="T1312">z</text:span><text:span text:style-name="T1313">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7">zlom kouzl</text:span><text:span text:style-name="T1609">o</text:span><text:span text:style-name="T828">.</text:span></text:p>
      <text:h text:style-name="P610" text:outline-level="4"><text:bookmark-start text:name="__RefHeading___Toc34389_2267831174"/>Spánek *Šenah*<text:bookmark-end text:name="__RefHeading___Toc34389_2267831174"/></text:h>
      <text:p text:style-name="P444"><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0"><text:span text:style-name="T1331">N</text:span><text:span text:style-name="T822">a všechny kolem </text:span><text:span text:style-name="T850">padne</text:span><text:span text:style-name="T822"> ospalost. Účinek záleží na tom, co zrovna dělají – když něco fyzicky náročného, únavu </text:span><text:span text:style-name="T1324">s</text:span><text:span text:style-name="T1325">etřesou</text:span><text:span text:style-name="T822">. Když jsou ale třeba na hlídce, odpočívají, nebo dělají něco jiného, u čeho se dá </text:span><text:span text:style-name="T1324">s</text:span><text:span text:style-name="T1326">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1" text:outline-level="4"><text:bookmark-start text:name="__RefHeading___Toc17715_4252866283"/>Tlampač <text:span text:style-name="T1988">*Ramkol*</text:span><text:bookmark-end text:name="__RefHeading___Toc17715_4252866283"/></text:h>
      <text:p text:style-name="P389"><text:span text:style-name="T705">Rozsah:</text:span><text:span text:style-name="T820"> všude v </text:span><text:span text:style-name="T705">dlouhé vzdálenosti</text:span><text:span text:style-name="T681"><text:line-break/></text:span><text:span text:style-name="T1595">Trvání:</text:span><text:span text:style-name="T1462"> </text:span><text:span text:style-name="T1467">po dobu </text:span><text:span text:style-name="T1597">soustředění</text:span></text:p>
      <text:p text:style-name="P389"><text:span text:style-name="T1467">T</text:span><text:span text:style-name="T1520">vůj hlas se bude rozléhat všude v </text:span><text:span text:style-name="T1607">dlouhé vzdálenosti kolem</text:span><text:span text:style-name="T1520"> tebe </text:span><text:span text:style-name="T1521">a nepůjde poznat, ze kterého směru přichází.</text:span></text:p>
      <text:h text:style-name="P612" text:outline-level="4"><text:bookmark-start text:name="__RefHeading___Toc17719_4252866283"/>Ochrana před <text:span text:style-name="T1952">projektily</text:span> <text:span text:style-name="T1951">*Haganah týl*</text:span><text:bookmark-end text:name="__RefHeading___Toc17719_4252866283"/></text:h>
      <text:p text:style-name="P384"><text:span text:style-name="T281">Rozsah:</text:span><text:span text:style-name="T1892"> v</text:span><text:span text:style-name="T1459">šichni v kontaktní vzdálenosti od tebe<text:line-break/></text:span><text:span text:style-name="T1595">Trvání:</text:span><text:span text:style-name="T1462"> několik minut</text:span></text:p>
      <text:p text:style-name="P383"><text:soft-page-break/><text:span text:style-name="T1559">Ochrana před šípy</text:span><text:span text:style-name="T1343"> kolem tebe a tvého blízkého okolí vytvoří neviditelnou bariéru, která </text:span><text:span text:style-name="T1461">odkloní</text:span><text:span text:style-name="T1343"> veškeré útok</text:span><text:span text:style-name="T1460">y</text:span><text:span text:style-name="T1343"> z dálky. Jakékoliv projektily vystřelené z větší než </text:span><text:span text:style-name="T1559">krátké vzdálenosti</text:span><text:span text:style-name="T1343"> bezpečně minou chráněnou oblast. </text:span><text:span text:style-name="T1460">Útoky vedené z </text:span><text:span text:style-name="T1594">krátké vzdálenosti</text:span><text:span text:style-name="T1460"> nebo </text:span><text:span text:style-name="T1465">projektily</text:span><text:span text:style-name="T1460"> těží než šíp (například </text:span><text:span text:style-name="T1465">oštěp nebo</text:span><text:span text:style-name="T1460"> </text:span><text:span text:style-name="T1465">střelu</text:span><text:span text:style-name="T1460"> z balisty) ale odklonit nedokáže. </text:span><text:span text:style-name="T1466">O</text:span><text:span text:style-name="T1463">dkloní </text:span><text:span text:style-name="T1466">také</text:span><text:span text:style-name="T1463"> </text:span><text:span text:style-name="T1464">projektily vytvořené kouzlem</text:span><text:span text:style-name="T1463">, například </text:span><text:span text:style-name="T1596">ohnivou kouli</text:span><text:span text:style-name="T1463"> nebo </text:span><text:span text:style-name="T1596">ledovou dýku</text:span><text:span text:style-name="T1463">, ale nikoliv blesky, duševní útoky a podobně.</text:span></text:p>
      <text:h text:style-name="Heading_20_4" text:outline-level="4"><text:bookmark-start text:name="__RefHeading___Toc17721_4252866283"/>Rozžhavení <text:span text:style-name="T1989">*Lahat*</text:span><text:bookmark-end text:name="__RefHeading___Toc17721_4252866283"/></text:h>
      <text:p text:style-name="P369"><text:span text:style-name="T281">Dosah:</text:span><text:span text:style-name="T1892"> </text:span><text:span text:style-name="T1392">k</text:span><text:span text:style-name="T1454">rátká vzdálenost</text:span><text:span text:style-name="T1892"><text:line-break/></text:span><text:span text:style-name="T281">Rozsah:</text:span><text:span text:style-name="T1892"> </text:span><text:span text:style-name="T1392">1 </text:span><text:span text:style-name="T1453">k</text:span><text:span text:style-name="T1454">ovový předmět<text:line-break/></text:span><text:span text:style-name="T1590">Zranění:</text:span><text:span text:style-name="T1454"> 3kz </text:span><text:span text:style-name="T475">ohněm</text:span><text:span text:style-name="T1454"> každé kolo </text:span><text:span text:style-name="T1523">po 3 kola</text:span><text:span text:style-name="T1454"> (neodečítá se zbroj)</text:span></text:p>
      <text:p text:style-name="P369"><text:span text:style-name="T1454">Toto kouzlo rozžhaví jeden kovový předmět, například zbraň nebo těžkou zbroj. Ten, kdo </text:span><text:span text:style-name="T1455">jej</text:span><text:span text:style-name="T1454"> má oblečený, nebo ho drží, bude každé kolo čelit zranění 3kz </text:span><text:span text:style-name="T475">ohněm</text:span><text:span text:style-name="T1454">. Předmět vydrží rozžhavený t</text:span><text:span text:style-name="T1523">ři kola</text:span><text:span text:style-name="T1454">, pak postupně zchladne. </text:span><text:span text:style-name="T1591">R</text:span><text:span text:style-name="T1592">ozžhavení</text:span><text:span text:style-name="T1456"> se </text:span><text:span text:style-name="T1455">také hod</text:span><text:span text:style-name="T1456">í</text:span><text:span text:style-name="T1455">, když si chceš ráno uvařit čaj, </text:span><text:span text:style-name="T1457">nebo když se chceš zahřát</text:span><text:span text:style-name="T1455">.</text:span></text:p>
      <text:h text:style-name="P613" text:outline-level="4"><text:bookmark-start text:name="__RefHeading___Toc17723_4252866283"/>Chůze po hladině <text:span text:style-name="T1932">*</text:span><text:span text:style-name="T1714">H</text:span><text:span text:style-name="T1715">alijkah šetah</text:span><text:span text:style-name="T1932">*</text:span><text:bookmark-end text:name="__RefHeading___Toc17723_4252866283"/></text:h>
      <text:p text:style-name="P368"><text:span text:style-name="T281">Dosah:</text:span><text:span text:style-name="T1892"> </text:span><text:span text:style-name="T1392">d</text:span><text:span text:style-name="T1449">o</text:span><text:span text:style-name="T1453">tyk</text:span><text:span text:style-name="T1942"><text:line-break/></text:span><text:span text:style-name="T281">Rozsah:</text:span><text:span text:style-name="T1892"> </text:span><text:span text:style-name="T1392">1 </text:span><text:span text:style-name="T1453">tvor</text:span><text:span text:style-name="T1449"><text:line-break/></text:span><text:span text:style-name="T1628">Trvání:</text:span><text:span text:style-name="T1257"> </text:span><text:span text:style-name="T1250">n</text:span><text:span text:style-name="T1274">ěkolik minut</text:span></text:p>
      <text:p text:style-name="P368"><text:span text:style-name="T1274">C</text:span><text:span text:style-name="T1285">íl bude moci chodit i běhat po hladině tekoucí i stojaté vody či jiné tekutiny.</text:span></text:p>
      <text:h text:style-name="Heading_20_4" text:outline-level="4"><text:bookmark-start text:name="__RefHeading___Toc17725_4252866283"/><text:soft-page-break/>Paralýza <text:span text:style-name="T1921">*</text:span><text:span text:style-name="T1707">Š</text:span><text:span text:style-name="T1715">ituk</text:span><text:span text:style-name="T1921">*</text:span><text:bookmark-end text:name="__RefHeading___Toc17725_4252866283"/></text:h>
      <text:p text:style-name="P326"><text:span text:style-name="T681">Dosah:</text:span><text:span text:style-name="T543"> </text:span><text:span text:style-name="T1243">k</text:span><text:span text:style-name="T1244">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6"><text:span text:style-name="T1626">P</text:span><text:span text:style-name="T1634">aralýza</text:span><text:span text:style-name="T631"> se pokusí znehybnit cíl, na který ukážeš.</text:span><text:span text:style-name="T615"> </text:span><text:span text:style-name="T1261">Ú</text:span><text:span text:style-name="T615">činek závisí na počtu úspěchů:</text:span></text:p>
      <text:list xml:id="list205107116312575" text:continue-list="list4042470896" text:style-name="L21">
        <text:list-item>
          <text:p text:style-name="P734">Za první úspěch <text:span text:style-name="T1883">bude</text:span> <text:span text:style-name="T193">zpomalen</text:span><text:span text:style-name="T277">ý</text:span></text:p>
        </text:list-item>
        <text:list-item>
          <text:p text:style-name="P734">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1"><text:span text:style-name="T1246">K</text:span><text:span text:style-name="T1245">dyž získáš tři úspěchy, bude</text:span><text:span text:style-name="T614"> zcela znehybněný</text:span></text:p>
        </text:list-item>
      </text:list>
      <text:p text:style-name="P326"><text:span text:style-name="T1261">E</text:span><text:span text:style-name="T1327">fekt</text:span><text:span text:style-name="T1247"> </text:span><text:span text:style-name="T1265">je možné předčasně zrušit všemi </text:span><text:span text:style-name="T1247">prostředky na odstranění paralýzy.</text:span></text:p>
      <text:p text:style-name="P326"><text:span text:style-name="T1247">/</text:span><text:span text:style-name="T1266">* Dělá to v zásadě to samé jako </text:span><text:span text:style-name="T1627">protoplazma</text:span><text:span text:style-name="T1266">, ale to je asi ok. </text:span><text:span text:style-name="T1627">Paralýza</text:span><text:span text:style-name="T1266"> útočí na jiný stat (Fyzička místo Finesy), nedá se z cíle setřít, působí na ni prostředky proti paralýze a každé kouzlo jde navíc seslat jen jednou, takže takhle může kouzelník znehybnit dva cíle (jeden </text:span><text:span text:style-name="T1627">protoplazmou</text:span><text:span text:style-name="T1266">, druhej </text:span><text:span text:style-name="T1627">paralýzou</text:span><text:span text:style-name="T1266">) */</text:span></text:p>
      <text:p text:style-name="P346"><text:span text:style-name="T1266">/</text:span><text:span text:style-name="T1228">* Nakonec to bude </text:span><text:span text:style-name="T1614">paralýza</text:span><text:span text:style-name="T1228"> a ne </text:span><text:span text:style-name="T1614">paralytický výboj</text:span><text:span text:style-name="T1228">, protože ten by vedl k otázce, proč neparalyzují všechny blesky. */</text:span></text:p>
      <text:h text:style-name="P614" text:outline-level="4"><text:bookmark-start text:name="__RefHeading___Toc17727_4252866283"/>Ledová tříšť<text:span text:style-name="T1898"> *</text:span><text:span text:style-name="T1704">K</text:span><text:span text:style-name="T1716">erach ketim</text:span><text:span text:style-name="T1898">*</text:span><text:bookmark-end text:name="__RefHeading___Toc17727_4252866283"/></text:h>
      <text:p text:style-name="P455">/<text:span text:style-name="T2019">* Shards of Ice */</text:span></text:p>
      <text:p text:style-name="P454"><text:soft-page-break/><text:span text:style-name="T281">Dosah:</text:span><text:span text:style-name="T407"> </text:span><text:span text:style-name="T1524">s</text:span><text:span text:style-name="T1525">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52">sečné</text:span><text:span text:style-name="T400">)</text:span><text:span text:style-name="T1225">, odečítá se Zbroj</text:span></text:p>
      <text:p text:style-name="P425"><text:span text:style-name="T366">P</text:span><text:span text:style-name="T403">řed tebou se zhmotní ostré ledové úlomky, vyletí </text:span><text:span text:style-name="T1491">s</text:span><text:span text:style-name="T1492">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15" text:outline-level="4"><text:bookmark-start text:name="__RefHeading___Toc15991_3179902864"/>Lazebník <text:span text:style-name="T1990">*Sapar*</text:span><text:bookmark-end text:name="__RefHeading___Toc15991_3179902864"/></text:h>
      <text:p text:style-name="P434"><text:span text:style-name="T704">Dosah: </text:span><text:span text:style-name="T1392">d</text:span><text:span text:style-name="T1449">o</text:span><text:span text:style-name="T1452">tyk</text:span><text:span text:style-name="T1449"><text:line-break/></text:span><text:span text:style-name="T1630">R</text:span><text:span text:style-name="T1631">ozsah</text:span><text:span text:style-name="T701">:</text:span><text:span text:style-name="T817"> 1 </text:span><text:span text:style-name="T1283">o</text:span><text:span text:style-name="T1284">soba</text:span></text:p>
      <text:p text:style-name="P367"><text:span text:style-name="T569">Toto </text:span><text:span text:style-name="T1281">j</text:span><text:span text:style-name="T1282">ednoduché</text:span><text:span text:style-name="T569">, ale velice užitečné kouzlo zajistí kompletní očistu jako po kvalitní lázni.</text:span></text:p>
      <text:h text:style-name="P616" text:outline-level="4"><text:bookmark-start text:name="__RefHeading___Toc17733_4252866283"/>Přelud <text:span text:style-name="T1990">*Ašlajah*</text:span><text:bookmark-end text:name="__RefHeading___Toc17733_4252866283"/></text:h>
      <text:p text:style-name="P364"><text:span text:style-name="T281">Dosah:</text:span><text:span text:style-name="T1892"> </text:span><text:span text:style-name="T1392">d</text:span><text:span text:style-name="T1449">louhý</text:span><text:span text:style-name="T1892"><text:line-break/></text:span><text:span text:style-name="T281">Rozsah:</text:span><text:span text:style-name="T1892"> </text:span><text:span text:style-name="T1392">o</text:span><text:span text:style-name="T1451">blast v krátké vzdálenosti od cílového místa</text:span><text:span text:style-name="T1449"><text:line-break/></text:span><text:span text:style-name="T1628">Trvání:</text:span><text:span text:style-name="T1257"> </text:span><text:span text:style-name="T1250">n</text:span><text:span text:style-name="T1274">ěkolik minut</text:span></text:p>
      <text:p text:style-name="P365"><text:span text:style-name="T1274">Tímto kouzlem můžeš stvořit iluzi nějaké sc</text:span><text:span text:style-name="T1328">e</text:span><text:span text:style-name="T1274">nérie. M</text:span><text:span text:style-name="T1278">ůže</text:span><text:span text:style-name="T1328">š</text:span><text:span text:style-name="T1278"> stvořit něco zcela nového nebo</text:span><text:span text:style-name="T1274"> p</text:span><text:span text:style-name="T1278">ozměnit</text:span><text:span text:style-name="T1274"> něco existujícího, třeba skrýt bránu v hradbách nebo vstup do podzemí. </text:span><text:span text:style-name="T1279">Může v ní být něco pohyblivého, třeba tekoucí voda, ale musí se to po celou dobu trvání hýbat stejně.</text:span><text:span text:style-name="T1274"> </text:span><text:span text:style-name="T1268">Kouzlo s</text:span><text:span text:style-name="T1277">tvoří</text:span><text:span text:style-name="T1268"> pouze </text:span><text:span text:style-name="T1314">nehmotný</text:span><text:span text:style-name="T1268"> o</text:span><text:span text:style-name="T1314">braz </text:span><text:span text:style-name="T1315">bez zvuků a zápachu</text:span><text:span text:style-name="T1268">.</text:span><text:span text:style-name="T1274"> </text:span><text:span text:style-name="T1275">O</text:span><text:span text:style-name="T1328">bsah</text:span><text:span text:style-name="T1275"> si nemůžeš jen tak vymyslet, musíš ho poskládat z něčeho, na co </text:span><text:span text:style-name="T1280">se</text:span><text:span text:style-name="T1275"> při seslání díváš. </text:span><text:span text:style-name="T1316">Můžeš třeba z jednoho stromu udělat celý les, ale nemůžeš vytvořit přelud lesa, když nevidíš žádný strom.</text:span><text:span text:style-name="T1275"> P</text:span><text:span text:style-name="T1316">rvky ale můžeš</text:span><text:span text:style-name="T1276"> vzít z nějakého kvalitního vyobrazení</text:span><text:span text:style-name="T1275"> – je tedy užitečné umět malovat, nebo pár vhodných obrazů nosit s sebou.</text:span></text:p>
      <text:h text:style-name="P617" text:outline-level="4"><text:bookmark-start text:name="__RefHeading___Toc17735_4252866283"/><text:soft-page-break/>Přenos zvuku <text:span text:style-name="T1939">*Hávarah kol*</text:span><text:bookmark-end text:name="__RefHeading___Toc17735_4252866283"/></text:h>
      <text:p text:style-name="P362"><text:span text:style-name="T281">Dosah:</text:span><text:span text:style-name="T1892"> </text:span><text:span text:style-name="T1392">d</text:span><text:span text:style-name="T1449">louhý</text:span><text:span text:style-name="T1892"><text:line-break/></text:span><text:span text:style-name="T281">Rozsah:</text:span><text:span text:style-name="T1892"> 1 </text:span><text:span text:style-name="T1449">zdroj zvuku<text:line-break/></text:span><text:span text:style-name="T1628">Trvání:</text:span><text:span text:style-name="T1257"> </text:span><text:span text:style-name="T1250">p</text:span><text:span text:style-name="T1251">o dobu </text:span><text:span text:style-name="T1622">s</text:span><text:span text:style-name="T1625">oustředění</text:span></text:p>
      <text:p text:style-name="P362"><text:span text:style-name="T1938">Zvuky, které vydává určený cíl, budou po dobu tvého </text:span><text:span text:style-name="T296">soustředění</text:span><text:span text:style-name="T1938"> slyšet také na </text:span><text:span text:style-name="T1449">jiném místě v dosahu kouzla</text:span><text:span text:style-name="T1938">. Můžeš takto například někoho odposlouchávat, nebo třeba někomu z dálky šeptat do ucha</text:span><text:span text:style-name="T1449">. </text:span><text:span text:style-name="T1450">Na zvuku samotném nemůžeš nic měnit, můžeš ale l</text:span><text:span text:style-name="T1449">ibovolně pohybovat</text:span><text:span text:style-name="T1450"> s místem, odkud jej necháváš vycházet.</text:span></text:p>
      <text:h text:style-name="P615" text:outline-level="4"><text:bookmark-start text:name="__RefHeading___Toc17737_4252866283"/>Bílá střela<text:span text:style-name="T1898"> *Lavan týl*</text:span><text:bookmark-end text:name="__RefHeading___Toc17737_4252866283"/></text:h>
      <text:p text:style-name="P329"><text:span text:style-name="T281">Dosah:</text:span><text:span text:style-name="T1892"> </text:span><text:span text:style-name="T1481">krátký</text:span><text:span text:style-name="T1892"><text:line-break/></text:span><text:span text:style-name="T281">Rozsah:</text:span><text:span text:style-name="T1892"> 1 </text:span><text:span text:style-name="T1392">m</text:span><text:span text:style-name="T1391">agický tvor</text:span><text:span text:style-name="T1892"><text:line-break/></text:span><text:span text:style-name="T199">Útok:</text:span><text:span text:style-name="T335"> Duše + k6 proti </text:span><text:span text:style-name="T1390">D</text:span><text:span text:style-name="T1391">uši</text:span><text:span text:style-name="T1893"><text:line-break/></text:span><text:span text:style-name="T281">Zranění:</text:span><text:span text:style-name="T1892"> </text:span><text:span text:style-name="T1389">8</text:span><text:span text:style-name="T1892">kz (</text:span><text:span text:style-name="T1749">d</text:span><text:span text:style-name="T1750">uševní</text:span><text:span text:style-name="T1892">)</text:span></text:p>
      <text:p text:style-name="P421">Z tvé ruky vyletí jasně zářící bílá střela. Zraňuje pouze magické tvory, kýmkoliv jiným neškodně proletí.</text:p>
      <text:h text:style-name="Heading_20_4" text:outline-level="4"><text:bookmark-start text:name="__RefHeading___Toc17739_4252866283"/>Najdi nevid<text:span text:style-name="T1859">itel</text:span>né *<text:span text:style-name="T1991">Matza</text:span> <text:span text:style-name="T1702">i</text:span><text:span text:style-name="T1717">j ryjut</text:span>*<text:bookmark-end text:name="__RefHeading___Toc17739_4252866283"/></text:h>
      <text:p text:style-name="P329"><text:span text:style-name="T690">Trvání:</text:span><text:span text:style-name="T573"> </text:span><text:span text:style-name="T1250">p</text:span><text:span text:style-name="T1251">o dobu </text:span><text:span text:style-name="T1622">s</text:span><text:span text:style-name="T1625">oustředění</text:span></text:p>
      <text:p text:style-name="P359"><text:span text:style-name="T1257">D</text:span><text:span text:style-name="T1258">okud se budeš </text:span><text:span text:style-name="T1624">soustředit</text:span><text:span text:style-name="T1258">,</text:span><text:span text:style-name="T580"> uvidí</text:span><text:span text:style-name="T624">š </text:span><text:span text:style-name="T625">všechny</text:span><text:span text:style-name="T580"> neviditelné tvory a předměty. Sem patří </text:span><text:span text:style-name="T1259">t</text:span><text:span text:style-name="T1260">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9">a </text:span><text:span text:style-name="T1267">také přirozeně neviditelní tvorové</text:span><text:span text:style-name="T580">, například nevidění. </text:span><text:span text:style-name="T632">Neuvidíš ale tvory, kteří ve fyzickém světě vůbec nejsou přítomni, například duchy.</text:span></text:p>
      <text:h text:style-name="P618" text:outline-level="4"><text:bookmark-start text:name="__RefHeading___Toc17741_4252866283"/><text:soft-page-break/>Levitace *<text:span text:style-name="T1702">R</text:span><text:span text:style-name="T1717">išef</text:span>*<text:bookmark-end text:name="__RefHeading___Toc17741_4252866283"/></text:h>
      <text:p text:style-name="P329"><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6"><text:span text:style-name="T1615">L</text:span><text:span text:style-name="T1616">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94">u</text:span><text:span text:style-name="T1695">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8">normálně spadne</text:span><text:span text:style-name="T1131">.</text:span></text:p>
      <text:h text:style-name="Heading_20_4" text:outline-level="4"><text:bookmark-start text:name="__RefHeading___Toc17743_4252866283"/>Návrat *<text:span text:style-name="T1732">Hašavah</text:span>*<text:bookmark-end text:name="__RefHeading___Toc17743_4252866283"/></text:h>
      <text:p text:style-name="P329"><text:span text:style-name="T681">Dosah:</text:span><text:span text:style-name="T543"> </text:span><text:span text:style-name="T1233">d</text:span><text:span text:style-name="T1234">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4">j</text:span><text:span text:style-name="T1239">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4">N</text:span><text:span text:style-name="T604">ic nesmí bránit tomu, aby se tam </text:span><text:span text:style-name="T1234">d</text:span><text:span text:style-name="T1235">otyčný</text:span><text:span text:style-name="T604"> vrátil a bezpečně tam setrval. </text:span><text:span text:style-name="T698">Návrat</text:span><text:span text:style-name="T547"> tedy </text:span><text:span text:style-name="T1233">n</text:span><text:span text:style-name="T1234">epůjde seslat</text:span><text:span text:style-name="T547">, například když:</text:span></text:p>
      <text:list xml:id="list4284675078" text:style-name="L23">
        <text:list-item>
          <text:p text:style-name="P738">Cílové místo bylo na lodi a ta mezitím odplula</text:p>
        </text:list-item>
        <text:list-item>
          <text:p text:style-name="P737"><text:span text:style-name="T1233">N</text:span><text:span text:style-name="T1234">ěkdo tam</text:span><text:span text:style-name="T547"> teď stojí</text:span></text:p>
        </text:list-item>
        <text:list-item>
          <text:p text:style-name="P738">Někdo tam do země udělal díru</text:p>
        </text:list-item>
      </text:list>
      <text:p text:style-name="P293"><text:span text:style-name="T1357">P</text:span><text:span text:style-name="T1879">ředměty, které má dotyčný na sobě nebo u sebe, </text:span><text:span text:style-name="T1357">se přenesou spolu s ním, pouze p</text:span><text:span text:style-name="T1493">okud</text:span><text:span text:style-name="T1357"> je měl i v době, kdy jsi ho tam viděl. Pokud tedy má teď něco, co v té době neměl, popadá to na zem. Když mu něco chybí, seslání kouzla to nebrání, ale na cílovém místě se to neobjeví.</text:span></text:p>
      <text:p text:style-name="P16"><text:soft-page-break/><text:span text:style-name="T1647">P</text:span><text:span text:style-name="T1646">říklad:</text:span></text:p>
      <text:p text:style-name="P499">Gorondar <text:span text:style-name="T1881">padl</text:span> do zajetí skřetů, Kaře se ho ale podařilo na<text:span text:style-name="T1696">j</text:span><text:span text:style-name="T1697">ít</text:span>.</text:p>
      <text:p text:style-name="P499"><text:span text:style-name="T1687">Pán jeskyně:</text:span><text:span text:style-name="T1683"> „Gorondar je celý pevně omotaný pevným provazem. V puse </text:span><text:span text:style-name="T1684">má </text:span><text:span text:style-name="T1683">roubík.“</text:span></text:p>
      <text:p text:style-name="P499"><text:span text:style-name="T1686">Jana:</text:span><text:span text:style-name="T1679"> „Rozvazovat se těmi provazy nehodlám. </text:span><text:span text:style-name="T1685">Ř</text:span><text:span text:style-name="T1683">eknu </text:span><text:span text:style-name="T1690">‚</text:span><text:span text:style-name="T1693">Chazarah!</text:span><text:span text:style-name="T1690">‘</text:span><text:span text:style-name="T1683"> a přemístím ho </text:span><text:span text:style-name="T1685">do tábora, tam jsem ho dneska viděla</text:span><text:span text:style-name="T1683">.“</text:span></text:p>
      <text:p text:style-name="P499"><text:span text:style-name="T1687">Pán jeskyně:</text:span><text:span text:style-name="T1683"> „Dobře. Gorondar tedy zmizel a provazy, kterými byl svázán, popadaly na zem. Někdo tě ale zřejmě slyšel kouzlit, z chodby se ozývá křik.“</text:span></text:p>
      <text:p text:style-name="P289">/<text:span text:style-name="T1855">* Dotyk je asi nejlepší nedisociované řešení teleportace nesouhlasících cílů. */</text:span></text:p>
      <text:h text:style-name="Heading_20_4" text:outline-level="4"><text:bookmark-start text:name="__RefHeading___Toc17745_4252866283"/><text:span text:style-name="T1698">Stěna ticha</text:span> *<text:span text:style-name="T1717">Šeket</text:span><text:span text:style-name="T1991"> chomah</text:span>*<text:bookmark-end text:name="__RefHeading___Toc17745_4252866283"/></text:h>
      <text:p text:style-name="P329"><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274"><text:line-break/>Trvání:</text:span><text:span text:style-name="T1874"> </text:span><text:span text:style-name="T1344">n</text:span><text:span text:style-name="T1375">ěkolik minut</text:span></text:p>
      <text:p text:style-name="P294"><text:span text:style-name="T1365">Skrz </text:span><text:span text:style-name="T1566">stěnu ticha</text:span><text:span text:style-name="T1365"> neprojdou žádné zvuky. </text:span><text:span text:style-name="T1882">Při jejím sesílání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 </text:span><text:span text:style-name="T1366">a m</text:span><text:span text:style-name="T1367">usí být celá nejvýše</text:span><text:span text:style-name="T1366"> v</text:span><text:span text:style-name="T1375">e</text:span><text:span text:style-name="T1366"> </text:span><text:span text:style-name="T1568">s</text:span><text:span text:style-name="T1570">třední</text:span><text:span text:style-name="T1568"> vzdálenosti</text:span><text:span text:style-name="T1366"> od tebe</text:span><text:span text:style-name="T1364">.</text:span></text:p>
      <text:h text:style-name="P619" text:outline-level="4"><text:bookmark-start text:name="__RefHeading___Toc17747_4252866283"/>Protikouzlo<text:span text:style-name="T1898"> *Neged </text:span><text:span text:style-name="T1718">kišuf</text:span><text:span text:style-name="T1898">*</text:span><text:bookmark-end text:name="__RefHeading___Toc17747_4252866283"/></text:h>
      <text:p text:style-name="P329"><text:span text:style-name="T271">Dosah:</text:span><text:span text:style-name="T1875"> slyšitelnost<text:line-break/></text:span><text:span text:style-name="T271">Rozsah:</text:span><text:span text:style-name="T1875"> 1 </text:span><text:span text:style-name="T1345">osoba<text:line-break/></text:span><text:span text:style-name="T1561">Útok:</text:span><text:span text:style-name="T1346"> Duše + k6</text:span></text:p>
      <text:p text:style-name="P280"><text:span text:style-name="T1560">Protikouzlem</text:span><text:span text:style-name="T1345"> můžeš někomu zmařit sesílání kouzla. </text:span><text:span text:style-name="T1347">Nemusíš </text:span><text:span text:style-name="T1348">ho</text:span><text:span text:style-name="T1347"> vidět, stačí, když slyšíš jeho zaklínací formuli. </text:span><text:span text:style-name="T1494">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17">o</text:span> *<text:span text:style-name="T1992">Šavar</text:span><text:span text:style-name="T1703"> </text:span><text:span text:style-name="T1718">kišuf</text:span>*<text:bookmark-end text:name="__RefHeading___Toc17749_4252866283"/></text:h>
      <text:p text:style-name="P451"><text:span text:style-name="T1633">R</text:span><text:span text:style-name="T1640">ozsah</text:span><text:span text:style-name="T1633">:</text:span><text:span text:style-name="T1290"> </text:span><text:span text:style-name="T1336">všude ve</text:span><text:span text:style-name="T1290"> </text:span><text:span text:style-name="T1641">střední </text:span><text:span text:style-name="T1640">vzdálenosti</text:span><text:span text:style-name="T1336"> kolem tebe</text:span></text:p>
      <text:p text:style-name="P451"><text:span text:style-name="T1633">Z</text:span><text:span text:style-name="T1640">lom</text:span><text:span text:style-name="T1633"> kouzlo</text:span><text:span text:style-name="T1290"> </text:span><text:span text:style-name="T1291">ukončí</text:span><text:span text:style-name="T1290"> působení jakéhokoliv kouzla s dlouhodobým účinkem, musíš ale znát </text:span><text:span text:style-name="T1335">sesílací formuli</text:span><text:span text:style-name="T1290"> rušeného kouzla a </text:span><text:span text:style-name="T1335">při lámání ji</text:span><text:span text:style-name="T1290"> vyslovit.</text:span></text:p>
      <text:h text:style-name="P620" text:outline-level="4"><text:bookmark-start text:name="__RefHeading___Toc17751_4252866283"/>Fialový blesk *Sagol bárak*<text:bookmark-end text:name="__RefHeading___Toc17751_4252866283"/></text:h>
      <text:p text:style-name="P331"><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6">, odečítá se Zbroj</text:span></text:p>
      <text:p text:style-name="P279"><text:span text:style-name="T1202">Z tvých očí na určené cíle přeskočí </text:span><text:span text:style-name="T1201">fialový</text:span><text:span text:style-name="T1202"> výboj. </text:span><text:span text:style-name="T1188">Fialov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22" text:outline-level="4"><text:bookmark-start text:name="__RefHeading___Toc17753_4252866283"/>Žlutý blesk *Cahov bárak*<text:bookmark-end text:name="__RefHeading___Toc17753_4252866283"/></text:h>
      <text:p text:style-name="P330"><text:span text:style-name="T1188">Dosah:</text:span><text:span text:style-name="T1195"> </text:span><text:span text:style-name="T1198">střední</text:span><text:span text:style-name="T1188"><text:line-break/>Rozsah:</text:span><text:span text:style-name="T1195"> </text:span><text:span text:style-name="T1200">1-</text:span><text:span text:style-name="T1199">4</text:span><text:span text:style-name="T1195"> cíle</text:span><text:span text:style-name="T1188"><text:line-break/></text:span><text:span text:style-name="T1189">Útok:</text:span><text:span text:style-name="T1196"> Duše + k6 proti F</text:span><text:span text:style-name="T1197">yzičce</text:span><text:span text:style-name="T1201"><text:line-break/></text:span><text:span text:style-name="T1188">Zranění:</text:span><text:span text:style-name="T1201"> </text:span><text:span text:style-name="T1203">3</text:span><text:span text:style-name="T1201">kz </text:span><text:span text:style-name="T481">bleskem</text:span><text:span text:style-name="T1202">, odečítá se Zbroj</text:span></text:p>
      <text:p text:style-name="P279"><text:span text:style-name="T1202">Z </text:span><text:span text:style-name="T1201">tvých očí na určené cíle přeskočí žlutý výboj. </text:span><text:span text:style-name="T1188">Žlutý blesk</text:span><text:span text:style-name="T1201"> </text:span><text:span text:style-name="T1202">vždy zasáhne </text:span><text:span text:style-name="T1205">určené cíle</text:span><text:span text:style-name="T1202">, ne vždy </text:span><text:span text:style-name="T1205">je</text:span><text:span text:style-name="T1202"> ale zraní.</text:span></text:p>
      <text:h text:style-name="Heading_20_4" text:outline-level="4"><text:bookmark-start text:name="__RefHeading___Toc17755_4252866283"/>Ohnivá koule *Eš nešef*<text:bookmark-end text:name="__RefHeading___Toc17755_4252866283"/></text:h>
      <text:p text:style-name="P329"><text:span text:style-name="T281">Dosah:</text:span><text:span text:style-name="T407"> </text:span><text:span text:style-name="T1524">s</text:span><text:span text:style-name="T1526">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5">, odečítá se Zbroj</text:span></text:p>
      <text:p text:style-name="P449"><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05" text:outline-level="4"><text:bookmark-start text:name="__RefHeading___Toc34391_2267831174"/><text:span text:style-name="T1898">Ohnivá střela *</text:span><text:span text:style-name="T1704">E</text:span><text:span text:style-name="T1710">š týl</text:span><text:span text:style-name="T1898">*</text:span><text:bookmark-end text:name="__RefHeading___Toc34391_2267831174"/></text:h>
      <text:p text:style-name="P446"><text:span text:style-name="T281">Dosah:</text:span><text:span text:style-name="T1892"> střední<text:line-break/></text:span><text:span text:style-name="T281">Rozsah:</text:span><text:span text:style-name="T1892"> 1 cíl<text:line-break/></text:span><text:span text:style-name="T199">Útok:</text:span><text:span text:style-name="T335"> Duše + k6 proti F</text:span><text:span text:style-name="T340">inese</text:span><text:span text:style-name="T461"><text:line-break/></text:span><text:span text:style-name="T281">Zranění:</text:span><text:span text:style-name="T1892"> </text:span><text:span text:style-name="T1389">6</text:span><text:span text:style-name="T1892">kz </text:span><text:span text:style-name="T464">ohněm</text:span><text:span text:style-name="T1225">,</text:span><text:span text:style-name="T1892"> odečítá se Zbroj</text:span></text:p>
      <text:p text:style-name="P448"><text:span text:style-name="T406">Z tvé ruky na určený cíl vyletí malá plamenná střela</text:span><text:span text:style-name="T338">.</text:span></text:p>
      <text:h text:style-name="P605" text:outline-level="4"><text:bookmark-start text:name="__RefHeading___Toc34393_2267831174"/>Ledová dýka <text:span text:style-name="T486">* Kerach pygion*</text:span><text:bookmark-end text:name="__RefHeading___Toc34393_2267831174"/></text:h>
      <text:p text:style-name="P446"><text:span text:style-name="T281">Dosah:</text:span><text:span text:style-name="T1892"> střední<text:line-break/></text:span><text:span text:style-name="T281">Rozsah:</text:span><text:span text:style-name="T1892"> 1 cíl<text:line-break/></text:span><text:span text:style-name="T199">Útok:</text:span><text:span text:style-name="T335"> Duše + k6 proti F</text:span><text:span text:style-name="T340">inese</text:span><text:span text:style-name="T461"><text:line-break/></text:span><text:span text:style-name="T281">Zranění:</text:span><text:span text:style-name="T1892"> </text:span><text:span text:style-name="T1389">6</text:span><text:span text:style-name="T1892">kz (</text:span><text:span text:style-name="T483">bodné</text:span><text:span text:style-name="T482">), odečítá se Zbroj</text:span></text:p>
      <text:p text:style-name="P450"><text:span text:style-name="T340">Z tvé ruky na cíl vyletí ostrá dýka z tvrdého ledu. </text:span><text:span text:style-name="T1387">V </text:span><text:span text:style-name="T1388">následujícím kole beze stopy zmizí.</text:span></text:p>
      <text:h text:style-name="P513" text:outline-level="3"><text:bookmark-start text:name="__RefHeading___Toc17500_3085950545"/>Mistrovská kouzla<text:bookmark-end text:name="__RefHeading___Toc17500_3085950545"/></text:h>
      <text:p text:style-name="P413">Mistrovská kouzla se můžeš učit od deváté úrovně.</text:p>
      <text:list xml:id="list1906582372" text:style-name="L24">
        <text:list-item>
          <text:p text:style-name="P728">Ledová past</text:p>
        </text:list-item>
        <text:list-item>
          <text:p text:style-name="P728">Očaruj provaz</text:p>
        </text:list-item>
        <text:list-item>
          <text:p text:style-name="P728">Ohnivý had</text:p>
        </text:list-item>
        <text:list-item>
          <text:p text:style-name="P728">Dvojník</text:p>
        </text:list-item>
        <text:list-item>
          <text:p text:style-name="P728">Duševní úder</text:p>
        </text:list-item>
        <text:list-item>
          <text:p text:style-name="P728">Metamorfóza</text:p>
        </text:list-item>
        <text:list-item>
          <text:p text:style-name="P728"><text:soft-page-break/>Změna podoby</text:p>
        </text:list-item>
        <text:list-item>
          <text:p text:style-name="P728">Vize minulosti</text:p>
        </text:list-item>
        <text:list-item>
          <text:p text:style-name="P728">Planoucí čepel</text:p>
        </text:list-item>
        <text:list-item>
          <text:p text:style-name="P728">Mrazivá čepel</text:p>
        </text:list-item>
        <text:list-item>
          <text:p text:style-name="P728">Mrak smrti</text:p>
        </text:list-item>
        <text:list-item>
          <text:p text:style-name="P728">Mrazivá bouře</text:p>
        </text:list-item>
        <text:list-item>
          <text:p text:style-name="P728">Mimoprostorová torna</text:p>
        </text:list-item>
        <text:list-item>
          <text:p text:style-name="P728">Sledování</text:p>
        </text:list-item>
        <text:list-item>
          <text:p text:style-name="P728">Neviditelnost</text:p>
        </text:list-item>
        <text:list-item>
          <text:p text:style-name="P728">Ohnivá stěna</text:p>
        </text:list-item>
        <text:list-item>
          <text:p text:style-name="P728">Ledová stěna</text:p>
        </text:list-item>
        <text:list-item>
          <text:p text:style-name="P728">Hyperprostor</text:p>
        </text:list-item>
        <text:list-item>
          <text:p text:style-name="P728">Hypnóza</text:p>
        </text:list-item>
        <text:list-item>
          <text:p text:style-name="P728">Ohnivý déšť</text:p>
        </text:list-item>
        <text:list-item>
          <text:p text:style-name="P728">Rudý blesk</text:p>
        </text:list-item>
        <text:list-item>
          <text:p text:style-name="P728">Černý blesk</text:p>
        </text:list-item>
        <text:list-item>
          <text:p text:style-name="P728">Bílý blesk</text:p>
        </text:list-item>
      </text:list>
      <text:h text:style-name="P623" text:outline-level="4"><text:bookmark-start text:name="__RefHeading___Toc17757_4252866283"/><text:soft-page-break/>Ledová past <text:span text:style-name="T1992">*Kerach peh*</text:span><text:bookmark-end text:name="__RefHeading___Toc17757_4252866283"/></text:h>
      <text:p text:style-name="P338"><text:span text:style-name="T269">Dosah:</text:span><text:span text:style-name="T389"> krátký</text:span><text:span text:style-name="T1869"><text:line-break/></text:span><text:span text:style-name="T269">Trvání:</text:span><text:span text:style-name="T1869">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52">sečné</text:span><text:span text:style-name="T1753">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7"><text:span text:style-name="T2009">Na tebou určeném místě v </text:span><text:span text:style-name="T305">krátké vzdálenosti</text:span><text:span text:style-name="T1974"> od tebe se objeví ledová koule zhruba o velikosti </text:span><text:span text:style-name="T1495">k</text:span><text:span text:style-name="T1494">okosového</text:span><text:span text:style-name="T1974"> ořechu. V dalším kole se všude v </text:span><text:span text:style-name="T311">krátké vzdálenosti</text:span><text:span text:style-name="T2009">, kam je od ní vidě</text:span><text:span text:style-name="T404">t, </text:span><text:span text:style-name="T388">vytvoří</text:span><text:span text:style-name="T2009"> tenký a křehký ledový příkrov, který slouží jako spoušť. </text:span><text:span text:style-name="T1495">K</text:span><text:span text:style-name="T1496">dyž</text:span><text:span text:style-name="T2009"> jej někdo nebo něco poškodí, třeba když na něj někdo vstoupí, koule exploduje v tříšť ostrých ledových úlomků a zraní všechny cíle v </text:span><text:span text:style-name="T302">krátké vzdálenosti</text:span><text:span text:style-name="T1972"> za 8kz </text:span><text:span text:style-name="T1752">sečné</text:span><text:span text:style-name="T1753">ho</text:span><text:span text:style-name="T1972"> zranění (odečítá se zbroj). Když </text:span><text:span text:style-name="T304">ledovou past</text:span><text:span text:style-name="T1973"> do konce trvání nic nespustí, koule i příkrov beze stopy zmizí.</text:span></text:p>
      <text:p text:style-name="P406">/<text:span text:style-name="T1970">* </text:span>Zmrzlý blesk (stvoří ledovou kouli, kterou může kouzelník nechat vybuchnout. Zajímavé, ale jméno se k tomu nehodí. Orb of ice?).<text:line-break/><text:tab/>Ledová bomba. Bude se to bít s alchymistovou bombou... Ledová past?</text:p>
      <text:p text:style-name="P405">Idea je, že by to stvořilo ledovou kouli, která by po chvíli vybuchla a vystřelila všude kolem ledovou tříšť. Moc mě ale nenapadá mechanická implementace – házení fixním číslem bez započítání Duše by u kouzel určitě bejt nemělo. <text:span text:style-name="T1971">I když, to vlastně asi není potřeba.</text:span></text:p>
      <text:p text:style-name="P405">- Explozi spustí buď kouzelník nějakou formulí, nebo by mohla být automatická (spustí se, když někdo vstoupí na led?)<text:line-break/>- odpálení bomby formulí zabere kolo, nebo to půjde dělat při něčem jiném? */</text:p>
      <text:h text:style-name="P624" text:outline-level="4"><text:bookmark-start text:name="__RefHeading___Toc15993_3179902864"/>Očaruj provaz <text:span text:style-name="T1993">*Kesem ševel*</text:span><text:bookmark-end text:name="__RefHeading___Toc15993_3179902864"/></text:h>
      <text:p text:style-name="P333"><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6"><text:soft-page-break/><text:span text:style-name="T401">Provaz nebo lano, na které sešleš toto kouzlo, bude poslouchat tvoje příkazy. Může se zavázat nebo rozvázat, někam se doplazit, něco omotat a podobně. </text:span><text:span text:style-name="T1482">P</text:span><text:span text:style-name="T401">lazit se může nejvýše rychlostí chůze a </text:span><text:span text:style-name="T1482">jen tam, kam by se dokázal dostat had – může tedy vyšplhat po tyči, ale ne po holé zdi. Lano můžeš ovládat na libovolnou vzdálenost, musíš ale v</text:span><text:span text:style-name="T1497">idět</text:span><text:span text:style-name="T1482">, po čem se plazí – pro člověka to je zhruba </text:span><text:span text:style-name="T1599">střední vzdálenost</text:span><text:span text:style-name="T1482">, pro elfa </text:span><text:span text:style-name="T1599">dlouhá</text:span><text:span text:style-name="T1482">.<text:line-break/><text:tab/>Když chceš, aby někomu svázalo nohy, nebo ho nějak jinak omezilo, házíš si proti němu Duší.</text:span></text:p>
      <text:h text:style-name="Heading_20_4" text:outline-level="4"><text:bookmark-start text:name="__RefHeading___Toc17761_4252866283"/>Ohnivý had <text:span text:style-name="T1962">*</text:span><text:span text:style-name="T1719">E</text:span><text:span text:style-name="T1720">š </text:span><text:span text:style-name="T1721">nachaš</text:span><text:span text:style-name="T1962">*</text:span><text:bookmark-end text:name="__RefHeading___Toc17761_4252866283"/></text:h>
      <text:p text:style-name="P334"><text:span text:style-name="T713">Útok:</text:span><text:span text:style-name="T835"> Duše + k6 proti Finese<text:line-break/>Zranění: </text:span><text:span text:style-name="T836">6kz </text:span><text:span text:style-name="T476">ohněm</text:span><text:span text:style-name="T1227">, odečítá se Zbroj</text:span></text:p>
      <text:p text:style-name="P417"><text:span text:style-name="T2000">Na zemi před tebou se objeví ohnivý had a sám vyrazí k určenému cíli. Můžeš jej tedy seslat, i když cíl nevidíš a třeba ho jen slyšíš mluvit. Plazí se rychlostí chůze (urazit </text:span><text:span text:style-name="T309">krátkou vzdálenost</text:span><text:span text:style-name="T2000"> mu zabere dvě kola), jde tedy před ním utéct. Dostane se jen tam, kam by se dostal živý had. Může se plazit i po vodě, ale </text:span><text:span text:style-name="T1483">n</text:span><text:span text:style-name="T1484">emůže se potopit</text:span><text:span text:style-name="T2001">. Na cíl zaútočí jen jednou – až v tu chvíli si házíš </text:span><text:span text:style-name="T312">na útok</text:span><text:span text:style-name="T2001">. Ať už zasáhne nebo mine, hned potom zmizí. Zmizí také, když </text:span><text:span text:style-name="T1483">při honbě za cílem urazí víc než </text:span><text:span text:style-name="T1600">střední vzdálenost</text:span><text:span text:style-name="T1483">.</text:span></text:p>
      <text:h text:style-name="P625" text:outline-level="4"><text:bookmark-start text:name="__RefHeading___Toc17763_4252866283"/>Dvojník <text:span text:style-name="T1994">*Kefel*</text:span><text:bookmark-end text:name="__RefHeading___Toc17763_4252866283"/></text:h>
      <text:p text:style-name="P378"><text:span text:style-name="T701">Sesílání:</text:span><text:span text:style-name="T817"> 1 minuta</text:span><text:span text:style-name="T681"><text:line-break/></text:span><text:span text:style-name="T689">Trvání:</text:span><text:span text:style-name="T564"> několik minut</text:span></text:p>
      <text:p text:style-name="P452"><text:span text:style-name="T564">T</text:span><text:span text:style-name="T633">ímto kouzlem stvoříš svého dokonalého dvojníka. Bude vypadat přesně jako ty a přemýšlet jako ty. </text:span><text:span text:style-name="T1286">B</text:span><text:span text:style-name="T633">ude mít</text:span><text:span text:style-name="T1286"> stejně životů a bude i stejně zraněný. Má stejnou Fyzičku a Finesu jako ty, nemá ale Duši. Má všechny tvoje vzpomínky a znalosti, nemůže ale kouzlit ani si připoutávat magické předměty. </text:span><text:span text:style-name="T1287">Kouzlo stvoří pouze tělo, bude se </text:span><text:soft-page-break/><text:span text:style-name="T1287">tedy následně muset obléct, případně na něj můžeš seslat </text:span><text:span text:style-name="T1632">změn</text:span><text:span text:style-name="T1635">u</text:span><text:span text:style-name="T1632"> podoby</text:span><text:span text:style-name="T1287">. Po dobu jeho existence ho hraješ ty, jako kdyby to byla tvoje druhá postava. Po skončení trvání zmizí. </text:span><text:span text:style-name="T1289">Zmizí také, když na něj někdo sešle </text:span><text:span text:style-name="T1577">zlom kouzl</text:span><text:span text:style-name="T1609">o</text:span><text:span text:style-name="T1289">.</text:span><text:span text:style-name="T1287"> Obě tvoje verze jsou si plně vědomy toho, co dělá a vnímá ta druhá. Po zmizení dvojníka si tedy budeš pamatovat, co dělal, viděl, slyšel a c</text:span><text:span text:style-name="T1317">ítil</text:span><text:span text:style-name="T1287">.<text:line-break/><text:tab/></text:span><text:span text:style-name="T1288">Dvojníka můžeš použít například jako pomocníka v boji, můžeš ho ale také někam poslat místo sebe, když by ti hrozilo nebezpečí smrti.</text:span></text:p>
      <text:p text:style-name="P376">/<text:span text:style-name="T1948">*</text:span></text:p>
      <text:p text:style-name="P375">IDEA: Stvořím svého dvojníka<text:span text:style-name="T1928"> a „switchnu“ se do něj</text:span>.</text:p>
      <text:p text:style-name="P375">- budu moct beztrestně umřít.</text:p>
      <text:p text:style-name="P375">- nebudu moct kouzlit <text:span text:style-name="T1928">(na dvojníka se musím soustředit</text:span>)</text:p>
      <text:p text:style-name="P375">- <text:span text:style-name="T1943">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5">- <text:span text:style-name="T1945">dvojník si uvědomuje, co je zač</text:span></text:p>
      <text:p text:style-name="P375">- <text:span text:style-name="T1944">dvojník nemá duši</text:span></text:p>
      <text:p text:style-name="P377">Co výbava? Zduplikuje to zbraně? Zbroj? <text:span text:style-name="T1946">Oblečení? Měšec plný zlaťáků?</text:span></text:p>
      <text:p text:style-name="P377">- <text:span text:style-name="T1947">možná jen tělo a je to tudíž potřeba použít spolu se </text:span><text:span text:style-name="T298">změnou podoby</text:span><text:span text:style-name="T383">, </text:span><text:span text:style-name="T384">nebo ho do něčeho oblíknout.</text:span></text:p>
      <text:p text:style-name="P85">*/</text:p>
      <text:h text:style-name="P626" text:outline-level="4"><text:bookmark-start text:name="__RefHeading___Toc17765_4252866283"/><text:soft-page-break/>Duševní úder <text:span text:style-name="T1995">*Nefeš nagaf*</text:span><text:bookmark-end text:name="__RefHeading___Toc17765_4252866283"/></text:h>
      <text:p text:style-name="P418"><text:span text:style-name="T281">Dosah:</text:span><text:span text:style-name="T1892"> </text:span><text:span text:style-name="T1481">s</text:span><text:span text:style-name="T1485">třední</text:span><text:span text:style-name="T1892"><text:line-break/></text:span><text:span text:style-name="T281">Rozsah:</text:span><text:span text:style-name="T1892"> 1</text:span><text:span text:style-name="T1391"> tvor, </text:span><text:span text:style-name="T1485">který má duši</text:span><text:span text:style-name="T1892"><text:line-break/></text:span><text:span text:style-name="T199">Útok:</text:span><text:span text:style-name="T335"> Duše + k6 proti </text:span><text:span text:style-name="T1390">D</text:span><text:span text:style-name="T1391">uši</text:span><text:span text:style-name="T1893"><text:line-break/></text:span><text:span text:style-name="T281">Zranění:</text:span><text:span text:style-name="T1892"> </text:span><text:span text:style-name="T1389">4</text:span><text:span text:style-name="T1892">kz (</text:span><text:span text:style-name="T1749">d</text:span><text:span text:style-name="T1750">uševní</text:span><text:span text:style-name="T1892">)</text:span></text:p>
      <text:p text:style-name="P418"><text:span text:style-name="T313">Duševní úder</text:span><text:span text:style-name="T2002"> obchází zbroj, neúčinkuje ale na zvířata a </text:span><text:span text:style-name="T1498">jiné</text:span><text:span text:style-name="T2002"> tvory, kteří nemají duši.</text:span></text:p>
      <text:h text:style-name="Heading_20_4" text:outline-level="4"><text:bookmark-start text:name="__RefHeading___Toc34395_2267831174"/>Metamorfóza *Šinuj tzurah*<text:bookmark-end text:name="__RefHeading___Toc34395_2267831174"/></text:h>
      <text:p text:style-name="P343"><text:span text:style-name="T681">Dosah:</text:span><text:span text:style-name="T543"> </text:span><text:span text:style-name="T563">dotyk</text:span><text:span text:style-name="T544"><text:line-break/></text:span><text:span text:style-name="T682">Rozsah:</text:span><text:span text:style-name="T545"> 1 humanoidní </text:span><text:span text:style-name="T1252">t</text:span><text:span text:style-name="T1298">vor</text:span><text:span text:style-name="T545"><text:line-break/></text:span><text:span text:style-name="T688">Sesílání:</text:span><text:span text:style-name="T563"> 1 minuta<text:line-break/></text:span><text:span text:style-name="T689">Trvání:</text:span><text:span text:style-name="T564"> </text:span><text:span text:style-name="T1299">p</text:span><text:span text:style-name="T1298">o dobu</text:span><text:span text:style-name="T627"> </text:span><text:span text:style-name="T700">soustředění</text:span></text:p>
      <text:p text:style-name="P441"><text:span text:style-name="T1563">M</text:span><text:span text:style-name="T1604">etamorfóza</text:span><text:span text:style-name="T1505"> promění jedno</text:span><text:span text:style-name="T1506">ho humanoidního tvora</text:span><text:span text:style-name="T1505"> v jiného humanoidního tvora. </text:span><text:span text:style-name="T1509">M</text:span><text:span text:style-name="T1507">usíš </text:span><text:span text:style-name="T1509">při tom</text:span><text:span text:style-name="T1505"> oběma rukama pevně d</text:span><text:span text:style-name="T1509">ržet jeho</text:span><text:span text:style-name="T1505"> </text:span><text:span text:style-name="T1506">hlavu, </text:span><text:span text:style-name="T1507">takže </text:span><text:span text:style-name="T1505">dost dobře </text:span><text:span text:style-name="T1507">nemůžeš</text:span><text:span text:style-name="T1505"> p</text:span><text:span text:style-name="T1509">roměnit</text:span><text:span text:style-name="T1505"> někoho, kdo s tím nesouhlasí, pokud není svázaný nebo jinak znehybněný. </text:span><text:span text:style-name="T1300">K seslání potřebuješ část těla tvora, jehož podobu se snažíš vytvořit: vlas, chlup a podobně. N</text:span><text:span text:style-name="T1304">ov</text:span><text:span text:style-name="T1333">á</text:span><text:span text:style-name="T1304"> p</text:span><text:span text:style-name="T1333">odoba</text:span><text:span text:style-name="T1300"> musí mít stejnou t</text:span><text:span text:style-name="T1301">řídu velikosti</text:span><text:span text:style-name="T1300"> – můžeš například změnit člověka </text:span><text:span text:style-name="T1301">na</text:span><text:span text:style-name="T1300"> elfa </text:span><text:span text:style-name="T1301">nebo hobita</text:span><text:span text:style-name="T1300">, ale </text:span><text:span text:style-name="T1301">na obra</text:span><text:span text:style-name="T1300">.<text:line-break/><text:tab/></text:span><text:span text:style-name="T1332">P</text:span><text:span text:style-name="T1333">romění se jen tělo</text:span><text:span text:style-name="T1332">, nikoliv</text:span><text:span text:style-name="T1301"> </text:span><text:span text:style-name="T1332">oblečení a vybavení</text:span><text:span text:style-name="T638">. </text:span><text:span text:style-name="T1300">D</text:span><text:span text:style-name="T1334">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2">j</text:span><text:span text:style-name="T1303">eho</text:span><text:span text:style-name="T639"> povolání</text:span><text:span text:style-name="T565">. </text:span><text:span text:style-name="T637">Bude mluvit hlasem </text:span><text:span text:style-name="T1304">d</text:span><text:span text:style-name="T1334">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5">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2">nové</text:span><text:span text:style-name="T639"> podobě. Trvá stejně dlouho jako sesílání, tedy jednu minutu.</text:span></text:p>
      <text:p text:style-name="P420"><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19"><text:span text:style-name="T565"><text:line-break/><text:tab/></text:span><text:span text:style-name="T567">Zpětná proměna </text:span><text:span text:style-name="T568">nastane samovolně a</text:span><text:span text:style-name="T567"> trvá stejně dlouho jako sesílání.</text:span></text:p>
      <text:p text:style-name="P344"><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27" text:outline-level="4"><text:bookmark-start text:name="__RefHeading___Toc17769_4252866283"/>Změna podoby *<text:span text:style-name="T1996">Šinah</text:span> <text:span text:style-name="T1722">chazut</text:span>*<text:bookmark-end text:name="__RefHeading___Toc17769_4252866283"/></text:h>
      <text:p text:style-name="P428"><text:span text:style-name="T703">Dosah:</text:span><text:span text:style-name="T819"> dotyk</text:span><text:span text:style-name="T682"><text:line-break/>Rozsah:</text:span><text:span text:style-name="T545"> 1 </text:span><text:span text:style-name="T1252">t</text:span><text:span text:style-name="T1253">vor nebo předmět</text:span><text:span text:style-name="T545"><text:line-break/></text:span><text:span text:style-name="T690">Trvání:</text:span><text:span text:style-name="T573"> </text:span><text:span text:style-name="T1250">p</text:span><text:span text:style-name="T1251">o dobu </text:span><text:span text:style-name="T1622">s</text:span><text:span text:style-name="T1638">oustředění</text:span></text:p>
      <text:p text:style-name="P429"><text:span text:style-name="T1251">T</text:span><text:span text:style-name="T1268">vor nebo předmět, kterého se dotkneš, bude po dobu tvého </text:span><text:span text:style-name="T1629">soustředění</text:span><text:span text:style-name="T1268"> vypadat jako jiný tvor nebo předmět, na </text:span><text:span text:style-name="T1271">nějž</text:span><text:span text:style-name="T1268"> se při s</text:span><text:span text:style-name="T1322">eslání</text:span><text:span text:style-name="T1268"> díváš. Podobu můžeš </text:span><text:span text:style-name="T1329">vzít</text:span><text:span text:style-name="T1268"> také ze sochy nebo obrazu. Kouzlo změní pouze v</text:span><text:span text:style-name="T1330">izáž</text:span><text:span text:style-name="T1268">, nikoliv tvar a zápach. </text:span><text:span text:style-name="T1270">Změní se i výbava a oblečení. Odložené předměty si zachovávají svou změněnou podobu, ale musíš opravdu mít co odložit – když si například před změnou </text:span><text:span text:style-name="T1272">do </text:span><text:span text:style-name="T1270">podoby vojáka přivážeš k pasu klacek, můžeš ho později odložit a bude dál vypadat jako meč. Když ale nic u pasu nemáš, nemáš co odložit. </text:span><text:span text:style-name="T1269">Iluzi může také prozradit nevhodné chování – když </text:span><text:span text:style-name="T1273">například</text:span><text:span text:style-name="T1269"> v </text:span><text:span text:style-name="T1270">podobě vojáka špatně oslovíš</text:span><text:span text:style-name="T1269"> velitele, nejspíš mu to bude divné.</text:span></text:p>
      <text:p text:style-name="P430"><text:soft-page-break/><text:span text:style-name="T1318">/</text:span><text:span text:style-name="T1319">* </text:span><text:span text:style-name="T1320">Dávám to do mistrovských, protože to částečně duplikuje dovednost na převleky a přetvářku. </text:span><text:span text:style-name="T1321">Takže podobně jako schopnosti trivializující dungeony by to mělo být až mistrovské</text:span><text:span text:style-name="T1319"> */</text:span></text:p>
      <text:h text:style-name="P628" text:outline-level="4"><text:bookmark-start text:name="__RefHeading___Toc34397_2267831174"/><text:span text:style-name="T1706">V</text:span><text:span text:style-name="T1707">ize</text:span><text:span text:style-name="T1910"> minulosti *Chazon avar*</text:span><text:bookmark-end text:name="__RefHeading___Toc34397_2267831174"/></text:h>
      <text:p text:style-name="P436"><text:span text:style-name="T1588">T</text:span><text:span text:style-name="T1606">rvání</text:span><text:span text:style-name="T289">:</text:span><text:span text:style-name="T379"> </text:span><text:span text:style-name="T1427">p</text:span><text:span text:style-name="T1428">o dobu </text:span><text:span text:style-name="T1589">soustředění</text:span><text:span text:style-name="T288"><text:line-break/>Rozsah:</text:span><text:span text:style-name="T381"> to, co se stalo v </text:span><text:span text:style-name="T288">krátké vzdálenosti</text:span><text:span text:style-name="T381"> od místa, kde jsi</text:span></text:p>
      <text:p text:style-name="P325"><text:span text:style-name="T1909">Tímto rituálem </text:span><text:span text:style-name="T1414">v</text:span><text:span text:style-name="T1499">yvoláš</text:span><text:span text:style-name="T1909"> částečně průhledný obraz toho, co se někdy v minulosti </text:span><text:span text:style-name="T1414">d</text:span><text:span text:style-name="T1418">ělo</text:span><text:span text:style-name="T1909"> v </text:span><text:span text:style-name="T288">krátké vzdálenosti</text:span><text:span text:style-name="T1909"> kolem místa, kde zrovna jsi. </text:span><text:span text:style-name="T1414">U</text:span><text:span text:style-name="T1420">dálosti se přehrají</text:span><text:span text:style-name="T1909"> stejn</text:span><text:span text:style-name="T1414">ě </text:span><text:span text:style-name="T1419">rychle</text:span><text:span text:style-name="T1909">, jako se </text:span><text:span text:style-name="T1414">s</text:span><text:span text:style-name="T1420">taly</text:span><text:span text:style-name="T1909">.<text:line-break/><text:tab/>Čas</text:span><text:span text:style-name="T1415"> </text:span><text:span text:style-name="T1416">můžeš b</text:span><text:span text:style-name="T1909">uď přesně určit, třeba „včera hodinu před úsvitem“, nebo se můžeš dotknout nějakého předmětu a </text:span><text:span text:style-name="T1416">z</text:span><text:span text:style-name="T1417">obrazit</text:span><text:span text:style-name="T1416"> něco</text:span><text:span text:style-name="T1909">,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19" text:outline-level="4"><text:bookmark-start text:name="__RefHeading___Toc17773_4252866283"/><text:span text:style-name="T1908">Planoucí</text:span> čepel<text:span text:style-name="T1898"> *</text:span><text:span text:style-name="T1704">E</text:span><text:span text:style-name="T1723">š t</text:span><text:span text:style-name="T1724">araf</text:span><text:span text:style-name="T1997">*</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1"><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2">š</text:span><text:span text:style-name="T1264">lehat</text:span><text:span text:style-name="T814"> plameny.</text:span></text:p>
      <text:h text:style-name="P619" text:outline-level="4"><text:bookmark-start text:name="__RefHeading___Toc17775_4252866283"/><text:span text:style-name="T1699">M</text:span><text:span text:style-name="T1700">razivá</text:span> čepel<text:span text:style-name="T1898">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2"><text:soft-page-break/><text:span text:style-name="T815">Z č</text:span><text:span text:style-name="T814">epel</text:span><text:span text:style-name="T815">e</text:span><text:span text:style-name="T814"> zbraně, které se dotkneš, bude několik minut </text:span><text:span text:style-name="T1262">s</text:span><text:span text:style-name="T1263">álat mráz.</text:span></text:p>
      <text:h text:style-name="P619" text:outline-level="4"><text:bookmark-start text:name="__RefHeading___Toc17777_4252866283"/><text:span text:style-name="T1906">Mrak smrti *</text:span><text:span text:style-name="T1704">M</text:span><text:span text:style-name="T1725">avet </text:span><text:span text:style-name="T1726">anan</text:span><text:span text:style-name="T1906">*</text:span><text:bookmark-end text:name="__RefHeading___Toc17777_4252866283"/></text:h>
      <text:p text:style-name="P335"><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22">Efekt:</text:span><text:span text:style-name="T368"> </text:span><text:span text:style-name="T377">zranění za</text:span><text:span text:style-name="T368"> </text:span><text:span text:style-name="T1403">3</text:span><text:span text:style-name="T1907">kz </text:span><text:span text:style-name="T1902">ž</text:span><text:span text:style-name="T1903">íravinou</text:span><text:span text:style-name="T927"> každé kolo po dobu </text:span><text:span text:style-name="T1579">s</text:span><text:span text:style-name="T1602">oustředění</text:span><text:span text:style-name="T927"> (odečítá se Zbroj)</text:span></text:p>
      <text:p text:style-name="P432"><text:span text:style-name="T1905">Všude v </text:span><text:span text:style-name="T287">krátké vzdálenosti</text:span><text:span text:style-name="T1905"> od tebou určeného místa se objeví hustý černý mrak. </text:span><text:span text:style-name="T1402">Trvá po dobu tvého </text:span><text:span text:style-name="T1578">soustředění</text:span><text:span text:style-name="T1402"> a můžeš s ním pohybovat rychlostí chůze. Nemůže se ale vzdálit na víc než </text:span><text:span text:style-name="T1578">střední vzdálenost</text:span><text:span text:style-name="T1402"> od tebe, takže pokud ho chceš dostat dál, musíš jít za ním.</text:span><text:span text:style-name="T1905"> Je tvořen </text:span><text:span text:style-name="T1401">ž</text:span><text:span text:style-name="T1402">íravými</text:span><text:span text:style-name="T1905"> výpary a je v něm </text:span><text:span text:style-name="T1401">vidět jen na </text:span><text:span text:style-name="T1580">kontaktní vzdálenost</text:span><text:span text:style-name="T1401">, </text:span><text:span text:style-name="T1405">a to včetně </text:span><text:span text:style-name="T1581">infravidění.</text:span><text:span text:style-name="T1405"> </text:span><text:span text:style-name="T1406">K</text:span><text:span text:style-name="T1405">rollův </text:span><text:span text:style-name="T1581">ultrasluch</text:span><text:span text:style-name="T1405"> funguje normálně.</text:span><text:span text:style-name="T1401"><text:line-break/><text:tab/></text:span><text:span text:style-name="T1358">Při seslání </text:span><text:span text:style-name="T1410">ani v průběhu trvání</text:span><text:span text:style-name="T1358"> si neházíš </text:span><text:span text:style-name="T1636">n</text:span><text:span text:style-name="T1637">a útok</text:span><text:span text:style-name="T1358"> – pokud </text:span><text:span text:style-name="T1402">tedy</text:span><text:span text:style-name="T1358"> na tebe někdo útočí, musíš si proti němu hodit </text:span><text:span text:style-name="T1579">na obranu</text:span><text:span text:style-name="T1358">.</text:span><text:span text:style-name="T1401"> </text:span><text:span text:style-name="T1404">Mrak leptá veškerou organickou hmotu: živé rostliny a tvory, </text:span><text:span text:style-name="T1406">ale také </text:span><text:span text:style-name="T1404">dřevo, </text:span><text:span text:style-name="T1406">plátno</text:span><text:span text:style-name="T1404"> a podobně. </text:span><text:span text:style-name="T1402">Počínaje následujícím kolem všichni uvnitř</text:span><text:span text:style-name="T1407"> mraku</text:span><text:span text:style-name="T1402"> každé kolo čelí zranění </text:span><text:span text:style-name="T1403">4kz </text:span><text:span text:style-name="T1902">ž</text:span><text:span text:style-name="T1903">íravinou</text:span><text:span text:style-name="T1403"> </text:span><text:span text:style-name="T1402">(odečítá se zbroj).<text:line-break/><text:tab/></text:span><text:span text:style-name="T1583">Mrak smrti</text:span><text:span text:style-name="T1409"> nejde dost dobře použít v podzemí nebo jiných stísněných prostorách, kde nemůžeš být dál než na </text:span><text:span text:style-name="T1583">krátkou vzdálenost</text:span><text:span text:style-name="T1409"> od jeho středu, protože bys byl uvnitř a zranění od mraku by ti přerušilo </text:span><text:span text:style-name="T1583">soustředění</text:span><text:span text:style-name="T1409">.</text:span></text:p>
      <text:p text:style-name="P323"><text:span text:style-name="T1402">/</text:span><text:span text:style-name="T1408">* Nižší zranění než </text:span><text:span text:style-name="T1582">ohnivý déšť</text:span><text:span text:style-name="T1408">, protože navíc omezuje viditelnost */</text:span></text:p>
      <text:h text:style-name="P619" text:outline-level="4"><text:bookmark-start text:name="__RefHeading___Toc17779_4252866283"/><text:soft-page-break/>Mraziv<text:span text:style-name="T1708">á bouře</text:span><text:span text:style-name="T1704"> *K</text:span><text:span text:style-name="T1727">arah </text:span><text:span text:style-name="T1728">sufah</text:span><text:span text:style-name="T1704">*</text:span><text:bookmark-end text:name="__RefHeading___Toc17779_4252866283"/></text:h>
      <text:p text:style-name="P336"><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69">Trvání:</text:span><text:span text:style-name="T1869">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2"><text:span text:style-name="T1399">V</text:span><text:span text:style-name="T1901">šude v </text:span><text:span text:style-name="T270">krátké vzdálenosti</text:span><text:span text:style-name="T1868"> od tebou určeného místa </text:span><text:span text:style-name="T1358">z</text:span><text:span text:style-name="T1412">ačne </text:span><text:span text:style-name="T1413">hlasitě</text:span><text:span text:style-name="T1412"> fičet mrazivý v</text:span><text:span text:style-name="T1472">ichr</text:span><text:span text:style-name="T1868">. </text:span><text:span text:style-name="T1358">Při seslání </text:span><text:span text:style-name="T1410">ani v průběhu trvání</text:span><text:span text:style-name="T1358"> si neházíš</text:span><text:span text:style-name="T1868"> </text:span><text:span text:style-name="T1636">n</text:span><text:span text:style-name="T1637">a útok</text:span><text:span text:style-name="T1868"> – pokud tedy na tebe někdo útočí, musíš si proti němu hodit </text:span><text:span text:style-name="T270">na obranu</text:span><text:span text:style-name="T1868">. V každém kole počínaje následujícím každý v zasažené oblasti </text:span><text:span text:style-name="T1358">u</text:span><text:span text:style-name="T1359">trpí</text:span><text:span text:style-name="T1868"> 4kz zranění </text:span><text:span text:style-name="T493">mrazem</text:span><text:span text:style-name="T1868"> (</text:span><text:span text:style-name="T1402">odečítá se zbroj</text:span><text:span text:style-name="T1868">).<text:line-break/><text:tab/> </text:span><text:span text:style-name="T1583">M</text:span><text:span text:style-name="T1586">razivý v</text:span><text:span text:style-name="T1587">ítr</text:span><text:span text:style-name="T1409"> nejde m</text:span><text:span text:style-name="T1410">oc</text:span><text:span text:style-name="T1409"> dobře použít v podzemí nebo jiných stísněných prostorách, kde nemůžeš být dál než na </text:span><text:span text:style-name="T1583">krátkou vzdálenost</text:span><text:span text:style-name="T1409"> od jeho středu, protože bys byl uvnitř.</text:span></text:p>
      <text:h text:style-name="P629" text:outline-level="4"><text:bookmark-start text:name="__RefHeading___Toc34399_2267831174"/>Mimoprostorová torna <text:span text:style-name="T2013">*Míver chalal sak*</text:span><text:bookmark-end text:name="__RefHeading___Toc34399_2267831174"/></text:h>
      <text:p text:style-name="Text_20_body"><text:span text:style-name="T193">Trvání:</text:span> trvalé</text:p>
      <text:p text:style-name="P452"><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4">d</text:span><text:span text:style-name="T1296">ávat</text:span><text:span text:style-name="T838"> a z něčeho je vyndavat, nemůžeš </text:span><text:span text:style-name="T1294">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4">n</text:span><text:span text:style-name="T1295">epotřebují v</text:span><text:span text:style-name="T1297">odu</text:span><text:span text:style-name="T1295"> ani p</text:span><text:span text:style-name="T1297">otravu</text:span><text:span text:style-name="T838">. Můžeš mít jen jednu mimoprostorovou tornu. Když umřeš, </text:span><text:span text:style-name="T1294">j</text:span><text:span text:style-name="T1295">ejí obsah je</text:span><text:span text:style-name="T838"> nenávratně ztracen.</text:span></text:p>
      <text:h text:style-name="P619" text:outline-level="4"><text:bookmark-start text:name="__RefHeading___Toc17783_4252866283"/><text:soft-page-break/><text:span text:style-name="T1729">Sledování</text:span><text:span text:style-name="T1704"> *G</text:span><text:span text:style-name="T1730">išuš</text:span><text:span text:style-name="T1704">*</text:span><text:bookmark-end text:name="__RefHeading___Toc17783_4252866283"/></text:h>
      <text:p text:style-name="P335"><text:span text:style-name="T718">Dosah:</text:span><text:span text:style-name="T847"> dotyk<text:line-break/></text:span><text:span text:style-name="T718">Trvání:</text:span><text:span text:style-name="T847"> soustředění</text:span></text:p>
      <text:p text:style-name="P286">P<text:span text:style-name="T1894">o dobu </text:span><text:span text:style-name="T282">soustředění</text:span><text:span text:style-name="T1894"> budeš znát směr k tvoru nebo předmětu, kterého ses dotknul při seslání tohoto kouzla.</text:span></text:p>
      <text:h text:style-name="P607" text:outline-level="4"><text:bookmark-start text:name="__RefHeading___Toc17785_4252866283"/>Neviditelnost<text:span text:style-name="T496"> *</text:span><text:span text:style-name="T1223">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2">t</text:span><text:span text:style-name="T1253">vor nebo předmět</text:span><text:span text:style-name="T545"><text:line-break/></text:span><text:span text:style-name="T690">Trvání:</text:span><text:span text:style-name="T573"> </text:span><text:span text:style-name="T1250">p</text:span><text:span text:style-name="T1251">o dobu </text:span><text:span text:style-name="T1622">s</text:span><text:span text:style-name="T1639">oustředění</text:span></text:p>
      <text:p text:style-name="P315"><text:span text:style-name="T1254">Dokud se budeš </text:span><text:span text:style-name="T1623">soustředit</text:span><text:span text:style-name="T1254">, j</text:span><text:span text:style-name="T1253">eden předmět</text:span><text:span text:style-name="T621"> nebo tvor spolu se vším, co nese, bude </text:span><text:span text:style-name="T1253">neviditelný. Když něco odloží, zůstane to neviditelné. Když něco sebere, zůstane to viditelné a bude to tedy vypadat, jako že to létá. V dešti, </text:span><text:span text:style-name="T1255">kouři,</text:span><text:span text:style-name="T1253"> mlze a podobně </text:span><text:span text:style-name="T1255">tedy bude</text:span><text:span text:style-name="T1253">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91">okaz na kapitolu o rušení </text:span><text:span text:style-name="T280">soustředění</text:span><text:span text:style-name="T1891">.</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0" text:outline-level="4"><text:bookmark-start text:name="__RefHeading___Toc17787_4252866283"/>Ohnivá stěna *Eš chomah*<text:bookmark-end text:name="__RefHeading___Toc17787_4252866283"/></text:h>
      <text:p text:style-name="P87">/* Možná i pokročilé */</text:p>
      <text:p text:style-name="P435"><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374"><text:line-break/></text:span><text:span text:style-name="T1642">T</text:span><text:span text:style-name="T1643">rvání:</text:span><text:span text:style-name="T1376"> několik minut<text:line-break/></text:span><text:span text:style-name="T1603">Efekt:</text:span><text:span text:style-name="T1403"> </text:span><text:span text:style-name="T1412">každé kolo </text:span><text:span text:style-name="T1358">zranění za</text:span><text:span text:style-name="T1403"> </text:span><text:span text:style-name="T1503">6</text:span><text:span text:style-name="T1403">kz </text:span><text:span text:style-name="T475">ohněm</text:span><text:span text:style-name="T1358"> </text:span><text:span text:style-name="T1403">(odečítá se Zbroj)</text:span></text:p>
      <text:p text:style-name="P456"><text:span text:style-name="T1882">Při sesílání </text:span><text:span text:style-name="T275">ohnivé stěny</text:span><text:span text:style-name="T1882">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 </text:span><text:span text:style-name="T1366">a m</text:span><text:span text:style-name="T1367">usí být celá nejvýše</text:span><text:span text:style-name="T1366"> v</text:span><text:span text:style-name="T1376">e</text:span><text:span text:style-name="T1366"> </text:span><text:span text:style-name="T1571">střední</text:span><text:span text:style-name="T1568"> vzdálenosti</text:span><text:span text:style-name="T1366"> od tebe</text:span><text:span text:style-name="T1364">. </text:span><text:span text:style-name="T1381">J</text:span><text:span text:style-name="T1500">ejí rozměry</text:span><text:span text:style-name="T1381"> můžeš určit, šířka ale nemůže přesáhnout metr a výška několik metrů.</text:span><text:span text:style-name="T1470"> Musí vždy být na něčem pevném </text:span><text:span text:style-name="T1528">a nepohyblivém</text:span><text:span text:style-name="T1470"> a m</text:span><text:span text:style-name="T1469">ůže </text:span><text:span text:style-name="T1470">hořet</text:span><text:span text:style-name="T1469"> j</text:span><text:span text:style-name="T1527">en tam, kde by hořel obyčejný oheň, nejde tedy vyčarovat na vodě, ve vzduchu </text:span><text:span text:style-name="T1528">nebo na lodi</text:span><text:span text:style-name="T1527">.</text:span><text:span text:style-name="T1370"><text:line-break/><text:tab/></text:span><text:span text:style-name="T1371">S</text:span><text:span text:style-name="T1377">álá z ní</text:span><text:span text:style-name="T1888"> silný žár. Počínaje příštím kolem při doteku každé kolo způsobí zranění za </text:span><text:span text:style-name="T1369">6</text:span><text:span text:style-name="T1888">kz </text:span><text:span text:style-name="T464">ohněm</text:span><text:span text:style-name="T484"> (odečítá se zbroj). </text:span><text:span text:style-name="T1369">D</text:span><text:span text:style-name="T1380">okud kouzlo trvá, </text:span><text:span text:style-name="T1470">oheň</text:span><text:span text:style-name="T1380"> nejde uhasit</text:span><text:span text:style-name="T1889">.</text:span></text:p>
      <text:h text:style-name="P631" text:outline-level="4"><text:bookmark-start text:name="__RefHeading___Toc17789_4252866283"/>Ledová stěna <text:span text:style-name="T487">*Kerach chomah*</text:span><text:bookmark-end text:name="__RefHeading___Toc17789_4252866283"/></text:h>
      <text:p text:style-name="P86">/* Možná i pokročilé <text:span text:style-name="T1937">(</text:span><text:span text:style-name="T295">Bariéra</text:span><text:span text:style-name="T1937"> by pak byla mistrovská)</text:span> */</text:p>
      <text:p text:style-name="P21"><text:span text:style-name="T1869">Rozsah:</text:span><text:span text:style-name="T369"> </text:span><text:span text:style-name="T370">kdekoliv v</text:span><text:span text:style-name="T373">e</text:span><text:span text:style-name="T369"> </text:span><text:span text:style-name="T1344">s</text:span><text:span text:style-name="T1375">třední</text:span><text:span text:style-name="T369"> vzdálenost</text:span><text:span text:style-name="T370">i od tebe</text:span><text:span text:style-name="T331"><text:line-break/></text:span><text:span text:style-name="T1651">T</text:span><text:span text:style-name="T1652">rvání:</text:span><text:span text:style-name="T1376"> několik minut</text:span></text:p>
      <text:p text:style-name="P313"><text:span text:style-name="T1882">Při sesílání </text:span><text:span text:style-name="T1567">l</text:span><text:span text:style-name="T1569">edové</text:span><text:span text:style-name="T275"> stěny</text:span><text:span text:style-name="T1882"> musíš ukázat </text:span><text:span text:style-name="T1364">na místo, kde bude stát, a naznačit tvar jejích základů. M</text:span><text:span text:style-name="T1366">ůže</text:span><text:span text:style-name="T1364"> být jen tam, kam vidíš, musíš j</text:span><text:span text:style-name="T1366">i</text:span><text:span text:style-name="T1364"> cel</text:span><text:span text:style-name="T1366">ou</text:span><text:span text:style-name="T1364"> načrtnout jedním tahem,</text:span><text:span text:style-name="T1366"> m</text:span><text:span text:style-name="T1367">usí být celá nejvýše</text:span><text:span text:style-name="T1366"> v</text:span><text:span text:style-name="T1378">e</text:span><text:span text:style-name="T1366"> </text:span><text:span text:style-name="T1568">s</text:span><text:span text:style-name="T1572">třední</text:span><text:span text:style-name="T1568"> vzdálenosti</text:span><text:span text:style-name="T1366"> od tebe </text:span><text:span text:style-name="T1471">a musí stát na něčem pevném</text:span><text:span text:style-name="T1364">. </text:span><text:span text:style-name="T1381">J</text:span><text:span text:style-name="T1500">ejí rozměry</text:span><text:span text:style-name="T1381"> můžeš určit, šířka ale nemůže přesáhnout metr a výška několik metrů. </text:span><text:span text:style-name="T1468">Můžeš ji také nechat vyrůst do tvaru rampy.</text:span><text:span text:style-name="T1368"> </text:span><text:span text:style-name="T1370">Každý metr výšky poroste j</text:span><text:span text:style-name="T1382">edno kolo</text:span><text:span text:style-name="T1370">. </text:span><text:span text:style-name="T1379">S</text:span><text:span text:style-name="T1384">těna netaje </text:span><text:span text:style-name="T1385">jako běžný led, jde ale normálně rozbít. Kusy, které z</text:span><text:span text:style-name="T1384"> ní </text:span><text:span text:style-name="T1383">někdo odštípne, </text:span><text:span text:style-name="T1385">okamžitě</text:span><text:span text:style-name="T1383"> zmizí</text:span><text:span text:style-name="T1890">. Po skončení trvání </text:span><text:span text:style-name="T1383">c</text:span><text:span text:style-name="T1386">elá</text:span><text:span text:style-name="T1890"> postupně </text:span><text:span text:style-name="T1383">zmizí</text:span><text:span text:style-name="T1890"> stejnou rychlostí, jako vyrostla, a nic po ní nezůstane.</text:span></text:p>
      <text:h text:style-name="P632"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5"><text:span text:style-name="T1564">D</text:span><text:span text:style-name="T1565">osah</text:span><text:span text:style-name="T193">:</text:span> <text:span text:style-name="T1355">k</text:span><text:span text:style-name="T1356">rátká vzdálenost</text:span></text:p>
      <text:p text:style-name="Text_20_body">Pomocí <text:span text:style-name="T1564">h</text:span><text:span text:style-name="T1565">yperprostoru</text:span> můžeš <text:span text:style-name="T1878">sám sebe spolu se svou výbavou</text:span> přemístit na jiné místo v <text:span text:style-name="T193">krátké vzdálenosti</text:span>, <text:span text:style-name="T1878">které vidíš</text:span>.</text:p>
      <text:h text:style-name="Heading_20_4" text:outline-level="4"><text:bookmark-start text:name="__RefHeading___Toc34401_2267831174"/>Hypnóza <text:span text:style-name="T2012">*Hipnut*</text:span><text:bookmark-end text:name="__RefHeading___Toc34401_2267831174"/></text:h>
      <text:p text:style-name="P335"><text:span text:style-name="T272">Dosah:</text:span><text:span text:style-name="T1877"> </text:span><text:span text:style-name="T1349">d</text:span><text:span text:style-name="T1350">otyk<text:line-break/></text:span><text:span text:style-name="T1562">Trvání:</text:span><text:span text:style-name="T1351"> </text:span><text:span text:style-name="T1504">po dobu </text:span><text:span text:style-name="T1562">soustředění</text:span></text:p>
      <text:p text:style-name="P440"><text:span text:style-name="T1510">Při sesílání </text:span><text:span text:style-name="T1605">h</text:span><text:span text:style-name="T1604">ypnóz</text:span><text:span text:style-name="T1605">y</text:span><text:span text:style-name="T1505"> m</text:span><text:span text:style-name="T1510">usíš</text:span><text:span text:style-name="T1505"> oběma rukama pevně d</text:span><text:span text:style-name="T1510">ržet</text:span><text:span text:style-name="T1505"> hlavu c</text:span><text:span text:style-name="T1510">íle,</text:span><text:span text:style-name="T1505"> </text:span><text:span text:style-name="T1510">n</text:span><text:span text:style-name="T1505">ejde ji tedy dost dobře seslat na n</text:span><text:span text:style-name="T1510">ěkoho, kdo</text:span><text:span text:style-name="T1505"> s tím nesouhlasí, pokud není svázaný nebo jinak znehybněný. </text:span><text:span text:style-name="T1350">Z</text:span><text:span text:style-name="T1511">hypnotizovaný</text:span><text:span text:style-name="T1350"> bude po dobu tvého </text:span><text:span text:style-name="T1563">soustředění</text:span><text:span text:style-name="T1350"> plnit všechny tvoje příkazy </text:span><text:span text:style-name="T1360">a odpovídat na tvoje o</text:span><text:span text:style-name="T1361">tázky</text:span><text:span text:style-name="T1350"> a nebude dělat nic jiného.<text:line-break/><text:tab/></text:span><text:span text:style-name="T1876">Instrukce musí být jednoduché, jednoznačné věty. Příkazy mohou pro něj být nebezpečné, ale ne sebevražedné. </text:span><text:span text:style-name="T1352">O</text:span><text:span text:style-name="T1362">dpovídat bude pouze jednoduchými větami</text:span><text:span text:style-name="T1880">. </text:span><text:span text:style-name="T1352">N</text:span><text:span text:style-name="T1876">emůže ti lhát a </text:span><text:span text:style-name="T1363">m</text:span><text:span text:style-name="T1353">ůže ti </text:span><text:span text:style-name="T1363">dokonce</text:span><text:span text:style-name="T1353"> říct i v</text:span><text:span text:style-name="T1362">ěci</text:span><text:span text:style-name="T1353">, k</text:span><text:span text:style-name="T1362">teré vypustil z</text:span><text:span text:style-name="T1353"> vědomé paměti, například </text:span><text:span text:style-name="T1354">kdo mu způsobil nějaký traumatický zážitek.</text:span><text:span text:style-name="T1876"> </text:span><text:span text:style-name="T1352">N</text:span><text:span text:style-name="T1876">a otázky ohledně </text:span><text:span text:style-name="T1352">v</text:span><text:span text:style-name="T1363">ěcí</text:span><text:span text:style-name="T1876">, které považuje za tajemství, ti ale nemusí odpovědět.</text:span><text:span text:style-name="T1353"><text:line-break/><text:tab/></text:span><text:span text:style-name="T1876">Po skončení </text:span><text:span text:style-name="T273">hypnózy</text:span><text:span text:style-name="T1876">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9">„Nesnášíš zlato“ nebo „</text:span><text:span text:style-name="T1231">Z</text:span><text:span text:style-name="T1229">apomeň, že mě znáš“. </text:span><text:span text:style-name="T1230">Jedné osobě můžeš dát jen jeden posthypnotický příkaz, případným dalším zrušíš ten předchozí. Dotyčný ale může mít současně příkazy od r</text:span><text:span text:style-name="T1232">ůzných</text:span><text:span text:style-name="T1230">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19" text:outline-level="4"><text:bookmark-start text:name="__RefHeading___Toc17795_4252866283"/><text:soft-page-break/><text:span text:style-name="T1870">Ohnivý déšť *</text:span><text:span text:style-name="T1704">E</text:span><text:span text:style-name="T1731">š gešem</text:span><text:span text:style-name="T1870">*</text:span><text:bookmark-end text:name="__RefHeading___Toc17795_4252866283"/></text:h>
      <text:p text:style-name="P335"><text:span text:style-name="T269">Dosah:</text:span><text:span text:style-name="T1869"> střední<text:line-break/></text:span><text:span text:style-name="T269">Rozsah:</text:span><text:span text:style-name="T1869"> všechno v </text:span><text:span text:style-name="T269">krátké vzdálenosti</text:span><text:span text:style-name="T1869"> od určeného místa<text:line-break/></text:span><text:span text:style-name="T269">Trvání:</text:span><text:span text:style-name="T1869"> několik minut<text:line-break/></text:span><text:span text:style-name="T222">Efekt:</text:span><text:span text:style-name="T368"> </text:span><text:span text:style-name="T378">každé kolo </text:span><text:span text:style-name="T377">zranění za</text:span><text:span text:style-name="T368"> </text:span><text:span text:style-name="T1503">4</text:span><text:span text:style-name="T2020">kz </text:span><text:span text:style-name="T464">ohněm</text:span><text:span text:style-name="T1868"> (odečítá se Zbroj)</text:span></text:p>
      <text:p text:style-name="P324"><text:span text:style-name="T1399">V</text:span><text:span text:style-name="T1901">šude v </text:span><text:span text:style-name="T270">krátké vzdálenosti</text:span><text:span text:style-name="T1868"> od tebou určeného místa bude sršet ohnivý déšť. </text:span><text:span text:style-name="T1358">Při seslání </text:span><text:span text:style-name="T1410">ani v průběhu trvání</text:span><text:span text:style-name="T1358"> si neházíš</text:span><text:span text:style-name="T1868"> </text:span><text:span text:style-name="T270">na </text:span><text:span text:style-name="T1579">ú</text:span><text:span text:style-name="T1601">tok</text:span><text:span text:style-name="T2010"> – pokud tedy na tebe někdo útočí, musíš si proti němu hodit </text:span><text:span text:style-name="T270">na obranu</text:span><text:span text:style-name="T1868">. V každém kole počínaje následujícím každý v zasažené oblasti </text:span><text:span text:style-name="T1358">u</text:span><text:span text:style-name="T1359">trpí</text:span><text:span text:style-name="T1868"> 4kz zranění </text:span><text:span text:style-name="T464">ohněm</text:span><text:span text:style-name="T927"> (</text:span><text:span text:style-name="T1402">odečítá se zbroj</text:span><text:span text:style-name="T927">).<text:line-break/><text:tab/></text:span><text:span text:style-name="T1583">O</text:span><text:span text:style-name="T1584">hnivý déšť</text:span><text:span text:style-name="T1409"> nejde m</text:span><text:span text:style-name="T1410">oc</text:span><text:span text:style-name="T1409"> dobře použít v podzemí nebo jiných stísněných prostorách, kde nemůžeš být dál než na </text:span><text:span text:style-name="T1583">krátkou vzdálenost</text:span><text:span text:style-name="T1409"> od jeho středu, protože bys byl uvnitř.</text:span></text:p>
      <text:p text:style-name="P281"><text:span text:style-name="T1904">/* Q: Půjde deštěm hýbat? Třeba ho držet nad nepřátelskou lodí?<text:line-break/>- </text:span><text:span text:style-name="T1358">n</text:span><text:span text:style-name="T1400">epůjde. Není to udržované soustředěním, takže se to nedá ovládat.<text:line-break/>- </text:span><text:span text:style-name="T1411">pohybovat jde </text:span><text:span text:style-name="T1585">mrakem srmti</text:span><text:span text:style-name="T1411">.</text:span><text:span text:style-name="T1904"> */</text:span></text:p>
      <text:h text:style-name="P621" text:outline-level="4"><text:bookmark-start text:name="__RefHeading___Toc17799_4252866283"/>Rudý blesk *Adom bárak*<text:bookmark-end text:name="__RefHeading___Toc17799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63">2</text:span>kz <text:span text:style-name="T477">bleskem</text:span><text:span text:style-name="T1224">, odečítá se Zbroj</text:span></text:p>
      <text:p text:style-name="P279"><text:span text:style-name="T1202">Z tvých očí na určené cíle přeskočí </text:span><text:span text:style-name="T1204">rudý</text:span><text:span text:style-name="T1202"> výboj. </text:span><text:span text:style-name="T1191">Rudý</text:span><text:span text:style-name="T1190"> blesk</text:span><text:span text:style-name="T1202"> vždy zasáhne </text:span><text:span text:style-name="T1205">určené cíle</text:span><text:span text:style-name="T1202">, ne vždy </text:span><text:span text:style-name="T1205">je</text:span><text:span text:style-name="T1202"> ale zraní.</text:span></text:p>
      <text:h text:style-name="P633" text:outline-level="4"><text:bookmark-start text:name="__RefHeading___Toc17801_4252866283"/><text:soft-page-break/>Černý <text:span text:style-name="T462">blesk *Kedar bárak*</text:span><text:bookmark-end text:name="__RefHeading___Toc17801_4252866283"/></text:h>
      <text:p text:style-name="P332"><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64">8</text:span>kz <text:span text:style-name="T477">bleskem</text:span><text:span text:style-name="T1224">, odečítá se Zbroj</text:span></text:p>
      <text:p text:style-name="P458"><text:span text:style-name="T1202">Z tvých očí na určen</text:span><text:span text:style-name="T1211">ý</text:span><text:span text:style-name="T1202"> cíl přeskočí </text:span><text:span text:style-name="T1216">č</text:span><text:span text:style-name="T1217">erný</text:span><text:span text:style-name="T1202"> výboj. </text:span><text:span text:style-name="T1193">Černý</text:span><text:span text:style-name="T1190"> blesk</text:span><text:span text:style-name="T1202"> vždy zasáhne </text:span><text:span text:style-name="T1205">určený cíl</text:span><text:span text:style-name="T1202">, ne vždy </text:span><text:span text:style-name="T1205">jej</text:span><text:span text:style-name="T1202"> ale zraní.</text:span></text:p>
      <text:h text:style-name="P634" text:outline-level="4"><text:bookmark-start text:name="__RefHeading___Toc17803_4252866283"/>Bílý blesk *Lavan bárak*<text:bookmark-end text:name="__RefHeading___Toc17803_4252866283"/></text:h>
      <text:p text:style-name="P335"><text:span text:style-name="T199">Útok:</text:span><text:span text:style-name="T335"> Duše + k6 proti F</text:span><text:span text:style-name="T339">yzičce</text:span><text:span text:style-name="T461"><text:line-break/>Zranění: </text:span><text:span text:style-name="T1529">4</text:span><text:span text:style-name="T461">kz </text:span><text:span text:style-name="T477">bleskem</text:span><text:span text:style-name="T1224">, odečítá se Zbroj</text:span><text:span text:style-name="T1892"><text:line-break/></text:span><text:span text:style-name="T281">Dosah:</text:span><text:span text:style-name="T1892"> dlouhý<text:line-break/></text:span><text:span text:style-name="T281">Rozsah:</text:span><text:span text:style-name="T1892"> 1 cíl</text:span></text:p>
      <text:p text:style-name="P458"><text:span text:style-name="T1202">Z tvých očí na určen</text:span><text:span text:style-name="T1211">ý</text:span><text:span text:style-name="T1202"> cíl přeskočí </text:span><text:span text:style-name="T1216">b</text:span><text:span text:style-name="T1217">ílý</text:span><text:span text:style-name="T1202"> výboj.</text:span><text:span text:style-name="T1211"> </text:span><text:span text:style-name="T1193">Bílý blesk</text:span><text:span text:style-name="T1211"> </text:span><text:span text:style-name="T1202">vždy zasáhne </text:span><text:span text:style-name="T1205">určený cíl</text:span><text:span text:style-name="T1202">, ne vždy </text:span><text:span text:style-name="T1205">jej</text:span><text:span text:style-name="T1202">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35"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5">TODO</text:p>
      <text:p text:style-name="P355">/<text:span text:style-name="T1981">* Bude to asi mechanicky komplikované, přesouvám to zatím do vzácných kouzel (= odkládám to na později) */</text:span></text:p>
      <text:h text:style-name="P635"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5">TODO</text:p>
      <text:p text:style-name="P355">/<text:span text:style-name="T932">*</text:span></text:p>
      <text:p text:style-name="P356">ve větrné podobně vidíš <text:span text:style-name="T934">(or do you? Mlhovina nevidí... Logicky by tudíž neměla ani voda, oheň nebo vítr).</text:span></text:p>
      <text:p text:style-name="P356">můžeš něco sfouknout</text:p>
      <text:p text:style-name="P356">jsi hodně rychlý</text:p>
      <text:p text:style-name="P356">jsi magický tvor (působí na tebe např. <text:span text:style-name="T193">bílá střela</text:span>)<text:line-break/>- <text:span text:style-name="T1897">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5"><text:span text:style-name="T375">/</text:span><text:span text:style-name="T395">* Bude to asi mechanicky komplikované, přesouvám to zatím do vzácných kouzel (= odkládám to na později) */</text:span></text:p>
      <text:p text:style-name="P356">*/</text:p>
      <text:h text:style-name="P635" text:outline-level="4"><text:bookmark-start text:name="__RefHeading___Toc17809_4252866283"/>Proměna v oheň<text:bookmark-end text:name="__RefHeading___Toc17809_4252866283"/></text:h>
      <text:p text:style-name="P22">mistrovské kouzlo</text:p>
      <text:p text:style-name="P22">/<text:span text:style-name="T1981">* Bude to asi mechanicky komplikované, přesouvám to zatím do vzácných kouzel (= odkládám to na později) */</text:span></text:p>
      <text:p text:style-name="P355">TODO</text:p>
      <text:h text:style-name="P636" text:outline-level="4"><text:bookmark-start text:name="__RefHeading___Toc17811_4252866283"/><text:span text:style-name="T929">Zřetězený</text:span> <text:span text:style-name="T1980">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1">/* Asi ne - blesky v základu zasahujou víc cílů, tohle by nic víc nepřineslo. <text:span text:style-name="T1979">I když... Ale jo, jako vzácný kouzlo by to šlo.</text:span> */</text:p>
      <text:h text:style-name="Heading_20_4" text:outline-level="4"><text:bookmark-start text:name="__RefHeading___Toc17813_4252866283"/>Strach<text:bookmark-end text:name="__RefHeading___Toc17813_4252866283"/></text:h>
      <text:p text:style-name="P408">/<text:span text:style-name="T1977">* </text:span>Měl by mí kouzleník <text:span text:style-name="T193">strach</text:span>? <text:span text:style-name="T1976">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37" text:outline-level="4"><text:bookmark-start text:name="__RefHeading___Toc17815_4252866283"/>Děs<text:bookmark-end text:name="__RefHeading___Toc17815_4252866283"/></text:h>
      <text:p text:style-name="P410"><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77">.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8">*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75">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1">-Ukliď</text:p>
      <text:p text:style-name="P401">pomocníčci zní líp. Ti by ostatně mohli řešit i posluhování při oblékání, hygienu a tak.</text:p>
      <text:p text:style-name="P400">Pomocníčci by se mohli přivolávat z jiného světa. A asi budou za svou práci něco chtít (třeba drahokamy). <text:span text:style-name="T1969">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399">/<text:span text:style-name="T1968">* </text:span>zraňuje za hpčka kouzleníka. Zní to jako nekromancie.</text:p>
      <text:p text:style-name="P407">Představuju si <text:s/>to nějak tak, že kouzelník může ke zranění přihodit k6 vlastních životů (nejspíš před sesláním, takže když neuspěje, vyplýtvá je zbytečně). */</text:p>
      <text:p text:style-name="P399"/>
      <text:h text:style-name="Heading_20_4" text:outline-level="4"><text:bookmark-start text:name="__RefHeading___Toc17825_4252866283"/>Oprava<text:bookmark-end text:name="__RefHeading___Toc17825_4252866283"/></text:h>
      <text:p text:style-name="P438">/* viz zatopený důl */</text:p>
      <text:p text:style-name="P439">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67">*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65">* J</text:span>ako ohnivý déš<text:span text:style-name="T495">ť, takže asi proč ne. Možná ale spíš pro nekromata</text:span>). <text:span text:style-name="T1965">*/</text:span></text:p>
      <text:h text:style-name="Heading_20_4" text:outline-level="4"><text:bookmark-start text:name="__RefHeading___Toc17833_4252866283"/>Smrtící koule<text:bookmark-end text:name="__RefHeading___Toc17833_4252866283"/></text:h>
      <text:p text:style-name="P398">/*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8">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66">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7">/* viz fantom varana v laborce. Je to iluze a způsobuje iluzorní zranění – s vyprcháním kouzla všechna zmizí.</text:p>
      <text:p text:style-name="P397">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7">nekromancie</text:p>
      <text:p text:style-name="P396">/<text:span text:style-name="T1964">*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64">*/</text:span></text:p>
      <text:h text:style-name="Heading_20_4" text:outline-level="4"><text:bookmark-start text:name="__RefHeading___Toc17843_4252866283"/>Mluv s mrtvými<text:bookmark-end text:name="__RefHeading___Toc17843_4252866283"/></text:h>
      <text:p text:style-name="P392">Nekromancie, odkládám na později.</text:p>
      <text:h text:style-name="Heading_20_4" text:outline-level="4"><text:bookmark-start text:name="__RefHeading___Toc17845_4252866283"/>Hrom a blesky<text:bookmark-end text:name="__RefHeading___Toc17845_4252866283"/></text:h>
      <text:p text:style-name="P39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61">* Zatím to odložím */</text:span></text:p>
      <text:h text:style-name="Heading_20_4" text:outline-level="4"><text:bookmark-start text:name="__RefHeading___Toc17849_4252866283"/>Améba<text:bookmark-end text:name="__RefHeading___Toc17849_4252866283"/></text:h>
      <text:p text:style-name="P388">Protékání skrz úzké štěrbiny a podobně. <text:span text:style-name="T1960">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9">vygumuje inteligenci cíle. Celkem mi to sedí do nekromancie (nebo možná do psychické magie?). Zatím nebrat. Jméno taky není moc dobrý.</text:span></text:p>
      <text:h text:style-name="P638" text:outline-level="4"><text:bookmark-start text:name="__RefHeading___Toc17853_4252866283"/>Zdvojení<text:bookmark-end text:name="__RefHeading___Toc17853_4252866283"/></text:h>
      <text:p text:style-name="P387">/* Mirror Image */</text:p>
      <text:p text:style-name="P387">- Moc se mi to nelíbí, není to moc ladné mechanicky. <text:span text:style-name="T1958">Útočníci by nějak museli poznat, že to jsou iluze..</text:span></text:p>
      <text:p text:style-name="P387">- <text:span text:style-name="T1958">navíc pokud iluze nebudou mít vlastní AI, tak budou procházet zdma a podobně...</text:span></text:p>
      <text:p text:style-name="P387">/<text:span text:style-name="T1958">* Nechám si to zatím odložené jako vzácné kouzlo, ale asi spíš nebrat */</text:span></text:p>
      <text:h text:style-name="P639" text:outline-level="4"><text:bookmark-start text:name="__RefHeading___Toc17855_4252866283"/>Zašifruj<text:bookmark-end text:name="__RefHeading___Toc17855_4252866283"/></text:h>
      <text:p text:style-name="P385">TODO</text:p>
      <text:p text:style-name="P385">- potřebuješ k tomu dva texty. Jeden, který chceš zašifrovat a druhý, který se zobrazí místo něj.</text:p>
      <text:p text:style-name="P386">- Text se přeskládá po vyslovení určené formule, nebo když na něj někdo sešle <text:span text:style-name="T1577">zlom kouzl</text:span><text:span text:style-name="T1609">o</text:span>.</text:p>
      <text:p text:style-name="P386">/<text:span text:style-name="T1957">* Možná spíš vzácné kouzlo. Nedokážu si představit, že by tohle někdo při hře použil, zvlášť když se to dá snadno prolomit skrze </text:span><text:span text:style-name="T1577">zlom kouzl</text:span><text:span text:style-name="T1609">o</text:span><text:span text:style-name="T1957">. Měla by to bejt spíš inspirace pro PJe, co může dávat do hry. Totéž možná platí pro </text:span><text:span text:style-name="T300">neviditelný inkoust</text:span><text:span text:style-name="T1957">, btw. */</text:span></text:p>
      <text:h text:style-name="Heading_20_4" text:outline-level="4"><text:bookmark-start text:name="__RefHeading___Toc17857_4252866283"/><text:soft-page-break/>Pavučina<text:bookmark-end text:name="__RefHeading___Toc17857_4252866283"/></text:h>
      <text:p text:style-name="Text_20_body">- <text:span text:style-name="T1954">Mělo by to asi stvořit pavoučí síť. K čemu je to dobré? Detekce, když se někdo blíží? Může se do toho někdo chytit.</text:span></text:p>
      <text:p text:style-name="Text_20_body">/<text:span text:style-name="T1955">* Jako vzácné kouzlo to zní dobře */</text:span></text:p>
      <text:h text:style-name="Heading_20_4" text:outline-level="4"><text:bookmark-start text:name="__RefHeading___Toc17859_4252866283"/>Nevycítitelnost<text:bookmark-end text:name="__RefHeading___Toc17859_4252866283"/></text:h>
      <text:p text:style-name="P382">Kompletní nedetekovatelnost spíš asi není žádoucí, ale nechám si to tady.</text:p>
      <text:h text:style-name="P640" text:outline-level="4"><text:bookmark-start text:name="__RefHeading___Toc17861_4252866283"/>Neslyšitelnost<text:bookmark-end text:name="__RefHeading___Toc17861_4252866283"/></text:h>
      <text:p text:style-name="P381">Existují <text:span text:style-name="T193">tiché boty</text:span>, takže asi může existovat i kouzlo. Spíš bych to ale viděl na vzácné kouzlo.</text:p>
      <text:p text:style-name="P381">-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1">-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50">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9">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79">- Tohle je otázka. Jak by to bylo vidět? Chci to vůbec?</text:p>
      <text:h text:style-name="Heading_20_4" text:outline-level="4"><text:bookmark-start text:name="__RefHeading___Toc17869_4252866283"/>-Bábelská rybka<text:bookmark-end text:name="__RefHeading___Toc17869_4252866283"/></text:h>
      <text:p text:style-name="P373">Co s překládacími kouzly?</text:p>
      <text:p text:style-name="P373">- nelíběj se mi. Když překládat, tak tak, že si přivolám někoho, kdo ten jazyk zná (třeba nějakýho démona). Obecně je to divný, k čemu jsou pak ve hře jazyky.</text:p>
      <text:p text:style-name="P374">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2">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8">kdyby to byl jednorázovej útok, tak by to asi nebyl souboj (jmenovalo by se to pak asi </text:span><text:span text:style-name="T1593">mentální útok</text:span><text:span text:style-name="T1458">).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1"><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1"><text:soft-page-break/><text:span text:style-name="T888">IDEA: </text:span><text:span text:style-name="T887">přítel by si mohl připravit X kouzel z těch, co umí jeho pán. Nemohl by používat svitky.</text:span></text:p>
      <text:h text:style-name="P641" text:outline-level="4"><text:bookmark-start text:name="__RefHeading___Toc17877_4252866283"/>Přebarv<text:span text:style-name="T916">ení</text:span><text:bookmark-end text:name="__RefHeading___Toc17877_4252866283"/></text:h>
      <text:p text:style-name="P78">TODO</text:p>
      <text:p text:style-name="P78">/<text:span text:style-name="T1941">* Házím to do vzácných kouzel, protože je to omezená varianta obecných iluzí (</text:span><text:span text:style-name="T297">změna podoby</text:span><text:span text:style-name="T1941">, </text:span><text:span text:style-name="T297">přelud</text:span><text:span text:style-name="T1941">). */</text:span></text:p>
      <text:p text:style-name="P73">Požadavky: <text:span text:style-name="T917">1</text:span>. úroveň<text:line-break/><text:span text:style-name="T914">Trvání: udržování</text:span></text:p>
      <text:p text:style-name="P363">Umožňuje libovolně změnit barvu čehokoliv v dosahu působení. Po skončení kouzla se barva vrátí do přirozeného stavu.</text:p>
      <text:p text:style-name="P363">/<text:span text:style-name="T1940">* Může se to hodit – přebarvení oblečení, maskování, přebarvení měděné mince na zlatou */</text:span></text:p>
      <text:h text:style-name="P642" text:outline-level="4"><text:bookmark-start text:name="__RefHeading___Toc17879_4252866283"/>Bariéra<text:bookmark-end text:name="__RefHeading___Toc17879_4252866283"/></text:h>
      <text:p text:style-name="P77">TODO</text:p>
      <text:p text:style-name="P77">/<text:span text:style-name="T1936">*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0">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3286333573" text:style-name="L25">
        <text:list-item>
          <text:p text:style-name="P746">Obtížnost proražení bariéry je rovna síle kouzla.</text:p>
        </text:list-item>
        <text:list-item>
          <text:p text:style-name="P746"><text:soft-page-break/>Pokud je bariérou posílena už existující fyzická překážka (třeba dveře), síla kouzla se přičítá k pevnosti překážky.</text:p>
        </text:list-item>
      </text:list>
      <text:h text:style-name="P643"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33">* Pokud to bude zhasínat světelné zdroje, tak by se to asi mělo jmenovat spíš </text:span><text:span text:style-name="T294">zhasni</text:span><text:span text:style-name="T1933">. U tmy si moc neumím představit použití (leda by se kombila s infravizí nebo tak a to asi není žádoucí).</text:span></text:p>
      <text:p text:style-name="P358">Takže vzácné kouzlo */</text:p>
      <text:h text:style-name="P644"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7"><text:span text:style-name="T292">Dosah:</text:span><text:span text:style-name="T1931"> </text:span><text:span text:style-name="T1444">k</text:span><text:span text:style-name="T1445">rátký</text:span></text:p>
      <text:p text:style-name="P79">Po <text:span text:style-name="T909">dobu udržování kouzla</text:span> vidíš to, co bys viděl, kdybys stál na cílovém místě.</text:p>
      <text:p text:style-name="P79">/<text:span text:style-name="T1925">* Asi spíš vzácné kouzlo. Asi jo, protože kecá do řemesla hraničáři a zloději. </text:span><text:span text:style-name="T293">Oko</text:span><text:span text:style-name="T1925"> je herně zajímavější. */</text:span></text:p>
      <text:p text:style-name="P357"><text:soft-page-break/><text:span text:style-name="T905">/* dosah </text:span><text:span text:style-name="T1445">určitě krátký</text:span><text:span text:style-name="T905">, dlouhý tomu dává moc univerzální použití. Bylo to původně myšleno k nakukování za roh, ne ke scoutění široko daleko. */</text:span></text:p>
      <text:h text:style-name="P645"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25">* Asi spíš vzácné kouzlo. Pokud bude </text:span><text:span text:style-name="T293">nahlížení</text:span><text:span text:style-name="T1925"> vzácné, </text:span><text:span text:style-name="T293">naslouchání</text:span><text:span text:style-name="T1925"> by mělo být taky */</text:span></text:p>
      <text:h text:style-name="P646" text:outline-level="4"><text:bookmark-start text:name="__RefHeading___Toc17887_4252866283"/>Ledový spánek<text:bookmark-end text:name="__RefHeading___Toc17887_4252866283"/></text:h>
      <text:p text:style-name="P353">TODO</text:p>
      <text:p text:style-name="P354">/<text:span text:style-name="T935">* Asi rituál s dotykem – podobně jako </text:span><text:span text:style-name="T227">hypnóza</text:span><text:span text:style-name="T935"> */</text:span></text:p>
      <text:p text:style-name="P354">-- Lze použít například k uchování těžce raněného do doby, než dorazí léčitel /<text:span text:style-name="T1923">* To je v hře s příběhovou imunitou dost k ničemu */</text:span></text:p>
      <text:p text:style-name="P352">/* Nějaké jiné použití? Název kouzla je fajn, ale co by mělo dělat? <text:span text:style-name="T1924">Možná to, co paralýza?</text:span> */</text:p>
      <text:p text:style-name="P352">/<text:span text:style-name="T1930">* Nenapadá mě žádné užitečné použití, takže to zatím odložím */</text:span></text:p>
      <text:h text:style-name="P647" text:outline-level="4"><text:bookmark-start text:name="__RefHeading___Toc17889_4252866283"/>Teleportační symbol<text:bookmark-end text:name="__RefHeading___Toc17889_4252866283"/></text:h>
      <text:p text:style-name="P74">TODO</text:p>
      <text:p text:style-name="P69">Požadavky: 5. úroveň</text:p>
      <text:p text:style-name="P349"><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0">IDEA: Možná spíš kouzelný předmět? Připoutáš si ho, někam ho položíš a pak se budeš moci vyslovením formule teleportovat zpět na něj. <text:span text:style-name="T1927">(Možná spíš </text:span><text:span text:style-name="T291">teleportační runa.</text:span><text:span text:style-name="T1927">)</text:span></text:p>
      <text:h text:style-name="P648" text:outline-level="4"><text:bookmark-start text:name="__RefHeading___Toc17891_4252866283"/>Zamrzni<text:bookmark-end text:name="__RefHeading___Toc17891_4252866283"/></text:h>
      <text:p text:style-name="P347">Jako <text:span text:style-name="T193">mrazící prášek</text:span>, ale kouzlo (zmrazí vodu – třeba řeku, aby šlo přejít).</text:p>
      <text:p text:style-name="P347">/<text:span text:style-name="T1924">* To je na jednu stranu fajn, ale bude to duplikovat alchymistu...<text:line-break/>- bude to vzácné kouzlo*/</text:span></text:p>
      <text:h text:style-name="P649" text:outline-level="4"><text:bookmark-start text:name="__RefHeading___Toc17893_4252866283"/>Statický náboj<text:bookmark-end text:name="__RefHeading___Toc17893_4252866283"/></text:h>
      <text:p text:style-name="P285">/<text:span text:style-name="T1926">* Ohnivá a ledová čepel stačí */</text:span></text:p>
      <text:p text:style-name="P348"><text:span text:style-name="T1646">IDEA: Jednorázové přidané zranění (jako </text:span><text:span text:style-name="T1559">nabíjecí rukavice</text:span><text:span text:style-name="T1646">).</text:span></text:p>
      <text:h text:style-name="P650" text:outline-level="4"><text:bookmark-start text:name="__RefHeading___Toc17895_4252866283"/>Rychlost *<text:span text:style-name="T1915">TODO</text:span>*<text:bookmark-end text:name="__RefHeading___Toc17895_4252866283"/></text:h>
      <text:p text:style-name="P335"><text:span text:style-name="T681">Dosah:</text:span><text:span text:style-name="T543"> </text:span><text:span text:style-name="T1243">d</text:span><text:span text:style-name="T1256">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34">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705">TODO</text:span>*<text:bookmark-end text:name="__RefHeading___Toc17899_4252866283"/></text:h>
      <text:p text:style-name="P445"><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56">y</text:span>ho čardáš *<text:span text:style-name="T1705">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57">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57">*</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8">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8">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8">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34">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705">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1" text:outline-level="4"><text:bookmark-start text:name="__RefHeading___Toc17907_4252866283"/>Zamkni *<text:span text:style-name="T1705">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50">Vyhazuju to ze základního seznamu.</text:span></text:p>
      <text:p text:style-name="P284">- Zamykací kouzlo jsem při hře snad ještě neviděl použít.</text:p>
      <text:p text:style-name="P284">- Odemykání a zamykání je spíš zlodějská záležitost.</text:p>
      <text:p text:style-name="P453"><text:span text:style-name="T1649">Asi by to šlo použít v nějakém specifickém dungeon (tedy jako vzácné kouzlo). Odemykací kouzlo není potřeba, stačí na to </text:span><text:span text:style-name="T1577">zlom kouzl</text:span><text:span text:style-name="T1609">o</text:span><text:span text:style-name="T1649">.</text:span></text:p>
      <text:p text:style-name="P54">*/</text:p>
      <text:h text:style-name="P652" text:outline-level="4"><text:bookmark-start text:name="__RefHeading___Toc17909_4252866283"/><text:span text:style-name="T1887">+</text:span>Vodní dech<text:span text:style-name="T1898"> *TODO*</text:span><text:bookmark-end text:name="__RefHeading___Toc17909_4252866283"/></text:h>
      <text:p text:style-name="P335"><text:span text:style-name="T278">Dosah:</text:span><text:span text:style-name="T1885"> </text:span><text:span text:style-name="T1373">d</text:span><text:span text:style-name="T1372">otyk</text:span><text:span text:style-name="T1885"><text:line-break/></text:span><text:span text:style-name="T278">Rozsah:</text:span><text:span text:style-name="T1885"> 1 osoba<text:line-break/></text:span><text:span text:style-name="T278">Trvání:</text:span><text:span text:style-name="T1885"> několik minut</text:span></text:p>
      <text:p text:style-name="P304"><text:span text:style-name="T1374">U</text:span><text:span text:style-name="T1372">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2" text:outline-level="4"><text:bookmark-start text:name="__RefHeading___Toc17911_4252866283"/><text:soft-page-break/><text:span text:style-name="T1865">+</text:span>Kulový blesk<text:span text:style-name="T1898"> *</text:span><text:span text:style-name="T1704">N</text:span><text:span text:style-name="T1709">ešef bárak</text:span><text:span text:style-name="T1898">*</text:span><text:bookmark-end text:name="__RefHeading___Toc17911_4252866283"/></text:h>
      <text:p text:style-name="P332"><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65">7</text:span>kz <text:span text:style-name="T477">bleskem</text:span><text:span text:style-name="T1224">, odečítá se Zbroj</text:span></text:p>
      <text:p text:style-name="P277">Z tvé ruky vyletí kulový blesk a zasáhne vše, co mu stojí v cestě. Zastaví jej jen kamenná zeď nebo něco podobně masivního.</text:p>
      <text:h text:style-name="P653" text:outline-level="4"><text:bookmark-start text:name="__RefHeading___Toc17913_4252866283"/><text:span text:style-name="T1871">+</text:span>Vzplanutí<text:span text:style-name="T1898"> *</text:span><text:span text:style-name="T890">Kvidžah</text:span><text:span text:style-name="T1898">*</text:span><text:bookmark-end text:name="__RefHeading___Toc17913_4252866283"/></text:h>
      <text:p text:style-name="P339"><text:span text:style-name="T193">Dosah:</text:span> krátký<text:line-break/><text:span text:style-name="T193">Rozsah:</text:span> 1 cíl<text:line-break/><text:span text:style-name="T267">Zranění:</text:span><text:span text:style-name="T367"> </text:span><text:span text:style-name="T1866">4</text:span>kz <text:span text:style-name="T464">ohněm</text:span> <text:span text:style-name="T1867">(odečítá se Zbroj) po 3 kola</text:span></text:p>
      <text:p text:style-name="P423"><text:span text:style-name="T268">Vzplanutí</text:span><text:span text:style-name="T1867"> není útočné kouzlo – když na tebe cíl útočí při jeho sesílání, házíš si proti němu </text:span><text:span text:style-name="T310">na obranu</text:span><text:span text:style-name="T2003">. Účinkuje jen na </text:span><text:span text:style-name="T1486">snadno zápalné</text:span><text:span text:style-name="T2003"> cíle (chodící strom, vlk s hustou srstí</text:span><text:span text:style-name="T1486">) nebo na cíle, které mají něco snadno zápalného na sobě (oblečený člověk). Po 3 kola počínaje následujícím zraňuje za </text:span><text:span text:style-name="T1488">4</text:span><text:span text:style-name="T1487">kz </text:span><text:span text:style-name="T475">ohněm</text:span><text:span text:style-name="T1487"> </text:span><text:span text:style-name="T1489">(odečítá se Zbroj). </text:span><text:span text:style-name="T1486">Uhašení zabere jedno kolo.</text:span></text:p>
      <text:h text:style-name="Heading_20_2" text:outline-level="2"><text:bookmark-start text:name="__RefHeading___Toc17504_3085950545"/>Zloděj<text:bookmark-end text:name="__RefHeading___Toc17504_3085950545"/></text:h>
      <text:h text:style-name="P514" text:outline-level="3"><text:bookmark-start text:name="__RefHeading___Toc17506_3085950545"/>Základní <text:span text:style-name="T943">zlodějské</text:span> schopnosti<text:bookmark-end text:name="__RefHeading___Toc17506_3085950545"/></text:h>
      <text:list xml:id="list2145802630" text:style-name="L26">
        <text:list-item>
          <text:p text:style-name="P748">Imitace zvuku</text:p>
        </text:list-item>
        <text:list-item>
          <text:p text:style-name="P748">Odhad na lidi</text:p>
        </text:list-item>
        <text:list-item>
          <text:p text:style-name="P747">Svůdný hlas</text:p>
        </text:list-item>
        <text:list-item>
          <text:p text:style-name="P747">Periferní vidění</text:p>
        </text:list-item>
        <text:list-item>
          <text:p text:style-name="P747"><text:soft-page-break/>Citlivý hmat</text:p>
        </text:list-item>
        <text:list-item>
          <text:p text:style-name="P747">Dokonalá rovnováha</text:p>
        </text:list-item>
      </text:list>
      <text:h text:style-name="P539"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39"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4"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55"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56" text:outline-level="4"><text:bookmark-start text:name="__RefHeading___Toc17923_4252866283"/><text:span text:style-name="T904">Citlivý</text:span> hmat<text:bookmark-end text:name="__RefHeading___Toc17923_4252866283"/></text:h>
      <text:p text:style-name="P464"><text:span text:style-name="T865">Máš </text:span><text:span text:style-name="T1533">v</text:span><text:span text:style-name="T1534">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57"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14" text:outline-level="3"><text:bookmark-start text:name="__RefHeading___Toc17508_3085950545"/><text:span text:style-name="T943">Pokročilé</text:span> <text:span text:style-name="T943">zlodějské</text:span> schopnosti<text:bookmark-end text:name="__RefHeading___Toc17508_3085950545"/></text:h>
      <text:list xml:id="list3688799488" text:style-name="L27">
        <text:list-item>
          <text:p text:style-name="P749">Hybernace</text:p>
        </text:list-item>
        <text:list-item>
          <text:p text:style-name="P749">Zákeřný útok</text:p>
        </text:list-item>
        <text:list-item>
          <text:p text:style-name="P749">Chytání střel</text:p>
        </text:list-item>
        <text:list-item>
          <text:p text:style-name="P749">Znehybňující úder</text:p>
        </text:list-item>
        <text:list-item>
          <text:p text:style-name="P749">Rychlé ruce</text:p>
        </text:list-item>
        <text:list-item>
          <text:p text:style-name="P749">Ohebnost</text:p>
        </text:list-item>
        <text:list-item>
          <text:p text:style-name="P749">První dojem</text:p>
        </text:list-item>
        <text:list-item>
          <text:p text:style-name="P749">Průměrná tvář</text:p>
        </text:list-item>
        <text:list-item>
          <text:p text:style-name="P749">Nečitelnost</text:p>
        </text:list-item>
      </text:list>
      <text:h text:style-name="P658" text:outline-level="4"><text:bookmark-start text:name="__RefHeading___Toc17927_4252866283"/>H<text:span text:style-name="T963">y</text:span>bernace<text:bookmark-end text:name="__RefHeading___Toc17927_4252866283"/></text:h>
      <text:p text:style-name="P465"><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6"><text:span text:style-name="T109">Když chceš, nezanecháváš pachovou stopu a </text:span><text:span text:style-name="T1218">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0"><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40">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59" text:outline-level="4"><text:bookmark-start text:name="__RefHeading___Toc17935_4252866283"/>Znehybňující úder<text:bookmark-end text:name="__RefHeading___Toc17935_4252866283"/></text:h>
      <text:p text:style-name="P467"><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40">m</text:span><text:span text:style-name="T1341">ůžeš za získané úspěchy způsobit následující</text:span><text:span text:style-name="T1340">:</text:span></text:p>
      <text:list xml:id="list205109102618864" text:continue-list="list205107116312575" text:style-name="L21">
        <text:list-item>
          <text:p text:style-name="P735">Za první úspěch <text:span text:style-name="T1883">bude</text:span> <text:span text:style-name="T193">zpomalen</text:span><text:span text:style-name="T277">ý</text:span></text:p>
        </text:list-item>
        <text:list-item>
          <text:p text:style-name="P735">Za druhý <text:span text:style-name="T1883">mu můžeš dát</text:span> buď nevýhod<text:span text:style-name="T1883">u za ztížení pohybu</text:span> nebo <text:span text:style-name="T1884">mu</text:span> znehybn<text:span text:style-name="T1883">it</text:span> jedn<text:span text:style-name="T1883">u</text:span> končetin<text:span text:style-name="T1883">u</text:span></text:p>
        </text:list-item>
        <text:list-item>
          <text:p text:style-name="P732"><text:span text:style-name="T1246">K</text:span><text:span text:style-name="T1245">dyž získáš tři úspěchy, bude</text:span><text:span text:style-name="T614"> zcela </text:span><text:span text:style-name="T722">znehybněný</text:span></text:p>
        </text:list-item>
      </text:list>
      <text:p text:style-name="P471"><text:span text:style-name="T1342">Účinek trvá několik minut a</text:span><text:span text:style-name="T1247"> </text:span><text:span text:style-name="T1265">je možné </text:span><text:span text:style-name="T1342">ho</text:span><text:span text:style-name="T1265"> předčasně zrušit všemi </text:span><text:span text:style-name="T1247">prostředky na odstranění paralýzy.</text:span></text:p>
      <text:h text:style-name="P660"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1"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1"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1" text:outline-level="4"><text:bookmark-start text:name="__RefHeading___Toc17943_4252866283"/>Průměrná tvář<text:bookmark-end text:name="__RefHeading___Toc17943_4252866283"/></text:h>
      <text:p text:style-name="P59">Pokud nechceš, nikdo si tě nedokáže zapamatovat. Když se na tebe <text:span text:style-name="T2024">někdo</text:span> bude snažit vzpomenout, nedokáže si vybavit tvé jméno, podobu ani pohlaví a popsat tě lépe, než „měl takovou průměrnou tvář“.</text:p>
      <text:h text:style-name="P514" text:outline-level="3"><text:bookmark-start text:name="__RefHeading___Toc17510_3085950545"/><text:span text:style-name="T943">Mistrovské</text:span> <text:span text:style-name="T943">zlodějské</text:span> schopnosti<text:bookmark-end text:name="__RefHeading___Toc17510_3085950545"/></text:h>
      <text:list xml:id="list1011175922" text:style-name="L28">
        <text:list-item>
          <text:p text:style-name="P750">Běh po hladině</text:p>
        </text:list-item>
        <text:list-item>
          <text:p text:style-name="P751"><text:soft-page-break/>Přesný výstřel</text:p>
        </text:list-item>
        <text:list-item>
          <text:p text:style-name="P751">Obcházení zbroje</text:p>
        </text:list-item>
        <text:list-item>
          <text:p text:style-name="P750">Šestý smysl</text:p>
        </text:list-item>
        <text:list-item>
          <text:p text:style-name="P750">Bezpečný dopad</text:p>
        </text:list-item>
        <text:list-item>
          <text:p text:style-name="P750">Přemlouvání</text:p>
        </text:list-item>
        <text:list-item>
          <text:p text:style-name="P750">Splynutí s okolím</text:p>
        </text:list-item>
        <text:list-item>
          <text:p text:style-name="P750">Vějířový hod</text:p>
        </text:list-item>
        <text:list-item>
          <text:p text:style-name="P750">Blesková reakce</text:p>
        </text:list-item>
        <text:list-item>
          <text:p text:style-name="P750">Bleskový přesun</text:p>
        </text:list-item>
        <text:list-item>
          <text:p text:style-name="P750">Zpomalené vnímání času</text:p>
        </text:list-item>
      </text:list>
      <text:h text:style-name="P657" text:outline-level="4"><text:bookmark-start text:name="__RefHeading___Toc17947_4252866283"/>Běh po hladině<text:bookmark-end text:name="__RefHeading___Toc17947_4252866283"/></text:h>
      <text:p text:style-name="P468"><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53">p</text:span><text:span text:style-name="T1554">otřebuješ</text:span><text:span text:style-name="T457"> pevn</text:span><text:span text:style-name="T458">ou</text:span><text:span text:style-name="T457"> půda pod nohama, nemůžeš tedy vyběhnout na hladinu, když plaveš, nebo se topíš v bažině.</text:span></text:p>
      <text:h text:style-name="P662"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3" text:outline-level="4"><text:bookmark-start text:name="__RefHeading___Toc17951_4252866283"/><text:soft-page-break/>Obcházení zbroje<text:bookmark-end text:name="__RefHeading___Toc17951_4252866283"/></text:h>
      <text:p text:style-name="P469"><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5">Zlodějka Štika bojuje dýkou s vojákem v těžké zbroji. Voják má Fyzičku 3 a hodil 2, Štika má Finesu 4 a na kostce 4. Přehodila ho tedy o 3 a má proti němu dva úspěchy. Za první ho zraní a za druhý použije </text:span><text:span text:style-name="T1610">obcházení zbroje</text:span><text:span text:style-name="T1535">. Přehodila ho o 3 a dýka má zranění 1, voják je tedy zraněn za 4 životy – zbroj si odečíst nemůže, protože ji Štika obešla.</text:span></text:p>
      <text:h text:style-name="P664"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25">zrovna v tomto zámku</text:span>. Nevíš ale, co přesně se stane, například jestli došlápnutím spustíš past, nebo se vystavíš střele od skrytého útočníka.</text:p>
      <text:h text:style-name="P665"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57" text:outline-level="4"><text:bookmark-start text:name="__RefHeading___Toc17959_4252866283"/><text:soft-page-break/>Přemlouvání<text:bookmark-end text:name="__RefHeading___Toc17959_4252866283"/></text:h>
      <text:p text:style-name="P468"><text:span text:style-name="T1555">K</text:span><text:span text:style-name="T1556">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7">k</text:span><text:span text:style-name="T1558">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66"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1"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36">n</text:span><text:span text:style-name="T1637">a útok</text:span><text:span text:style-name="T786"> a nemůžeš použít </text:span><text:span text:style-name="T668">plnou obranu</text:span><text:span text:style-name="T786">.</text:span></text:p>
      <text:h text:style-name="P660"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67"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67"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672"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1082595633" text:style-name="L29">
        <text:list-item>
          <text:p text:style-name="P753"><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2">Orientace a přežití v divočině</text:p>
            </text:list-item>
            <text:list-item>
              <text:p text:style-name="P693">Ošetřování zranění<text:span text:style-name="T415"> </text:span><text:span text:style-name="T419">(ošetřením vrátíš 2 žt)</text:span></text:p>
            </text:list-item>
          </text:list>
        </text:list-item>
        <text:list-item>
          <text:p text:style-name="P692">Nauč se základy jedné další dovednosti podle svého výběru.</text:p>
          <text:p text:style-name="P676"><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4"><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5"><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2">Můžeš si připoutat jeden magický předmět, který <text:span text:style-name="T946">získáš</text:span> na výpravách za dobrodružstvím.</text:p>
        </text:list-item>
      </text:list>
      <text:p text:style-name="P49">2. úroveň</text:p>
      <text:list xml:id="list205109136639251" text:continue-numbering="true" text:style-name="L29">
        <text:list-item>
          <text:p text:style-name="P754"><text:span text:style-name="T496">Vyber si jedno </text:span><text:span text:style-name="T512">ze základních kouzel </text:span><text:span text:style-name="T728">nebo jednu ze základních schopností</text:span><text:span text:style-name="T496">.</text:span></text:p>
        </text:list-item>
        <text:list-item>
          <text:p text:style-name="P739">Můžeš si připoutat celkem dva magické předměty.</text:p>
        </text:list-item>
        <text:list-item>
          <text:p text:style-name="P739">Nauč se <text:span text:style-name="T947">základy jedné dovednosti</text:span>.</text:p>
        </text:list-item>
      </text:list>
      <text:p text:style-name="P50">3. úroveň</text:p>
      <text:list xml:id="list2794879355" text:style-name="L30">
        <text:list-item>
          <text:p text:style-name="P740"><text:soft-page-break/>Zvyš si jednu vlastnost (rozdíl mezi tvou nejvyšší a nejnižší může být nejvýše 3).</text:p>
        </text:list-item>
      </text:list>
      <text:list xml:id="list4078958560" text:style-name="L31">
        <text:list-item>
          <text:p text:style-name="P756"><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205108696063172" text:continue-list="list205109136639251" text:style-name="L29">
        <text:list-item>
          <text:p text:style-name="P743">Nauč se <text:span text:style-name="T948">základy jedné dovednosti</text:span> nebo si zvyš jednu dovednost na pokročil<text:span text:style-name="T948">ou</text:span>.</text:p>
        </text:list-item>
      </text:list>
      <text:p text:style-name="P50">4. úroveň</text:p>
      <text:list xml:id="list205109088377333" text:continue-numbering="true" text:style-name="L29">
        <text:list-item>
          <text:p text:style-name="P75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1">Můžeš si připoutat celkem tři magické předměty.</text:p>
        </text:list-item>
        <text:list-item>
          <text:p text:style-name="P741">Zvyš si jednu dovednost na pokročil<text:span text:style-name="T949">ou</text:span>.</text:p>
        </text:list-item>
      </text:list>
      <text:p text:style-name="P102"><text:span text:style-name="T517">5. </text:span><text:span text:style-name="T496">úroveň</text:span></text:p>
      <text:list xml:id="list205108847014901" text:continue-list="list2794879355" text:style-name="L30">
        <text:list-item>
          <text:p text:style-name="P740">Zvyš si jednu vlastnost (rozdíl mezi tvou nejvyšší a nejnižší může být nejvýše 3).</text:p>
        </text:list-item>
      </text:list>
      <text:list xml:id="list205109331138698" text:continue-list="list205109088377333" text:style-name="L29">
        <text:list-item>
          <text:p text:style-name="P757"><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3">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2972258044" text:style-name="L32">
        <text:list-item>
          <text:p text:style-name="P744">Můžeš si připoutat celkem čtyři magické předměty.</text:p>
        </text:list-item>
        <text:list-item>
          <text:p text:style-name="P758"><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5">Zvyš si jednu dovednost na pokročilou.</text:p>
        </text:list-item>
      </text:list>
      <text:h text:style-name="P515"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16"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17"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4"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5"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4"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17"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17"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4"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673" text:outline-level="2"><text:bookmark-start text:name="__RefHeading___Toc12800_4230435934"/>Šaman<text:bookmark-end text:name="__RefHeading___Toc12800_4230435934"/></text:h>
      <text:p text:style-name="P101">/<text:span text:style-name="T958">* zatím jen koncept */</text:span></text:p>
      <text:list xml:id="list1986003804" text:style-name="L33">
        <text:list-item>
          <text:p text:style-name="P759"><text:soft-page-break/>šaman komunikuje s duchy</text:p>
          <text:list>
            <text:list-item>
              <text:p text:style-name="P759">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0"><text:span text:style-name="T945">oproti tomu </text:span>druid přenáší své vědomí (zapůjčení), případně se rovnou mění ve zvíře</text:p>
        </text:list-item>
      </text:list>
      <text:h text:style-name="P668"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9T20:51:05.654000000</dc:date>
    <meta:print-date>2113-01-01T00:00:00</meta:print-date>
    <meta:editing-cycles>23409</meta:editing-cycles>
    <meta:editing-duration>P69DT9H34M21S</meta:editing-duration>
    <meta:generator>LibreOffice/6.0.5.2$Windows_X86_64 LibreOffice_project/54c8cbb85f300ac59db32fe8a675ff7683cd5a16</meta:generator>
    <meta:document-statistic meta:table-count="0" meta:image-count="1" meta:object-count="0" meta:page-count="140" meta:paragraph-count="1759" meta:word-count="23365" meta:character-count="142292" meta:non-whitespace-character-count="120776"/>
  </office:meta>
</office:document-meta>
</file>